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31cm"/>
    </style:style>
    <style:style style:name="co3" style:family="table-column">
      <style:table-column-properties fo:break-before="auto" style:column-width="7.186cm"/>
    </style:style>
    <style:style style:name="co4" style:family="table-column">
      <style:table-column-properties fo:break-before="auto" style:column-width="5.022cm"/>
    </style:style>
    <style:style style:name="co5" style:family="table-column">
      <style:table-column-properties fo:break-before="auto" style:column-width="3.191cm"/>
    </style:style>
    <style:style style:name="co6" style:family="table-column">
      <style:table-column-properties fo:break-before="auto" style:column-width="3.422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7.121cm"/>
    </style:style>
    <style:style style:name="co9" style:family="table-column">
      <style:table-column-properties fo:break-before="auto" style:column-width="8.359cm"/>
    </style:style>
    <style:style style:name="co10" style:family="table-column">
      <style:table-column-properties fo:break-before="auto" style:column-width="3.988cm"/>
    </style:style>
    <style:style style:name="co11" style:family="table-column">
      <style:table-column-properties fo:break-before="auto" style:column-width="6.306cm"/>
    </style:style>
    <style:style style:name="co12" style:family="table-column">
      <style:table-column-properties fo:break-before="auto" style:column-width="6.863cm"/>
    </style:style>
    <style:style style:name="co13" style:family="table-column">
      <style:table-column-properties fo:break-before="auto" style:column-width="7.34cm"/>
    </style:style>
    <style:style style:name="co14" style:family="table-column">
      <style:table-column-properties fo:break-before="auto" style:column-width="4.665cm"/>
    </style:style>
    <style:style style:name="co15" style:family="table-column">
      <style:table-column-properties fo:break-before="auto" style:column-width="3.205cm"/>
    </style:style>
    <style:style style:name="co16" style:family="table-column">
      <style:table-column-properties fo:break-before="auto" style:column-width="4.717cm"/>
    </style:style>
    <style:style style:name="co17" style:family="table-column">
      <style:table-column-properties fo:break-before="auto" style:column-width="5.364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5.034cm"/>
    </style:style>
    <style:style style:name="co20" style:family="table-column">
      <style:table-column-properties fo:break-before="auto" style:column-width="8.428cm"/>
    </style:style>
    <style:style style:name="co21" style:family="table-column">
      <style:table-column-properties fo:break-before="auto" style:column-width="5.722cm"/>
    </style:style>
    <style:style style:name="co22" style:family="table-column">
      <style:table-column-properties fo:break-before="auto" style:column-width="5.055cm"/>
    </style:style>
    <style:style style:name="co23" style:family="table-column">
      <style:table-column-properties fo:break-before="auto" style:column-width="3.545cm"/>
    </style:style>
    <style:style style:name="co24" style:family="table-column">
      <style:table-column-properties fo:break-before="auto" style:column-width="3.39cm"/>
    </style:style>
    <style:style style:name="co25" style:family="table-column">
      <style:table-column-properties fo:break-before="auto" style:column-width="1.942cm"/>
    </style:style>
    <style:style style:name="co26" style:family="table-column">
      <style:table-column-properties fo:break-before="auto" style:column-width="9.474cm"/>
    </style:style>
    <style:style style:name="co27" style:family="table-column">
      <style:table-column-properties fo:break-before="auto" style:column-width="8.324cm"/>
    </style:style>
    <style:style style:name="co28" style:family="table-column">
      <style:table-column-properties fo:break-before="auto" style:column-width="9.573cm"/>
    </style:style>
    <style:style style:name="co29" style:family="table-column">
      <style:table-column-properties fo:break-before="auto" style:column-width="7.214cm"/>
    </style:style>
    <style:style style:name="co30" style:family="table-column">
      <style:table-column-properties fo:break-before="auto" style:column-width="8.562cm"/>
    </style:style>
    <style:style style:name="co31" style:family="table-column">
      <style:table-column-properties fo:break-before="auto" style:column-width="6.048cm"/>
    </style:style>
    <style:style style:name="co32" style:family="table-column">
      <style:table-column-properties fo:break-before="auto" style:column-width="16.741cm"/>
    </style:style>
    <style:style style:name="co33" style:family="table-column">
      <style:table-column-properties fo:break-before="auto" style:column-width="3.884cm"/>
    </style:style>
    <style:style style:name="co34" style:family="table-column">
      <style:table-column-properties fo:break-before="auto" style:column-width="5.595cm"/>
    </style:style>
    <style:style style:name="co35" style:family="table-column">
      <style:table-column-properties fo:break-before="auto" style:column-width="4.392cm"/>
    </style:style>
    <style:style style:name="co36" style:family="table-column">
      <style:table-column-properties fo:break-before="auto" style:column-width="8.1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46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33ff99" fo:border-left="0.088cm solid #000000" fo:border-right="none" fo:border-top="0.088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fo:background-color="#33ff99" fo:border-left="0.088cm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none"/>
      <style:paragraph-properties fo:text-align="center" fo:margin-left="0cm"/>
      <style:text-properties style:text-underline-style="none"/>
    </style:style>
    <style:style style:name="ce11" style:family="table-cell" style:parent-style-name="Default">
      <style:table-cell-properties fo:border-bottom="0.088cm solid #000000" fo:background-color="#ff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</style:style>
    <style:style style:name="ce16" style:family="table-cell" style:parent-style-name="Default">
      <style:table-cell-properties fo:background-color="#00ccff"/>
    </style:style>
    <style:style style:name="ce17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33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fo:background-color="#33ff99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language="es" fo:country="ES" style:font-name-asian="Microsoft YaHei" style:language-asian="zh" style:country-asian="CN" style:font-name-complex="Arial" style:language-complex="hi" style:country-complex="IN"/>
    </style:style>
    <style:style style:name="ce33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88cm solid #000000" fo:background-color="#33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order-left="0.088cm solid #000000" fo:border-right="none" fo:border-top="0.088cm solid #000000"/>
    </style:style>
    <style:style style:name="ce39" style:family="table-cell" style:parent-style-name="Default">
      <style:table-cell-properties fo:border-bottom="none" fo:border-left="0.088cm solid #000000" fo:border-right="none" fo:border-top="none"/>
    </style:style>
    <style:style style:name="ce40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37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88cm solid #000000" fo:border-left="0.088cm solid #000000" fo:border-right="none" fo:border-top="none"/>
    </style:style>
    <style:style style:name="ce43" style:family="table-cell" style:parent-style-name="Default" style:data-style-name="N1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88cm solid #000000" fo:background-color="#33ff99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ff"/>
    </style:style>
    <style:style style:name="ce47" style:family="table-cell" style:parent-style-name="Default">
      <style:table-cell-properties fo:border-bottom="none" fo:background-color="#00cc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none" fo:border-left="none" fo:border-right="none" fo:border-top="0.088cm solid #000000"/>
    </style:style>
    <style:style style:name="ce52" style:family="table-cell" style:parent-style-name="Default">
      <style:table-cell-properties fo:background-color="#00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33ff99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009933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88cm solid #000000" fo:background-color="#00cc33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0.088cm solid #000000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57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88cm solid #000000" fo:background-color="#33ff99" fo:border-left="none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none" fo:background-color="#00ccff" style:text-align-source="fix" style:repeat-content="false" fo:border-left="none" fo:border-right="none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63" style:family="table-cell" style:parent-style-name="Default">
      <style:table-cell-properties fo:border-bottom="0.088cm solid #000000" fo:background-color="#33ff99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0.088cm solid #000000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33ff99" style:text-align-source="fix" style:repeat-content="false" fo:border-left="0.088cm solid #000000" fo:border-right="none" fo:border-top="none"/>
      <style:paragraph-properties fo:text-align="start" fo:margin-left="0cm"/>
    </style:style>
    <style:style style:name="ce66" style:family="table-cell" style:parent-style-name="Default">
      <style:table-cell-properties fo:border-bottom="0.088cm solid #000000" fo:background-color="#009933" style:text-align-source="fix" style:repeat-content="false" fo:border-left="0.088cm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9" style:family="table-cell" style:parent-style-name="Default">
      <style:table-cell-properties fo:border-bottom="0.088cm solid #000000" fo:background-color="#00cc33" fo:border-left="none" fo:border-right="none" fo:border-top="none"/>
    </style:style>
    <style:style style:name="ce70" style:family="table-cell" style:parent-style-name="Default">
      <style:table-cell-properties fo:border-bottom="0.088cm solid #000000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2" style:family="table-cell" style:parent-style-name="Default" style:data-style-name="N0">
      <style:table-cell-properties fo:border-bottom="none" fo:background-color="#ff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73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88cm solid #000000" fo:background-color="#33ff99" fo:border-left="none" fo:border-right="0.088cm solid #000000" fo:border-top="non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0.088cm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33ff99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88cm solid #000000" fo:background-color="#00cc33" style:text-align-source="fix" style:repeat-content="false" fo:border-left="none" fo:border-right="0.088cm solid #000000" fo:border-top="none"/>
      <style:paragraph-properties fo:text-align="center" fo:margin-left="0cm"/>
    </style:style>
    <style:style style:name="ce79" style:family="table-cell" style:parent-style-name="Default">
      <style:table-cell-properties fo:border-bottom="0.088cm solid #000000" fo:background-color="#00cc33" fo:border-left="none" fo:border-right="0.088cm solid #000000" fo:border-top="none"/>
    </style:style>
    <style:style style:name="ce80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none" fo:border-right="0.088cm solid #000000" fo:border-top="0.088cm solid #000000"/>
    </style:style>
    <style:style style:name="ce83" style:family="table-cell" style:parent-style-name="Default">
      <style:table-cell-properties fo:border-bottom="none" fo:border-left="none" fo:border-right="0.088cm solid #000000" fo:border-top="none"/>
    </style:style>
    <style:style style:name="ce84" style:family="table-cell" style:parent-style-name="Default">
      <style:table-cell-properties fo:border-bottom="none" fo:background-color="#00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6" style:family="table-cell" style:parent-style-name="Default">
      <style:table-cell-properties fo:border-bottom="0.088cm solid #000000" fo:background-color="#009933" style:text-align-source="fix" style:repeat-content="false" fo:border-left="none" fo:border-right="0.088cm solid #000000" fo:border-top="non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ffff" style:text-align-source="fix" style:repeat-content="false" fo:border-left="none" fo:border-right="0.088cm solid #000000" fo:border-top="none"/>
      <style:paragraph-properties fo:text-align="center" fo:margin-left="0cm"/>
    </style:style>
    <style:style style:name="ce88" style:family="table-cell" style:parent-style-name="Default">
      <style:table-cell-properties fo:border-bottom="none" fo:background-color="#00cc33" style:text-align-source="fix" style:repeat-content="false" fo:border-left="0.088cm solid #000000" fo:border-right="none" fo:border-top="none"/>
      <style:paragraph-properties fo:text-align="center" fo:margin-left="0cm"/>
    </style:style>
    <style:style style:name="ce89" style:family="table-cell" style:parent-style-name="Default">
      <style:table-cell-properties fo:background-color="#00cc33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order-bottom="none" fo:border-left="0.176cm solid #000000" fo:border-right="none" fo:border-top="0.176cm solid #000000"/>
    </style:style>
    <style:style style:name="ce91" style:family="table-cell" style:parent-style-name="Default">
      <style:table-cell-properties fo:border-bottom="none" fo:border-left="0.176cm solid #000000" fo:border-right="none" fo:border-top="none"/>
    </style:style>
    <style:style style:name="ce92" style:family="table-cell" style:parent-style-name="Default">
      <style:table-cell-properties fo:border-bottom="0.176cm solid #000000" fo:border-left="0.176cm solid #000000" fo:border-right="none" fo:border-top="none"/>
    </style:style>
    <style:style style:name="ce93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order-bottom="none" fo:border-left="none" fo:border-right="none" fo:border-top="0.176cm solid #000000"/>
    </style:style>
    <style:style style:name="ce96" style:family="table-cell" style:parent-style-name="Default">
      <style:table-cell-properties fo:background-color="#66ffff"/>
    </style:style>
    <style:style style:name="ce97" style:family="table-cell" style:parent-style-name="Default">
      <style:table-cell-properties fo:border-bottom="0.176cm solid #000000" fo:border-left="none" fo:border-right="none" fo:border-top="none"/>
    </style:style>
    <style:style style:name="ce98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0.088cm solid #000000" fo:background-color="#00ccff" style:text-align-source="fix" style:repeat-content="false" fo:border-left="0.088cm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66ffff" style:text-align-source="fix" style:repeat-content="false"/>
      <style:paragraph-properties fo:text-align="center" fo:margin-left="0cm"/>
    </style:style>
    <style:style style:name="ce101" style:family="table-cell" style:parent-style-name="Default">
      <style:table-cell-properties fo:background-color="#33ff99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0.176cm solid #000000" fo:border-right="none" fo:border-top="0.176cm solid #000000"/>
      <style:paragraph-properties fo:text-align="center" fo:margin-left="0cm"/>
      <style:text-properties fo:font-size="24pt" style:font-size-asian="24pt" style:font-size-complex="24pt"/>
    </style:style>
    <style:style style:name="ce105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107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109" style:family="table-cell" style:parent-style-name="Default">
      <style:table-cell-properties fo:border-bottom="none" fo:background-color="#66ffff" fo:border-left="0.088cm solid #000000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66ffff" fo:border-left="0.088cm solid #000000" fo:border-right="none" fo:border-top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style:diagonal-bl-tr="none" style:diagonal-tl-br="none" fo:border-left="0.088cm solid #000000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66ffff" fo:border-left="none" fo:border-right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ff3333" style:diagonal-bl-tr="none" style:diagonal-tl-br="none" fo:border="none" style:rotation-align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4" style:family="table-cell" style:parent-style-name="Default">
      <style:table-cell-properties fo:border-bottom="0.088cm solid #000000" fo:background-color="#ff3333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33ff99"/>
      <style:text-properties style:font-name="Calibri" fo:font-size="11pt" fo:language="es" fo:country="ES" style:font-name-asian="Microsoft YaHei" style:font-size-asian="11pt" style:language-asian="zh" style:country-asian="CN" style:font-name-complex="Calibri" style:font-size-complex="11pt" style:language-complex="hi" style:country-complex="IN"/>
    </style:style>
    <style:style style:name="ce117" style:family="table-cell" style:parent-style-name="Default">
      <style:table-cell-properties fo:background-color="#ff3333"/>
    </style:style>
    <style:style style:name="ce118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style:text-align-source="value-type" style:repeat-content="false"/>
      <style:paragraph-properties fo:margin-left="0cm"/>
    </style:style>
    <style:style style:name="ce120" style:family="table-cell" style:parent-style-name="Default">
      <style:table-cell-properties fo:border-bottom="0.088cm solid #000000" fo:background-color="#ff3333" fo:border-left="none" fo:border-right="none" fo:border-top="none"/>
    </style:style>
    <style:style style:name="ce121" style:family="table-cell" style:parent-style-name="Default">
      <style:table-cell-properties fo:background-color="transparent"/>
    </style:style>
    <style:style style:name="ce122" style:family="table-cell" style:parent-style-name="Default">
      <style:table-cell-properties fo:background-color="#ffff99" style:diagonal-bl-tr="none" style:diagonal-tl-br="none" style:text-align-source="fix" style:repeat-content="false" fo:border="none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66ffff" fo:border-left="none" fo:border-right="0.088cm solid #000000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none" fo:background-color="#00cc33" style:diagonal-bl-tr="none" style:diagonal-tl-br="none" style:text-align-source="fix" style:repeat-content="false" fo:border-left="none" fo:border-right="0.088cm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ackground-color="#ff3333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6" style:family="table-cell" style:parent-style-name="Default">
      <style:table-cell-properties fo:border-bottom="0.088cm solid #000000" fo:background-color="#ff3333" fo:border-left="none" fo:border-right="0.088cm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28" style:family="table-cell" style:parent-style-name="Default">
      <style:table-cell-properties fo:border-bottom="none" fo:background-color="#66ffff" style:cell-protect="protected" style:print-content="true" style:diagonal-bl-tr="none" style:diagonal-tl-br="none" fo:border-left="0.088cm solid #000000" fo:border-right="none" style:rotation-align="none" fo:border-top="0.088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9" style:family="table-cell" style:parent-style-name="Default">
      <style:table-cell-properties fo:border-bottom="none" fo:background-color="#33ff99" fo:border-left="0.088cm solid #000000" fo:border-right="none" fo:border-top="none"/>
    </style:style>
    <style:style style:name="ce130" style:family="table-cell" style:parent-style-name="Default">
      <style:table-cell-properties fo:border-bottom="0.088cm solid #000000" fo:background-color="#33ff99" fo:border-left="0.088cm solid #000000" fo:border-right="none" fo:border-top="none"/>
    </style:style>
    <style:style style:name="ce131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ackground-color="#33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3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4" style:family="table-cell" style:parent-style-name="Default">
      <style:table-cell-properties style:glyph-orientation-vertical="0" fo:background-color="#33ff99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fo:background-color="#66ffff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7" style:family="table-cell" style:parent-style-name="Default">
      <style:table-cell-properties style:glyph-orientation-vertical="0" fo:border-bottom="0.088cm solid #000000" fo:background-color="#33ff99" style:cell-protect="protected" style:print-content="tru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38" style:family="table-cell" style:parent-style-name="Default">
      <style:table-cell-properties fo:border-bottom="none" fo:border-left="none" fo:border-right="0.176cm solid #000000" fo:border-top="0.176cm solid #000000"/>
    </style:style>
    <style:style style:name="ce139" style:family="table-cell" style:parent-style-name="Default">
      <style:table-cell-properties fo:border-bottom="none" fo:border-left="none" fo:border-right="0.176cm solid #000000" fo:border-top="none"/>
    </style:style>
    <style:style style:name="ce140" style:family="table-cell" style:parent-style-name="Default">
      <style:table-cell-properties fo:border-bottom="0.176cm solid #000000" fo:border-left="none" fo:border-right="0.176cm solid #000000" fo:border-top="none"/>
    </style:style>
    <style:style style:name="gr1" style:family="graphic">
      <style:graphic-properties draw:stroke="solid" svg:stroke-width="0.026cm" svg:stroke-color="#ffcc00" svg:stroke-opacity="100%" draw:stroke-linejoin="round" draw:fill="solid" draw:fill-color="#ffff99" draw:textarea-horizontal-align="justify" draw:textarea-vertical-align="top" draw:auto-grow-height="false" fo:padding-top="0.051cm" fo:padding-bottom="0.051cm" fo:padding-left="0.152cm" fo:padding-right="0.152cm" fo:wrap-option="wrap" draw:shadow-color="#808080"/>
    </style:style>
    <style:style style:name="gr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4.34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5.53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0.666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5.80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Muy_Bajo&quot;;&quot;Bajo&quot;;&quot;Normal&quot;;&quot;Alto&quot;;&quot;Muy_Alto&quot;;&quot;Extra_Alto&quot;)" table:allow-empty-cell="true" table:display-list="unsorted" table:base-cell-address="Sheet1.AE37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ce22"/>
        <table:table-column table:style-name="co4" table:default-cell-style-name="ce22"/>
        <table:table-column table:style-name="co5" table:default-cell-style-name="ce33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91"/>
        <table:table-column table:style-name="co19" table:default-cell-style-name="Default"/>
        <table:table-column table:style-name="co20" table:default-cell-style-name="ce96"/>
        <table:table-column table:style-name="co21" table:default-cell-style-name="ce101"/>
        <table:table-column table:style-name="co22" table:default-cell-style-name="ce101"/>
        <table:table-column table:style-name="co1" table:default-cell-style-name="ce101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139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6" table:number-rows-spanned="1">
            <text:p>Resumen</text:p>
          </table:table-cell>
          <table:covered-table-cell table:number-columns-repeated="5" table:style-name="ce16"/>
          <table:table-cell table:number-columns-repeated="11"/>
          <table:table-cell table:style-name="ce104" office:value-type="string" table:number-columns-spanned="17" table:number-rows-spanned="1">
            <text:p>COCOMO II</text:p>
          </table:table-cell>
          <table:covered-table-cell table:number-columns-repeated="15" table:style-name="ce95"/>
          <table:covered-table-cell table:style-name="ce138"/>
          <table:table-cell table:number-columns-repeated="6"/>
        </table:table-row>
        <table:table-row table:style-name="ro1">
          <table:table-cell/>
          <table:table-cell table:style-name="ce3" office:value-type="string">
            <text:p>Parametros</text:p>
          </table:table-cell>
          <table:table-cell table:style-name="ce17" office:value-type="string">
            <text:p>Bajo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29" office:value-type="string">
            <text:p>Total</text:p>
          </table:table-cell>
          <table:table-cell table:style-name="ce47" office:value-type="string">
            <text:p>Comentario</text:p>
          </table:table-cell>
          <table:table-cell/>
          <table:table-cell table:style-name="ce64" office:value-type="string">
            <text:p>Factor de Complejidad</text:p>
          </table:table-cell>
          <table:table-cell table:style-name="ce70" office:value-type="string">
            <text:p>Valor(0-5)</text:p>
          </table:table-cell>
          <table:table-cell/>
          <table:table-cell table:style-name="ce3" office:value-type="string">
            <text:p>Lenguaje</text:p>
          </table:table-cell>
          <table:table-cell table:style-name="ce29" office:value-type="string">
            <text:p>LOC</text:p>
          </table:table-cell>
          <table:table-cell table:style-name="ce2" office:value-type="string">
            <text:p>KLOC</text:p>
          </table:table-cell>
          <table:table-cell table:style-name="ce3" office:value-type="string">
            <text:p>Lenguaje</text:p>
          </table:table-cell>
          <table:table-cell table:style-name="ce29" office:value-type="string">
            <text:p>LOC/PF</text:p>
          </table:table-cell>
          <table:table-cell table:number-columns-repeated="4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4" office:value-type="string">
            <office:annotation draw:style-name="gr2" draw:text-style-name="P2" svg:width="2.899cm" svg:height="4.546cm" svg:x="10.46cm" svg:y="0.587cm" draw:caption-point-x="-0.61cm" draw:caption-point-y="1.369cm">
              <dc:date>2019-03-15T00:00:00</dc:date>
              <text:p text:style-name="P2"><text:span text:style-name="T3">Grupo de información (datos o control) relacionados lógicamente, identificable por</text:span></text:p>
              <text:p text:style-name="P2"><text:span text:style-name="T3">el usuario y mantenida dentro de los límites de la aplicación</text:span></text:p>
            </office:annotation>
            <text:p>ILF (Ficheros Logicos Internos)</text:p>
          </table:table-cell>
          <table:table-cell table:style-name="ce18" office:value-type="float" office:value="7">
            <text:p>7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7">
            <text:p>7</text:p>
          </table:table-cell>
          <table:table-cell table:style-name="ce36" office:value-type="float" office:value="3">
            <text:p>3</text:p>
          </table:table-cell>
          <table:table-cell table:style-name="ce48">
            <office:annotation draw:style-name="gr3" draw:text-style-name="P2" svg:width="2.899cm" svg:height="1.781cm" svg:x="31.468cm" svg:y="0.587cm" draw:caption-point-x="-0.61cm" draw:caption-point-y="1.369cm">
              <dc:date>2019-03-15T00:00:00</dc:date>
              <text:p text:style-name="P2"><text:span text:style-name="T3">1-Listado de dispositivos</text:span></text:p>
              <text:p text:style-name="P2"><text:span text:style-name="T3">2-Identificacion de Clientes</text:span></text:p>
            </office:annotation>
          </table:table-cell>
          <table:table-cell/>
          <table:table-cell table:style-name="ce65" office:value-type="string">
            <text:p>Comunicación de Datos</text:p>
          </table:table-cell>
          <table:table-cell table:style-name="ce71" office:value-type="float" office:value="0">
            <text:p>0</text:p>
          </table:table-cell>
          <table:table-cell table:style-name="ce47" office:value-type="string">
            <text:p>PFSA</text:p>
          </table:table-cell>
          <table:table-cell table:style-name="ce22" office:value-type="string">
            <text:p>Cplusplus</text:p>
          </table:table-cell>
          <table:table-cell table:style-name="ce88" table:formula="of:=VLOOKUP([.L4];[.O3:.P27];2;0)*[.J20]" office:value-type="float" office:value="2478">
            <text:p>2478</text:p>
          </table:table-cell>
          <table:table-cell table:style-name="ce89" table:formula="of:=[.M4]/1000" office:value-type="float" office:value="2.478">
            <text:p>2,48</text:p>
          </table:table-cell>
          <table:table-cell table:style-name="ce14" office:value-type="string">
            <text:p>ASP</text:p>
          </table:table-cell>
          <table:table-cell table:style-name="ce33" office:value-type="float" office:value="56">
            <text:p>56</text:p>
          </table:table-cell>
          <table:table-cell table:number-columns-repeated="3"/>
          <table:table-cell table:style-name="ce105" office:value-type="string" table:number-columns-spanned="2" table:number-rows-spanned="1">
            <text:p>Distribución del Esfuerzo</text:p>
          </table:table-cell>
          <table:covered-table-cell table:style-name="ce106"/>
          <table:table-cell table:style-name="ce105" office:value-type="string" table:number-columns-spanned="5" table:number-rows-spanned="1">
            <text:p>Tamaño del producto(KDSI)</text:p>
          </table:table-cell>
          <table:covered-table-cell table:number-columns-repeated="3" table:style-name="ce106"/>
          <table:covered-table-cell table:style-name="ce96"/>
          <table:table-cell/>
          <table:table-cell table:style-name="ce106" office:value-type="string">
            <text:p>Modificadores del coste de desarrollo</text:p>
          </table:table-cell>
          <table:table-cell table:style-name="ce106" office:value-type="string">
            <text:p>Muy bajo</text:p>
          </table:table-cell>
          <table:table-cell table:style-name="ce106" office:value-type="string">
            <text:p>Bajo</text:p>
          </table:table-cell>
          <table:table-cell table:style-name="ce106" office:value-type="string">
            <text:p>Nominal</text:p>
          </table:table-cell>
          <table:table-cell table:style-name="ce106" office:value-type="string">
            <text:p>Alto</text:p>
          </table:table-cell>
          <table:table-cell table:style-name="ce106" office:value-type="string">
            <text:p>Muy Alto</text:p>
          </table:table-cell>
          <table:table-cell table:style-name="ce106" office:value-type="string">
            <text:p>Extra Alto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4" draw:text-style-name="P2" svg:width="2.899cm" svg:height="5.731cm" svg:x="10.46cm" svg:y="0.88cm" draw:caption-point-x="-0.61cm" draw:caption-point-y="1.527cm">
              <dc:date>2019-03-15T00:00:00</dc:date>
              <text:p text:style-name="P2"><text:span text:style-name="T3">Grupo de información (datos o control) relacionados lógicamente que son</text:span></text:p>
              <text:p text:style-name="P2"><text:span text:style-name="T3">referenciados por la aplicación</text:span></text:p>
              <text:p text:style-name="P2"><text:span text:style-name="T3">▫ </text:span><text:span text:style-name="T3">Identificable por el usuario pero mantenida dentro de los límites de OTRA</text:span></text:p>
              <text:p text:style-name="P2"><text:span text:style-name="T3">aplicación</text:span></text:p>
            </office:annotation>
            <text:p>EIF(Ficheros Externos de Interfaz)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5">
            <text:p>15</text:p>
          </table:table-cell>
          <table:table-cell table:style-name="ce37" office:value-type="float" office:value="0">
            <text:p>0</text:p>
          </table:table-cell>
          <table:table-cell table:style-name="ce49">
            <office:annotation draw:style-name="gr5" draw:text-style-name="P2" svg:width="2.899cm" svg:height="2.571cm" svg:x="31.468cm" svg:y="0.88cm" draw:caption-point-x="-0.61cm" draw:caption-point-y="1.527cm">
              <dc:date>2019-03-15T00:00:00</dc:date>
              <text:p text:style-name="P2"><text:span text:style-name="T3">1-Tabla de clientes</text:span></text:p>
              <text:p text:style-name="P2"><text:span text:style-name="T3">2-Tabla de dispositivos</text:span></text:p>
              <text:p text:style-name="P2"><text:span text:style-name="T3">3-Historial de consultas</text:span></text:p>
            </office:annotation>
          </table:table-cell>
          <table:table-cell/>
          <table:table-cell table:style-name="ce65" office:value-type="string">
            <text:p>Proceso distribuido</text:p>
          </table:table-cell>
          <table:table-cell table:style-name="ce72" office:value-type="float" office:value="0">
            <text:p>0</text:p>
          </table:table-cell>
          <table:table-cell table:style-name="ce80" office:value-type="string">
            <text:p>PFA</text:p>
          </table:table-cell>
          <table:table-cell table:style-name="ce11" office:value-type="string">
            <text:p>Cplusplus</text:p>
          </table:table-cell>
          <table:table-cell table:style-name="ce88" table:formula="of:=VLOOKUP([.L5];[.O3:.P27];2;0)*[.J21]" office:value-type="float" office:value="1610.7">
            <text:p>1610,7</text:p>
          </table:table-cell>
          <table:table-cell table:style-name="ce89" table:formula="of:=[.M5]/1000" office:value-type="float" office:value="1.6107">
            <text:p>1,61</text:p>
          </table:table-cell>
          <table:table-cell table:style-name="ce14" office:value-type="string">
            <text:p>Assembler</text:p>
          </table:table-cell>
          <table:table-cell table:style-name="ce33" office:value-type="float" office:value="213">
            <text:p>213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float" office:value="2">
            <text:p>2</text:p>
          </table:table-cell>
          <table:table-cell table:style-name="ce106" office:value-type="float" office:value="8">
            <text:p>8</text:p>
          </table:table-cell>
          <table:table-cell table:style-name="ce106" office:value-type="float" office:value="32">
            <text:p>32</text:p>
          </table:table-cell>
          <table:table-cell table:style-name="ce106" office:value-type="float" office:value="128">
            <text:p>128</text:p>
          </table:table-cell>
          <table:table-cell table:style-name="ce106" office:value-type="float" office:value="512">
            <text:p>512</text:p>
          </table:table-cell>
          <table:table-cell/>
          <table:table-cell table:style-name="ce106" office:value-type="string">
            <text:p>Atributos del Producto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332cm" draw:caption-point-x="-0.61cm" draw:caption-point-y="1.527cm">
              <dc:date>2019-03-15T00:00:00</dc:date>
              <text:p text:style-name="P2"><text:span text:style-name="T3">El proceso manda datos o información de</text:span></text:p>
              <text:p text:style-name="P2"><text:span text:style-name="T3">control al exterior de los límites de la</text:span></text:p>
              <text:p text:style-name="P2"><text:span text:style-name="T3">aplicación.</text:span></text:p>
            </office:annotation>
            <text:p>EO(Salidas Externas)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37" office:value-type="float" office:value="1">
            <text:p>1</text:p>
          </table:table-cell>
          <table:table-cell table:style-name="ce49">
            <office:annotation draw:style-name="gr7" draw:text-style-name="P2" svg:width="2.899cm" svg:height="2.176cm" svg:x="31.468cm" svg:y="1.332cm" draw:caption-point-x="-0.61cm" draw:caption-point-y="1.527cm">
              <dc:date>2019-03-16T00:00:00</dc:date>
              <text:p text:style-name="P2"><text:span text:style-name="T3">1-Listado de Dispositivos</text:span></text:p>
              <text:p text:style-name="P2"><text:span text:style-name="T3">2-Mostrar mediciones de los Dispositivos</text:span></text:p>
            </office:annotation>
          </table:table-cell>
          <table:table-cell/>
          <table:table-cell table:style-name="ce65" office:value-type="string">
            <text:p>Rendimiento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</text:p>
          </table:table-cell>
          <table:table-cell table:style-name="ce33" office:value-type="float" office:value="148">
            <text:p>148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6">
            <text:p>6</text:p>
          </table:table-cell>
          <table:table-cell table:style-name="ce101" office:value-type="float" office:value="6">
            <text:p>6</text:p>
          </table:table-cell>
          <table:table-cell table:style-name="ce101"/>
          <table:table-cell/>
          <table:table-cell table:style-name="ce101" office:value-type="string">
            <text:p>RELY Confiabilidad requerida del software</text:p>
          </table:table-cell>
          <table:table-cell table:style-name="ce101" office:value-type="float" office:value="0.75">
            <text:p>0,75</text:p>
          </table:table-cell>
          <table:table-cell table:style-name="ce101" office:value-type="float" office:value="0.88">
            <text:p>0,8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4">
            <text:p>1,4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6" draw:text-style-name="P2" svg:width="2.899cm" svg:height="2.966cm" svg:x="10.46cm" svg:y="1.784cm" draw:caption-point-x="-0.61cm" draw:caption-point-y="1.527cm">
              <dc:date>2019-03-15T00:00:00</dc:date>
              <text:p text:style-name="P2"><text:span text:style-name="T3">El proceso de datos o información de</text:span></text:p>
              <text:p text:style-name="P2"><text:span text:style-name="T3">control procedente del exterior de la aplicación</text:span></text:p>
            </office:annotation>
            <text:p>EI (Entrad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4">
            <text:p>4</text:p>
          </table:table-cell>
          <table:table-cell table:style-name="ce49">
            <office:annotation draw:style-name="gr8" draw:text-style-name="P2" svg:width="2.899cm" svg:height="10.866cm" svg:x="31.468cm" svg:y="1.931cm" draw:caption-point-x="-0.61cm" draw:caption-point-y="1.38cm">
              <dc:date>2019-03-15T00:00:00</dc:date>
              <text:p text:style-name="P2"><text:span text:style-name="T3">1-Registro: Nombre de Usuario,</text:span></text:p>
              <text:p text:style-name="P2"><text:span text:style-name="T3">contraseña</text:span></text:p>
              <text:p text:style-name="P2"><text:span text:style-name="T3"/></text:p>
              <text:p text:style-name="P2"><text:span text:style-name="T3">2-Login: Nombre de Usuario, Contraseña</text:span></text:p>
              <text:p text:style-name="P2"><text:span text:style-name="T3"/></text:p>
              <text:p text:style-name="P2"><text:span text:style-name="T3">3-Registrar ID Dispositivo: Se hace acercando el telefono al nuevo dispositivo, el usuario no interacua con ningun atributo; PERO SÍ SE ALTERAN 2 REGISTROS LÓGICOS( CLIENTE Y DISPOSITIVO)</text:span></text:p>
            </office:annotation>
          </table:table-cell>
          <table:table-cell/>
          <table:table-cell table:style-name="ce65" office:value-type="string">
            <text:p>Configuracion con gran carga de uso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plusplus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6">
            <text:p>16</text:p>
          </table:table-cell>
          <table:table-cell table:style-name="ce101" office:value-type="float" office:value="16">
            <text:p>16</text:p>
          </table:table-cell>
          <table:table-cell table:style-name="ce101"/>
          <table:table-cell/>
          <table:table-cell table:style-name="ce101" office:value-type="string">
            <text:p>DATA Tamaño de la Base de Datos</text:p>
          </table:table-cell>
          <table:table-cell table:style-name="ce101"/>
          <table:table-cell table:style-name="ce101" office:value-type="float" office:value="0.94">
            <text:p>0,94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.16">
            <text:p>1,16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5" office:value-type="string">
            <office:annotation draw:style-name="gr9" draw:text-style-name="P2" svg:width="2.899cm" svg:height="16.001cm" svg:x="10.46cm" svg:y="2.235cm" draw:caption-point-x="-0.61cm" draw:caption-point-y="1.527cm">
              <dc:date>2019-03-15T00:00:00</dc:date>
              <text:p text:style-name="P2"><text:span text:style-name="T3">Datos que requieren procesamiento distinto a una recuperación directa</text:span></text:p>
              <text:p text:style-name="P2"><text:span text:style-name="T3">o edición de información de ILF/EIF. Ejemplos: calcular salario mensual a</text:span></text:p>
              <text:p text:style-name="P2"><text:span text:style-name="T3">partir de horas trabajadas almacenadas en un ILF o totalizar el número de</text:span></text:p>
              <text:p text:style-name="P2"><text:span text:style-name="T3">empleados en una sede.</text:span></text:p>
              <text:p text:style-name="P2"><text:span text:style-name="T3"/></text:p>
              <text:p text:style-name="P2"><text:span text:style-name="T3">Una petición entra por los límites de la aplicación.</text:span></text:p>
              <text:p text:style-name="P2"><text:span text:style-name="T3"> </text:span><text:span text:style-name="T3">Los resultados salen por los límites de la aplicación.</text:span></text:p>
              <text:p text:style-name="P2"><text:span text:style-name="T3"> </text:span><text:span text:style-name="T3">La petición de entrada y los resultados de salida</text:span></text:p>
              <text:p text:style-name="P2"><text:span text:style-name="T3">constituyen un proceso elemental.</text:span></text:p>
              <text:p text:style-name="P2"><text:span text:style-name="T3"> </text:span><text:span text:style-name="T3">El proceso no actualiza un ILF.</text:span></text:p>
              <text:p text:style-name="P2"><text:span text:style-name="T3"/></text:p>
              <text:p text:style-name="P2"><text:span text:style-name="T3">Subdividir en: Entrada y Salida</text:span></text:p>
            </office:annotation>
            <text:p>EQ ( Consultas Externas)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6">
            <text:p>6</text:p>
          </table:table-cell>
          <table:table-cell table:style-name="ce37" office:value-type="float" office:value="1">
            <text:p>1</text:p>
          </table:table-cell>
          <table:table-cell table:style-name="ce49">
            <office:annotation draw:style-name="gr7" draw:text-style-name="P2" svg:width="2.899cm" svg:height="2.176cm" svg:x="31.468cm" svg:y="2.235cm" draw:caption-point-x="-0.61cm" draw:caption-point-y="1.527cm">
              <dc:date>2019-03-15T00:00:00</dc:date>
              <text:p text:style-name="P2"><text:span text:style-name="T3">1-Ver datos de un dispositivo</text:span></text:p>
              <text:p text:style-name="P2"><text:span text:style-name="T3">2-Preguntar por IP del punto de acceso</text:span></text:p>
            </office:annotation>
          </table:table-cell>
          <table:table-cell/>
          <table:table-cell table:style-name="ce65" office:value-type="string">
            <text:p>Tasa de Transacciones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C#</text:p>
          </table:table-cell>
          <table:table-cell table:style-name="ce33" office:value-type="float" office:value="58">
            <text:p>58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table:style-name="ce101" office:value-type="float" office:value="59">
            <text:p>59</text:p>
          </table:table-cell>
          <table:table-cell table:style-name="ce101"/>
          <table:table-cell/>
          <table:table-cell table:style-name="ce101" office:value-type="string">
            <text:p>CPLX Complejidad del Producto</text:p>
          </table:table-cell>
          <table:table-cell table:style-name="ce101" office:value-type="float" office:value="0.7">
            <text:p>0,7</text:p>
          </table:table-cell>
          <table:table-cell table:style-name="ce101" office:value-type="float" office:value="0.85">
            <text:p>0,85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5">
            <text:p>1,65</text:p>
          </table:table-cell>
          <table:table-cell table:number-columns-repeated="7"/>
        </table:table-row>
        <table:table-row table:style-name="ro1">
          <table:table-cell/>
          <table:table-cell table:style-name="ce6" office:value-type="string">
            <text:p>PFNA (Puntos de función no ajustados)</text:p>
          </table:table-cell>
          <table:table-cell table:style-name="ce20" table:number-columns-repeated="4"/>
          <table:table-cell table:style-name="ce50"/>
          <table:table-cell/>
          <table:table-cell table:style-name="ce65" office:value-type="string">
            <text:p>Entrada de Datos on-line</text:p>
          </table:table-cell>
          <table:table-cell table:style-name="ce71" office:value-type="float" office:value="0">
            <text:p>0</text:p>
          </table:table-cell>
          <table:table-cell/>
          <table:table-cell table:style-name="ce2" office:value-type="string">
            <text:p>Indicador</text:p>
          </table:table-cell>
          <table:table-cell table:style-name="ce2" office:value-type="string">
            <text:p>Resultado</text:p>
          </table:table-cell>
          <table:table-cell table:style-name="ce2" office:value-type="string">
            <text:p>Unidad</text:p>
          </table:table-cell>
          <table:table-cell table:style-name="ce14" office:value-type="string">
            <text:p>FoxPro</text:p>
          </table:table-cell>
          <table:table-cell table:style-name="ce33" office:value-type="float" office:value="36">
            <text:p>36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style-name="ce101" office:value-type="float" office:value="25">
            <text:p>25</text:p>
          </table:table-cell>
          <table:table-cell table:style-name="ce101"/>
          <table:table-cell/>
          <table:table-cell table:style-name="ce106" office:value-type="string">
            <text:p>Atributos del Ordenador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Eficiencia con el Usuario Final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nominal</text:p>
          </table:table-cell>
          <table:table-cell table:style-name="ce89" table:formula="of:=PRODUCT([.M21];[.N4]^[.M17])" office:value-type="float" office:value="7.37645708816218">
            <text:p>7,38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2EE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7">
            <text:p>7</text:p>
          </table:table-cell>
          <table:table-cell table:number-columns-repeated="2" table:style-name="ce101" office:value-type="float" office:value="7">
            <text:p>7</text:p>
          </table:table-cell>
          <table:table-cell/>
          <table:table-cell table:style-name="ce101" office:value-type="string">
            <text:p>TIME Restricciones del tiempo de ejecución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11">
            <text:p>1,11</text:p>
          </table:table-cell>
          <table:table-cell table:style-name="ce101" office:value-type="float" office:value="1.3">
            <text:p>1,3</text:p>
          </table:table-cell>
          <table:table-cell table:style-name="ce101" office:value-type="float" office:value="1.66">
            <text:p>1,6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Actualizaciones on-line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estimado</text:p>
          </table:table-cell>
          <table:table-cell table:style-name="ce89" table:formula="of:=PRODUCT([.M10];[.X101])" office:value-type="float" office:value="1.75818977527922">
            <text:p>1,76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</text:p>
          </table:table-cell>
          <table:table-cell table:style-name="ce33" office:value-type="float" office:value="55">
            <text:p>55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7">
            <text:p>17</text:p>
          </table:table-cell>
          <table:table-cell table:number-columns-repeated="2" table:style-name="ce101" office:value-type="float" office:value="17">
            <text:p>17</text:p>
          </table:table-cell>
          <table:table-cell/>
          <table:table-cell table:style-name="ce101" office:value-type="string">
            <text:p>STOR Restric. En almacenamiento principal</text:p>
          </table:table-cell>
          <table:table-cell table:style-name="ce101" table:number-columns-repeated="2"/>
          <table:table-cell table:style-name="ce101" office:value-type="float" office:value="1">
            <text:p>1</text:p>
          </table:table-cell>
          <table:table-cell table:style-name="ce101" office:value-type="float" office:value="1.06">
            <text:p>1,06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56">
            <text:p>1,5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Procesamiento complejo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PM_estimado_sin_SCED</text:p>
          </table:table-cell>
          <table:table-cell table:style-name="ce89" table:formula="of:=PRODUCT([.M10];[.X102])" office:value-type="float" office:value="1.75818977527922">
            <text:p>1,76</text:p>
          </table:table-cell>
          <table:table-cell table:style-name="ce93" office:value-type="string">
            <text:p>Hombres-mes</text:p>
          </table:table-cell>
          <table:table-cell table:style-name="ce14" office:value-type="string">
            <text:p>JavaScript</text:p>
          </table:table-cell>
          <table:table-cell table:style-name="ce33" office:value-type="float" office:value="54">
            <text:p>5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58">
            <text:p>58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52">
            <text:p>52</text:p>
          </table:table-cell>
          <table:table-cell/>
          <table:table-cell table:style-name="ce101" office:value-type="string">
            <text:p>VIRT Volatilidad de la máquina virtual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15">
            <text:p>1,15</text:p>
          </table:table-cell>
          <table:table-cell table:style-name="ce101" office:value-type="float" office:value="1.3">
            <text:p>1,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Reusabilidad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EM</text:p>
          </table:table-cell>
          <table:table-cell table:style-name="ce89" table:formula="of:=[.X101]" office:value-type="float" office:value="0.238351522182754">
            <text:p>0,24</text:p>
          </table:table-cell>
          <table:table-cell table:style-name="ce93"/>
          <table:table-cell table:style-name="ce14" office:value-type="string">
            <text:p>JSP</text:p>
          </table:table-cell>
          <table:table-cell table:style-name="ce33" office:value-type="float" office:value="59">
            <text:p>59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1">
            <text:p>31</text:p>
          </table:table-cell>
          <table:table-cell/>
          <table:table-cell table:style-name="ce101" office:value-type="string">
            <text:p>TURN Tiempo de respuesta del ordenador</text:p>
          </table:table-cell>
          <table:table-cell table:style-name="ce101"/>
          <table:table-cell table:style-name="ce101" office:value-type="float" office:value="0.87">
            <text:p>0,8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.15">
            <text:p>1,15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lidad de instalación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EM_sin_SCED</text:p>
          </table:table-cell>
          <table:table-cell table:style-name="ce89" table:formula="of:=[.X102]" office:value-type="float" office:value="0.238351522182754">
            <text:p>0,24</text:p>
          </table:table-cell>
          <table:table-cell table:style-name="ce93"/>
          <table:table-cell table:style-name="ce14" office:value-type="string">
            <text:p>.NET</text:p>
          </table:table-cell>
          <table:table-cell table:style-name="ce33" office:value-type="float" office:value="60">
            <text:p>60</text:p>
          </table:table-cell>
          <table:table-cell table:number-columns-repeated="3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table:number-columns-repeated="3" office:value-type="float" office:value="8">
            <text:p>8</text:p>
          </table:table-cell>
          <table:table-cell table:number-columns-repeated="2" table:style-name="ce101" office:value-type="float" office:value="8">
            <text:p>8</text:p>
          </table:table-cell>
          <table:table-cell/>
          <table:table-cell table:style-name="ce106" office:value-type="string">
            <text:p>Atributos del Personal</text:p>
          </table:table-cell>
          <table:table-cell table:style-name="ce96" table:number-columns-repeated="6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Operación</text:p>
          </table:table-cell>
          <table:table-cell table:style-name="ce71" office:value-type="float" office:value="0">
            <text:p>0</text:p>
          </table:table-cell>
          <table:table-cell table:number-columns-repeated="4"/>
          <table:table-cell table:style-name="ce14" office:value-type="string">
            <text:p>Perl</text:p>
          </table:table-cell>
          <table:table-cell table:style-name="ce33" office:value-type="float" office:value="57">
            <text:p>57</text:p>
          </table:table-cell>
          <table:table-cell table:number-columns-repeated="3"/>
          <table:covered-table-cell table:style-name="ce108"/>
          <table:table-cell office:value-type="string">
            <text:p>Diseño del producto</text:p>
          </table:table-cell>
          <table:table-cell table:number-columns-repeated="3" office:value-type="float" office:value="18">
            <text:p>18</text:p>
          </table:table-cell>
          <table:table-cell table:number-columns-repeated="2" table:style-name="ce101" office:value-type="float" office:value="18">
            <text:p>18</text:p>
          </table:table-cell>
          <table:table-cell/>
          <table:table-cell table:style-name="ce101" office:value-type="string">
            <text:p>ACAP Capacidad de los analistas</text:p>
          </table:table-cell>
          <table:table-cell table:style-name="ce101" office:value-type="float" office:value="1.46">
            <text:p>1,46</text:p>
          </table:table-cell>
          <table:table-cell table:style-name="ce101" office:value-type="float" office:value="1.19">
            <text:p>1,19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1">
            <text:p>0,7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Instalaciones Múltiples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SCED%=</text:p>
          </table:table-cell>
          <table:table-cell table:style-name="ce89" table:formula="of:=[.X100]" office:value-type="float" office:value="1">
            <text:p>1</text:p>
          </table:table-cell>
          <table:table-cell table:style-name="ce94" table:formula="of:=[.M16]" office:value-type="percentage" office:value="1">
            <text:p>100,00%</text:p>
          </table:table-cell>
          <table:table-cell table:style-name="ce14" office:value-type="string">
            <text:p>FORTRAN 77</text:p>
          </table:table-cell>
          <table:table-cell table:style-name="ce33" office:value-type="float" office:value="105">
            <text:p>105</text:p>
          </table:table-cell>
          <table:table-cell table:number-columns-repeated="3"/>
          <table:covered-table-cell table:style-name="ce108"/>
          <table:table-cell office:value-type="string">
            <text:p>Programación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table:style-name="ce101" office:value-type="float" office:value="51">
            <text:p>51</text:p>
          </table:table-cell>
          <table:table-cell table:style-name="ce101" office:value-type="float" office:value="48">
            <text:p>48</text:p>
          </table:table-cell>
          <table:table-cell/>
          <table:table-cell table:style-name="ce101" office:value-type="string">
            <text:p>AEXP Experiencia en la aplicación</text:p>
          </table:table-cell>
          <table:table-cell table:style-name="ce101" office:value-type="float" office:value="1.29">
            <text:p>1,29</text:p>
          </table:table-cell>
          <table:table-cell table:style-name="ce101" office:value-type="float" office:value="1.13">
            <text:p>1,13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5" office:value-type="string">
            <text:p>Facilidad de Cambios</text:p>
          </table:table-cell>
          <table:table-cell table:style-name="ce71" office:value-type="float" office:value="0">
            <text:p>0</text:p>
          </table:table-cell>
          <table:table-cell/>
          <table:table-cell table:style-name="ce59" office:value-type="string">
            <text:p>B=</text:p>
          </table:table-cell>
          <table:table-cell table:style-name="ce89" table:formula="of:=0.91 + 0.01*[.V118]" office:value-type="float" office:value="1.0137">
            <text:p>1,01</text:p>
          </table:table-cell>
          <table:table-cell table:style-name="ce93"/>
          <table:table-cell table:style-name="ce14" office:value-type="string">
            <text:p>ANSI COBOL 85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table:number-columns-repeated="2" office:value-type="float" office:value="25">
            <text:p>25</text:p>
          </table:table-cell>
          <table:table-cell table:style-name="ce101" office:value-type="float" office:value="31">
            <text:p>31</text:p>
          </table:table-cell>
          <table:table-cell table:style-name="ce101" office:value-type="float" office:value="34">
            <text:p>34</text:p>
          </table:table-cell>
          <table:table-cell/>
          <table:table-cell table:style-name="ce101" office:value-type="string">
            <text:p>PCAP Capacidad de los programadores</text:p>
          </table:table-cell>
          <table:table-cell table:style-name="ce101" office:value-type="float" office:value="1.42">
            <text:p>1,42</text:p>
          </table:table-cell>
          <table:table-cell table:style-name="ce101" office:value-type="float" office:value="1.17">
            <text:p>1,1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86">
            <text:p>0,86</text:p>
          </table:table-cell>
          <table:table-cell table:style-name="ce101" office:value-type="float" office:value="0.7">
            <text:p>0,7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6" office:value-type="string">
            <text:p>Factor de Complejidad Total (GTI)</text:p>
          </table:table-cell>
          <table:table-cell table:style-name="ce73" table:formula="of:=SUM([.J4:.J17])" office:value-type="float" office:value="0">
            <text:p>0</text:p>
          </table:table-cell>
          <table:table-cell/>
          <table:table-cell table:style-name="ce59" office:value-type="string">
            <text:p>TDEV=</text:p>
          </table:table-cell>
          <table:table-cell table:style-name="ce89" table:formula="of:=PRODUCT(3.67;[.M12]^(0.28+0.2*([.M17]-1.01)); [.M16] )" office:value-type="float" office:value="4.29997393394492">
            <text:p>4,3</text:p>
          </table:table-cell>
          <table:table-cell table:style-name="ce93" office:value-type="string">
            <text:p>meses</text:p>
          </table:table-cell>
          <table:table-cell table:style-name="ce14" office:value-type="string">
            <text:p>Pascal</text:p>
          </table:table-cell>
          <table:table-cell table:style-name="ce33" office:value-type="float" office:value="91">
            <text:p>91</text:p>
          </table:table-cell>
          <table:table-cell table:number-columns-repeated="3"/>
          <table:table-cell table:style-name="ce105" office:value-type="string" table:number-columns-spanned="7" table:number-rows-spanned="1">
            <text:p>Distribución del Calendario</text:p>
          </table:table-cell>
          <table:covered-table-cell/>
          <table:covered-table-cell table:number-columns-repeated="5" table:style-name="ce96"/>
          <table:table-cell/>
          <table:table-cell table:style-name="ce101" office:value-type="string">
            <text:p>VEXP Experiencia en uso de memoria virtual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">
            <text:p>0,9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2"/>
          <table:table-cell table:style-name="ce12"/>
          <table:table-cell table:style-name="ce67" office:value-type="string">
            <office:annotation draw:style-name="gr10" draw:text-style-name="P3" svg:width="2.899cm" svg:height="1.386cm" svg:x="41.133cm" svg:y="7.203cm" draw:caption-point-x="-0.61cm" draw:caption-point-y="1.527cm">
              <dc:date>2019-03-15T00:00:00</dc:date>
              <text:p text:style-name="P3"><text:span text:style-name="T3">Ajuste de Complejidad Técnica</text:span></text:p>
            </office:annotation>
            <text:p>VFA</text:p>
          </table:table-cell>
          <table:table-cell table:style-name="ce67" table:formula="of:=[.J18]*0.01 +0.65" office:value-type="float" office:value="0.65">
            <text:p>0,65</text:p>
          </table:table-cell>
          <table:table-cell table:number-columns-repeated="4"/>
          <table:table-cell table:style-name="ce14" office:value-type="string">
            <text:p>PL/I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6" office:value-type="string">
            <text:p>Modo</text:p>
          </table:table-cell>
          <table:table-cell table:style-name="ce106" office:value-type="string">
            <text:p>Fases</text:p>
          </table:table-cell>
          <table:table-cell table:style-name="ce106" office:value-type="string">
            <text:p>S-2</text:p>
          </table:table-cell>
          <table:table-cell table:style-name="ce106" office:value-type="string">
            <text:p>Y-8</text:p>
          </table:table-cell>
          <table:table-cell table:style-name="ce106" office:value-type="string">
            <text:p>M-32</text:p>
          </table:table-cell>
          <table:table-cell table:style-name="ce106" office:value-type="string">
            <text:p>G128</text:p>
          </table:table-cell>
          <table:table-cell table:style-name="ce106" office:value-type="string">
            <text:p>E-512</text:p>
          </table:table-cell>
          <table:table-cell/>
          <table:table-cell table:style-name="ce101" office:value-type="string">
            <text:p>LEXP Experiencia en lenguage de programación</text:p>
          </table:table-cell>
          <table:table-cell table:style-name="ce101" office:value-type="float" office:value="1.14">
            <text:p>1,14</text:p>
          </table:table-cell>
          <table:table-cell table:style-name="ce101" office:value-type="float" office:value="1.07">
            <text:p>1,07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5">
            <text:p>0,95</text:p>
          </table:table-cell>
          <table:table-cell table:style-name="ce101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ce67" office:value-type="string">
            <office:annotation draw:style-name="gr3" draw:text-style-name="P2" svg:width="2.899cm" svg:height="1.781cm" svg:x="41.133cm" svg:y="7.655cm" draw:caption-point-x="-0.61cm" draw:caption-point-y="1.527cm">
              <dc:date>2019-03-15T00:00:00</dc:date>
              <text:p text:style-name="P2"><text:span text:style-name="T3">Suma de los totales de las tablas de arriba</text:span></text:p>
              <text:p text:style-name="P2"><text:span text:style-name="T3"><text:s/></text:span><text:span text:style-name="T3">:D</text:span></text:p>
            </office:annotation>
            <text:p>PFSA</text:p>
          </table:table-cell>
          <table:table-cell table:style-name="ce67" table:formula="of:=[.K82]+[.K70]+[.K56]+[.K39]+[.K37]" office:value-type="float" office:value="42">
            <text:p>42</text:p>
          </table:table-cell>
          <table:table-cell table:style-name="ce81"/>
          <table:table-cell table:number-columns-repeated="3"/>
          <table:table-cell table:style-name="ce14" office:value-type="string">
            <text:p>Modula 2</text:p>
          </table:table-cell>
          <table:table-cell table:style-name="ce33" office:value-type="float" office:value="80">
            <text:p>80</text:p>
          </table:table-cell>
          <table:table-cell table:number-columns-repeated="3"/>
          <table:table-cell table:style-name="ce107" office:value-type="string" table:number-columns-spanned="1" table:number-rows-spanned="4">
            <text:p>Orgánico</text:p>
          </table:table-cell>
          <table:table-cell office:value-type="string">
            <text:p>Planificació y requerimientos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style-name="ce101" office:value-type="float" office:value="13">
            <text:p>13</text:p>
          </table:table-cell>
          <table:table-cell table:style-name="ce101"/>
          <table:table-cell/>
          <table:table-cell table:style-name="ce106" office:value-type="string">
            <text:p>Atributos del Proyecto</text:p>
          </table:table-cell>
          <table:table-cell table:style-name="ce96" table:number-columns-repeated="6"/>
          <table:table-cell table:number-columns-repeated="7"/>
        </table:table-row>
        <table:table-row table:style-name="ro3">
          <table:table-cell/>
          <table:table-cell table:style-name="Default" table:number-columns-repeated="4"/>
          <table:table-cell table:number-columns-repeated="3"/>
          <table:table-cell table:style-name="ce68" office:value-type="string">
            <text:p>PFA</text:p>
          </table:table-cell>
          <table:table-cell table:style-name="ce68" table:formula="of:=[.J19]*[.J20]" office:value-type="float" office:value="27.3">
            <text:p>27,3</text:p>
          </table:table-cell>
          <table:table-cell/>
          <table:table-cell table:style-name="ce27" office:value-type="string">
            <text:p>A</text:p>
          </table:table-cell>
          <table:table-cell table:style-name="ce22" office:value-type="float" office:value="2.94">
            <text:p>2,94</text:p>
          </table:table-cell>
          <table:table-cell/>
          <table:table-cell table:style-name="ce14" office:value-type="string">
            <text:p>Ada</text:p>
          </table:table-cell>
          <table:table-cell table:style-name="ce33" office:value-type="float" office:value="71">
            <text:p>71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table:number-columns-repeated="3" office:value-type="float" office:value="19">
            <text:p>19</text:p>
          </table:table-cell>
          <table:table-cell table:style-name="ce101" office:value-type="float" office:value="19">
            <text:p>19</text:p>
          </table:table-cell>
          <table:table-cell table:style-name="ce101"/>
          <table:table-cell/>
          <table:table-cell table:style-name="ce101" office:value-type="string">
            <text:p>MODP Uso de prácticas modernas de pro.</text:p>
          </table:table-cell>
          <table:table-cell table:style-name="ce101" office:value-type="float" office:value="1.21">
            <text:p>1,21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2">
            <text:p>0,82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7" office:value-type="string" table:number-columns-spanned="4" table:number-rows-spanned="1">
            <text:p>ILF (Ficheros Logicos Internos)</text:p>
          </table:table-cell>
          <table:covered-table-cell table:number-columns-repeated="2" table:style-name="ce21"/>
          <table:covered-table-cell table:style-name="ce30"/>
          <table:table-cell table:style-name="ce12" table:number-columns-repeated="2"/>
          <table:table-cell table:number-columns-repeated="7"/>
          <table:table-cell table:style-name="ce14" office:value-type="string">
            <text:p>Prolog</text:p>
          </table:table-cell>
          <table:table-cell table:style-name="ce33" office:value-type="float" office:value="64">
            <text:p>64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63">
            <text:p>63</text:p>
          </table:table-cell>
          <table:table-cell office:value-type="float" office:value="59">
            <text:p>59</text:p>
          </table:table-cell>
          <table:table-cell office:value-type="float" office:value="55">
            <text:p>55</text:p>
          </table:table-cell>
          <table:table-cell table:style-name="ce101" office:value-type="float" office:value="51">
            <text:p>51</text:p>
          </table:table-cell>
          <table:table-cell table:style-name="ce101"/>
          <table:table-cell/>
          <table:table-cell table:style-name="ce101" office:value-type="string">
            <text:p>TOOL Uso de herramientas software</text:p>
          </table:table-cell>
          <table:table-cell table:style-name="ce101" office:value-type="float" office:value="1.24">
            <text:p>1,24</text:p>
          </table:table-cell>
          <table:table-cell table:style-name="ce101" office:value-type="float" office:value="1.1">
            <text:p>1,1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0.91">
            <text:p>0,91</text:p>
          </table:table-cell>
          <table:table-cell table:style-name="ce101" office:value-type="float" office:value="0.83">
            <text:p>0,83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office:annotation draw:style-name="gr5" draw:text-style-name="P2" svg:width="2.899cm" svg:height="2.571cm" svg:x="22.622cm" svg:y="9.263cm" draw:caption-point-x="-0.61cm" draw:caption-point-y="1.527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office:annotation draw:style-name="gr11" draw:text-style-name="P2" svg:width="2.899cm" svg:height="0.669cm" svg:x="25.801cm" svg:y="9.263cm" draw:caption-point-x="-0.61cm" draw:caption-point-y="1.527cm">
              <dc:date>2019-03-15T00:00:00</dc:date>
              <text:p text:style-name="P2"><text:span text:style-name="T3">Mirar Tabla</text:span></text:p>
            </office:annotation>
            <text:p>Clasificación</text:p>
          </table:table-cell>
          <table:table-cell table:number-columns-repeated="9"/>
          <table:table-cell table:style-name="ce14" office:value-type="string">
            <text:p>ANSI/Turbo BASIC</text:p>
          </table:table-cell>
          <table:table-cell table:style-name="ce33" office:value-type="float" office:value="64">
            <text:p>64</text:p>
          </table:table-cell>
          <table:table-cell/>
          <table:table-cell/>
          <table:table-cell/>
          <table:covered-table-cell table:style-name="ce96"/>
          <table:table-cell office:value-type="string">
            <text:p>Integración y prueba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101" office:value-type="float" office:value="30">
            <text:p>30</text:p>
          </table:table-cell>
          <table:table-cell table:style-name="ce101"/>
          <table:table-cell/>
          <table:table-cell table:style-name="ce101" office:value-type="string">
            <text:p>SCED Calendario requerido para el desarrollo</text:p>
          </table:table-cell>
          <table:table-cell table:style-name="ce101" office:value-type="float" office:value="1.23">
            <text:p>1,23</text:p>
          </table:table-cell>
          <table:table-cell table:style-name="ce101" office:value-type="float" office:value="1.08">
            <text:p>1,08</text:p>
          </table:table-cell>
          <table:table-cell table:style-name="ce101" office:value-type="float" office:value="1">
            <text:p>1</text:p>
          </table:table-cell>
          <table:table-cell table:style-name="ce101" office:value-type="float" office:value="1.04">
            <text:p>1,04</text:p>
          </table:table-cell>
          <table:table-cell table:style-name="ce101" office:value-type="float" office:value="1.1">
            <text:p>1,1</text:p>
          </table:table-cell>
          <table:table-cell table:style-name="ce101"/>
          <table:table-cell table:number-columns-repeated="7"/>
        </table:table-row>
        <table:table-row table:style-name="ro1">
          <table:table-cell/>
          <table:table-cell office:value-type="string">
            <text:p>Tabla de Contacto de Empresa</text:p>
          </table:table-cell>
          <table:table-cell office:value-type="float" office:value="1">
            <text:p>1</text:p>
          </table:table-cell>
          <table:table-cell office:value-type="float" office:value="10">
            <office:annotation draw:style-name="gr10" draw:text-style-name="P4" svg:width="2.899cm" svg:height="1.386cm" svg:x="22.622cm" svg:y="9.714cm" draw:caption-point-x="-0.61cm" draw:caption-point-y="1.527cm">
              <dc:date>2019-03-16T00:00:00</dc:date>
              <text:p text:style-name="P4"><text:span text:style-name="T3">4 atributos * 32dispositivos max = 64</text:span></text:p>
            </office:annotation>
            <text:p>10</text:p>
          </table:table-cell>
          <table:table-cell table:style-name="ce32" table:formula="of:=IF(ISBLANK([.B24]);&quot;&quot;;(IF([.C24]&lt;=[.G29];IF([.D24]&lt;=[.H28];[.H29];IF([.D24] &lt;=[.I28];[.I29];IF([.D24]&gt;=[.J28];[.J29];&quot;Error&quot;)));IF([.C24]&lt;=[.G30];IF([.D24]&lt;=[.H28];[.H30];IF([.D24]&lt;=[.I28];[.I30];IF([.D24]&gt;=[.J28];[.J30];&quot;Error&quot;)));IF([.C24]&gt;=[.G31];IF([.D24]&lt;=[.H28];[.H31];IF([.D24]&lt;=[.I28];[.I31];IF([.D24]&gt;=[.J28];[.J31];&quot;Error&quot;))))))))" office:value-type="string" office:string-value="Baja">
            <text:p>Baja</text:p>
          </table:table-cell>
          <table:table-cell table:number-columns-repeated="9"/>
          <table:table-cell table:style-name="ce14" office:value-type="string">
            <text:p>Base de Datos</text:p>
          </table:table-cell>
          <table:table-cell table:style-name="ce33" office:value-type="float" office:value="40">
            <text:p>40</text:p>
          </table:table-cell>
          <table:table-cell table:number-columns-repeated="3"/>
          <table:table-cell table:style-name="ce108" office:value-type="string" table:number-columns-spanned="1" table:number-rows-spanned="4">
            <text:p>Semi-acoplado</text:p>
          </table:table-cell>
          <table:table-cell office:value-type="string">
            <text:p>Planificació y requerimientos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style-name="ce101" office:value-type="float" office:value="22">
            <text:p>22</text:p>
          </table:table-cell>
          <table:table-cell table:style-name="ce101" office:value-type="float" office:value="24">
            <text:p>24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Contrato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IF(ISBLANK([.B25]);&quot;&quot;;(IF([.C25]&lt;=[.G29];IF([.D25]&lt;=[.H28];[.H29];IF([.D25] &lt;=[.I28];[.I29];IF([.D25]&gt;=[.J28];[.J29];&quot;Error&quot;)));IF([.C25]&lt;=[.G30];IF([.D25]&lt;=[.H28];[.H30];IF([.D25]&lt;=[.I28];[.I30];IF([.D25]&gt;=[.J28];[.J30];&quot;Error&quot;)));IF([.C25]&gt;=[.G31];IF([.D25]&lt;=[.H28];[.H31];IF([.D25]&lt;=[.I28];[.I31];IF([.D25]&gt;=[.J28];[.J31];&quot;Error&quot;))))))))" office:value-type="string" office:string-value="Baja">
            <text:p>Baja</text:p>
          </table:table-cell>
          <table:table-cell table:number-columns-repeated="9"/>
          <table:table-cell table:style-name="ce14" office:value-type="string">
            <text:p>OO por defecto</text:p>
          </table:table-cell>
          <table:table-cell table:style-name="ce33" office:value-type="float" office:value="29">
            <text:p>29</text:p>
          </table:table-cell>
          <table:table-cell table:number-columns-repeated="3"/>
          <table:covered-table-cell table:style-name="ce96"/>
          <table:table-cell office:value-type="string">
            <text:p>Diseño del producto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101" office:value-type="float" office:value="27">
            <text:p>27</text:p>
          </table:table-cell>
          <table:table-cell table:style-name="ce101" office:value-type="float" office:value="28">
            <text:p>28</text:p>
          </table:table-cell>
          <table:table-cell table:number-columns-repeated="15"/>
        </table:table-row>
        <table:table-row table:style-name="ro1">
          <table:table-cell/>
          <table:table-cell office:value-type="string">
            <text:p>Fichero de Errore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BLANK([.B26]);&quot;&quot;;(IF([.C26]&lt;=[.G29];IF([.D26]&lt;=[.H28];[.H29];IF([.D26] &lt;=[.I28];[.I29];IF([.D26]&gt;=[.J28];[.J29];&quot;Error&quot;)));IF([.C26]&lt;=[.G30];IF([.D26]&lt;=[.H28];[.H30];IF([.D26]&lt;=[.I28];[.I30];IF([.D26]&gt;=[.J28];[.J30];&quot;Error&quot;)));IF([.C26]&gt;=[.G31];IF([.D26]&lt;=[.H28];[.H31];IF([.D26]&lt;=[.I28];[.I31];IF([.D26]&gt;=[.J28];[.J31];&quot;Error&quot;))))))))" office:value-type="string" office:string-value="Baja">
            <text:p>Baja</text:p>
          </table:table-cell>
          <table:table-cell table:style-name="ce38"/>
          <table:table-cell table:style-name="ce51" table:number-columns-repeated="4"/>
          <table:table-cell table:style-name="ce82"/>
          <table:table-cell table:number-columns-repeated="3"/>
          <table:table-cell table:style-name="ce14" office:value-type="string">
            <text:p>Query</text:p>
          </table:table-cell>
          <table:table-cell table:style-name="ce33" office:value-type="float" office:value="13">
            <text:p>13</text:p>
          </table:table-cell>
          <table:table-cell table:number-columns-repeated="3"/>
          <table:covered-table-cell table:style-name="ce96"/>
          <table:table-cell office:value-type="string">
            <text:p>Programación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table:style-name="ce101" office:value-type="float" office:value="44">
            <text:p>44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style-name="ce10"/>
          <table:table-cell table:number-columns-repeated="2"/>
          <table:table-cell table:formula="of:=IF(ISBLANK([.B27]);&quot;&quot;;(IF([.C27]&lt;=[.G29];IF([.D27]&lt;=[.H28];[.H29];IF([.D27] &lt;=[.I28];[.I29];IF([.D27]&gt;=[.J28];[.J29];&quot;Error&quot;)));IF([.C27]&lt;=[.G30];IF([.D27]&lt;=[.H28];[.H30];IF([.D27]&lt;=[.I28];[.I30];IF([.D27]&gt;=[.J28];[.J30];&quot;Error&quot;)));IF([.C27]&gt;=[.G31];IF([.D27]&lt;=[.H28];[.H31];IF([.D27]&lt;=[.I28];[.I31];IF([.D27]&gt;=[.J28];[.J31];&quot;Error&quot;))))))))">
            <text:p/>
          </table:table-cell>
          <table:table-cell table:style-name="ce39"/>
          <table:table-cell/>
          <table:table-cell table:style-name="ce52" office:value-type="string">
            <text:p>1 a 19 DET</text:p>
          </table:table-cell>
          <table:table-cell table:style-name="ce52" office:value-type="string">
            <text:p>20 a 50 DET</text:p>
          </table:table-cell>
          <table:table-cell table:style-name="ce52" office:value-type="string">
            <text:p>&gt;=51 DET</text:p>
          </table:table-cell>
          <table:table-cell table:style-name="ce83"/>
          <table:table-cell table:number-columns-repeated="3"/>
          <table:table-cell table:style-name="ce15" office:value-type="string">
            <text:p>PL/SQL</text:p>
          </table:table-cell>
          <table:table-cell table:style-name="ce34" office:value-type="float" office:value="47">
            <text:p>47</text:p>
          </table:table-cell>
          <table:table-cell table:number-columns-repeated="3"/>
          <table:covered-table-cell table:style-name="ce96"/>
          <table:table-cell office:value-type="string">
            <text:p>Integración y prueba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style-name="ce101" office:value-type="float" office:value="29">
            <text:p>29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8]);&quot;&quot;;(IF([.C26]&lt;=[.G29];IF([.D28]&lt;=[.H28];[.H29];IF([.D28] &lt;=[.I28];[.I29];IF([.D28]&gt;=[.J28];[.J29];&quot;Error&quot;)));IF([.C28]&lt;=[.G30];IF([.D28]&lt;=[.H28];[.H30];IF([.D28]&lt;=[.I28];[.I30];IF([.D28]&gt;=[.J28];[.J30];&quot;Error&quot;)));IF([.C28]&gt;=[.G31];IF([.D28]&lt;=[.H28];[.H31];IF([.D28]&lt;=[.I28];[.I31];IF([.D28]&gt;=[.J28];[.J31];&quot;Error&quot;))))))))">
            <text:p/>
          </table:table-cell>
          <table:table-cell table:style-name="ce39"/>
          <table:table-cell table:style-name="ce52" office:value-type="string">
            <text:p>Complejidad(RET)</text:p>
          </table:table-cell>
          <table:table-cell table:style-name="ce52" office:value-type="float" office:value="19">
            <text:p>19</text:p>
          </table:table-cell>
          <table:table-cell table:style-name="ce52" office:value-type="float" office:value="50">
            <text:p>50</text:p>
          </table:table-cell>
          <table:table-cell table:style-name="ce52" office:value-type="float" office:value="51">
            <text:p>51</text:p>
          </table:table-cell>
          <table:table-cell table:style-name="ce83"/>
          <table:table-cell table:number-columns-repeated="8"/>
          <table:table-cell table:style-name="ce108" office:value-type="string" table:number-columns-spanned="1" table:number-rows-spanned="4">
            <text:p>Empotrado</text:p>
          </table:table-cell>
          <table:table-cell office:value-type="string">
            <text:p>Planificació y requerimientos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40">
            <text:p>40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29]);&quot;&quot;;(IF([.C26]&lt;=[.G29];IF([.D29]&lt;=[.H28];[.H29];IF([.D29] &lt;=[.I28];[.I29];IF([.D29]&gt;=[.J28];[.J29];&quot;Error&quot;)));IF([.C29]&lt;=[.G30];IF([.D29]&lt;=[.H28];[.H30];IF([.D29]&lt;=[.I28];[.I30];IF([.D29]&gt;=[.J28];[.J30];&quot;Error&quot;)));IF([.C29]&gt;=[.G31];IF([.D29]&lt;=[.H28];[.H31];IF([.D29]&lt;=[.I28];[.I31];IF([.D29]&gt;=[.J28];[.J31];&quot;Error&quot;))))))))">
            <text:p/>
          </table:table-cell>
          <table:table-cell table:style-name="ce40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table:style-name="ce59" office:value-type="string">
            <text:p>Baja</text:p>
          </table:table-cell>
          <table:table-cell table:style-name="ce19" office:value-type="string">
            <text:p>Medi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Diseño del producto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8">
            <text:p>38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0]);&quot;&quot;;(IF([.C30]&lt;=[.G29];IF([.D30]&lt;=[.H28];[.H29];IF([.D30] &lt;=[.I28];[.I29];IF([.D30]&gt;=[.J28];[.J29];&quot;Error&quot;)));IF([.C30]&lt;=[.G30];IF([.D30]&lt;=[.H28];[.H30];IF([.D30]&lt;=[.I28];[.I30];IF([.D30]&gt;=[.J28];[.J30];&quot;Error&quot;)));IF([.C30]&gt;=[.G31];IF([.D30]&lt;=[.H28];[.H31];IF([.D30]&lt;=[.I28];[.I31];IF([.D30]&gt;=[.J28];[.J31];&quot;Error&quot;))))))))">
            <text:p/>
          </table:table-cell>
          <table:table-cell table:style-name="ce41" office:value-type="string">
            <text:p>2 – 5</text:p>
          </table:table-cell>
          <table:table-cell table:style-name="ce53" office:value-type="float" office:value="5">
            <text:p>5</text:p>
          </table:table-cell>
          <table:table-cell table:style-name="ce59" office:value-type="string">
            <text:p>Baja</text:p>
          </table:table-cell>
          <table:table-cell table:style-name="ce59" office:value-type="string">
            <text:p>Media</text:p>
          </table:table-cell>
          <table:table-cell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Programación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40">
            <text:p>40</text:p>
          </table:table-cell>
          <table:table-cell table:style-name="ce101" office:value-type="float" office:value="36">
            <text:p>36</text:p>
          </table:table-cell>
          <table:table-cell table:style-name="ce101" office:value-type="float" office:value="32">
            <text:p>32</text:p>
          </table:table-cell>
          <table:table-cell table:number-columns-repeated="15"/>
        </table:table-row>
        <table:table-row table:style-name="ro1">
          <table:table-cell/>
          <table:table-cell table:number-columns-repeated="3"/>
          <table:table-cell table:formula="of:=IF(ISBLANK([.B31]);&quot;&quot;;(IF([.C31]&lt;=[.G29];IF([.D31]&lt;=[.H28];[.H29];IF([.D31] &lt;=[.I28];[.I29];IF([.D31]&gt;=[.J28];[.J29];&quot;Error&quot;)));IF([.C31]&lt;=[.G30];IF([.D31]&lt;=[.H28];[.H30];IF([.D31]&lt;=[.I28];[.I30];IF([.D31]&gt;=[.J28];[.J30];&quot;Error&quot;)));IF([.C31]&gt;=[.G31];IF([.D31]&lt;=[.H28];[.H31];IF([.D31]&lt;=[.I28];[.I31];IF([.D31]&gt;=[.J28];[.J31];&quot;Error&quot;))))))))">
            <text:p/>
          </table:table-cell>
          <table:table-cell table:style-name="ce40" office:value-type="string">
            <text:p>&gt;=6</text:p>
          </table:table-cell>
          <table:table-cell table:style-name="ce19" office:value-type="float" office:value="6">
            <text:p>6</text:p>
          </table:table-cell>
          <table:table-cell table:style-name="ce19" office:value-type="string">
            <text:p>Media</text:p>
          </table:table-cell>
          <table:table-cell table:number-columns-repeated="2" table:style-name="ce19" office:value-type="string">
            <text:p>Alta</text:p>
          </table:table-cell>
          <table:table-cell table:style-name="ce83"/>
          <table:table-cell table:number-columns-repeated="8"/>
          <table:covered-table-cell table:style-name="ce108"/>
          <table:table-cell office:value-type="string">
            <text:p>Integración y prueba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30">
            <text:p>30</text:p>
          </table:table-cell>
          <table:table-cell table:number-columns-repeated="3"/>
          <table:table-cell table:style-name="ce119"/>
          <table:table-cell table:number-columns-repeated="11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32]);&quot;&quot;;(IF([.C32]&lt;=[.G29];IF([.D32]&lt;=[.H28];[.H29];IF([.D32] &lt;=[.I28];[.I29];IF([.D32]&gt;=[.J28];[.J29];&quot;Error&quot;)));IF([.C32]&lt;=[.G30];IF([.D32]&lt;=[.H28];[.H30];IF([.D32]&lt;=[.I28];[.I30];IF([.D32]&gt;=[.J28];[.J30];&quot;Error&quot;)));IF([.C32]&gt;=[.G31];IF([.D32]&lt;=[.H28];[.H31];IF([.D32]&lt;=[.I28];[.I31];IF([.D32]&gt;=[.J28];[.J31];&quot;Error&quot;))))))))">
            <text:p/>
          </table:table-cell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4"/>
          <table:table-cell table:style-name="ce39"/>
          <table:table-cell table:number-columns-repeated="4"/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3" office:value-type="string" table:number-columns-spanned="4" table:number-rows-spanned="1">
            <text:p>EIF(Ficheros Externos de Interfaz)</text:p>
          </table:table-cell>
          <table:covered-table-cell table:number-columns-repeated="2" table:style-name="ce17"/>
          <table:covered-table-cell table:style-name="ce29"/>
          <table:table-cell table:style-name="ce39"/>
          <table:table-cell/>
          <table:table-cell table:number-columns-repeated="3" table:style-name="ce2" office:value-type="string">
            <text:p>Clasificación</text:p>
          </table:table-cell>
          <table:table-cell table:style-name="ce83"/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RET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39"/>
          <table:table-cell table:style-name="ce52" office:value-type="string">
            <text:p>Complejidad</text:p>
          </table:table-cell>
          <table:table-cell table:style-name="ce52" office:value-type="string">
            <text:p>Baja</text:p>
          </table:table-cell>
          <table:table-cell table:style-name="ce52" office:value-type="string">
            <text:p>Media</text:p>
          </table:table-cell>
          <table:table-cell table:style-name="ce52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9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36]);&quot;&quot;;(IF([.C36]&lt;=[.G29];IF([.D36]&lt;=[.H28];[.H29];IF([.D36] &lt;=[.I28];[.I29];IF([.D36]&gt;=[.J28];[.J29];&quot;Error&quot;)));IF([.C36]&lt;=[.G30];IF([.D36]&lt;=[.H28];[.H30];IF([.D36]&lt;=[.I28];[.I30];IF([.D36]&gt;=[.J28];[.J30];&quot;Error&quot;)));IF([.C36]&gt;=[.G31];IF([.D36]&lt;=[.H28];[.H31];IF([.D36]&lt;=[.I28];[.I31];IF([.D36]&gt;=[.J28];[.J31];&quot;Error&quot;))))))))">
            <text:p/>
          </table:table-cell>
          <table:table-cell table:style-name="ce39"/>
          <table:table-cell table:style-name="ce19" office:value-type="string">
            <text:p>ILF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10">
            <text:p>10</text:p>
          </table:table-cell>
          <table:table-cell table:style-name="ce19" office:value-type="float" office:value="15">
            <text:p>15</text:p>
          </table:table-cell>
          <table:table-cell table:style-name="ce83"/>
          <table:table-cell/>
          <table:table-cell table:style-name="ce90"/>
          <table:table-cell table:style-name="ce95" table:number-columns-repeated="5"/>
          <table:table-cell table:number-columns-repeated="2"/>
          <table:table-cell table:style-name="Default" table:number-columns-repeated="4"/>
          <table:table-cell table:number-columns-repeated="17"/>
        </table:table-row>
        <table:table-row table:style-name="ro4">
          <table:table-cell/>
          <table:table-cell table:number-columns-repeated="3"/>
          <table:table-cell table:formula="of:=IF(ISBLANK([.B37]);&quot;&quot;;(IF([.C37]&lt;=[.G29];IF([.D37]&lt;=[.H28];[.H29];IF([.D37] &lt;=[.I28];[.I29];IF([.D37]&gt;=[.J28];[.J29];&quot;Error&quot;)));IF([.C37]&lt;=[.G30];IF([.D37]&lt;=[.H28];[.H30];IF([.D37]&lt;=[.I28];[.I30];IF([.D37]&gt;=[.J28];[.J30];&quot;Error&quot;)));IF([.C37]&gt;=[.G31];IF([.D37]&lt;=[.H28];[.H31];IF([.D37]&lt;=[.I28];[.I31];IF([.D37]&gt;=[.J28];[.J31];&quot;Error&quot;))))))))">
            <text:p/>
          </table:table-cell>
          <table:table-cell table:style-name="ce39"/>
          <table:table-cell table:style-name="ce54" office:value-type="string">
            <text:p>Cantidad</text:p>
          </table:table-cell>
          <table:table-cell table:style-name="ce54" table:formula="of:=DCOUNTA([.B23:.E32];[.E23];[.H34:.H35])" office:value-type="float" office:value="3">
            <text:p>3</text:p>
          </table:table-cell>
          <table:table-cell table:style-name="ce54" table:formula="of:=DCOUNTA([.B23:.E32];[.E23];[.I34:.I35])" office:value-type="float" office:value="0">
            <text:p>0</text:p>
          </table:table-cell>
          <table:table-cell table:style-name="ce54" table:formula="of:=DCOUNTA([.B23:.E32];[.E23];[.J34:.J35])" office:value-type="float" office:value="0">
            <text:p>0</text:p>
          </table:table-cell>
          <table:table-cell table:style-name="ce85" table:formula="of:=[.H36]*[.H37]+[.I36]*[.I37]+[.J36]*[.J37]" office:value-type="float" office:value="21">
            <text:p>21</text:p>
          </table:table-cell>
          <table:table-cell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BÁSICO )</text:p>
          </table:table-cell>
          <table:covered-table-cell table:number-columns-repeated="4" table:style-name="Default"/>
          <table:covered-table-cell/>
          <table:table-cell/>
          <table:table-cell table:style-name="ce127" office:value-type="string" table:number-columns-spanned="3" table:number-rows-spanned="1">
            <text:p>Escriba los porcentajes aquí en función de los KDSI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38]);&quot;&quot;;(IF([.C38]&lt;=[.G29];IF([.D38]&lt;=[.H28];[.H29];IF([.D38] &lt;=[.I28];[.I29];IF([.D38]&gt;=[.J28];[.J29];&quot;Error&quot;)));IF([.C38]&lt;=[.G30];IF([.D38]&lt;=[.H28];[.H30];IF([.D38]&lt;=[.I28];[.I30];IF([.D38]&gt;=[.J28];[.J30];&quot;Error&quot;)));IF([.C38]&gt;=[.G31];IF([.D38]&lt;=[.H28];[.H31];IF([.D38]&lt;=[.I28];[.I31];IF([.D38]&gt;=[.J28];[.J31];&quot;Error&quot;))))))))">
            <text:p/>
          </table:table-cell>
          <table:table-cell table:style-name="ce39"/>
          <table:table-cell table:style-name="ce19" office:value-type="string">
            <text:p>EIF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style-name="ce19" office:value-type="float" office:value="10">
            <text:p>10</text:p>
          </table:table-cell>
          <table:table-cell table:style-name="ce83"/>
          <table:table-cell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39]);&quot;&quot;;(IF([.C39]&lt;=[.G29];IF([.D39]&lt;=[.H28];[.H29];IF([.D39] &lt;=[.I28];[.I29];IF([.D39]&gt;=[.J28];[.J29];&quot;Error&quot;)));IF([.C39]&lt;=[.G30];IF([.D39]&lt;=[.H28];[.H30];IF([.D39]&lt;=[.I28];[.I30];IF([.D39]&gt;=[.J28];[.J30];&quot;Error&quot;)));IF([.C39]&gt;=[.G31];IF([.D39]&lt;=[.H28];[.H31];IF([.D39]&lt;=[.I28];[.I31];IF([.D39]&gt;=[.J28];[.J31];&quot;Error&quot;))))))))">
            <text:p/>
          </table:table-cell>
          <table:table-cell table:style-name="ce42"/>
          <table:table-cell table:style-name="ce55" office:value-type="string">
            <text:p>Cantidad</text:p>
          </table:table-cell>
          <table:table-cell table:style-name="ce55" table:formula="of:=DCOUNTA([.B35:.E45];[.E35];[.H34:.H35])" office:value-type="float" office:value="0">
            <text:p>0</text:p>
          </table:table-cell>
          <table:table-cell table:style-name="ce55" table:formula="of:=DCOUNTA([.B35:.E45];[.E35];[.I34:.I35])" office:value-type="float" office:value="0">
            <text:p>0</text:p>
          </table:table-cell>
          <table:table-cell table:style-name="ce55" table:formula="of:=DCOUNTA([.B35:.E45];[.E35];[.J34:.J35])" office:value-type="float" office:value="0">
            <text:p>0</text:p>
          </table:table-cell>
          <table:table-cell table:style-name="ce86" table:formula="of:=[.H38]*[.H39]+[.I38]*[.I39]+[.J38]*[.J39]" office:value-type="float" office:value="0">
            <text:p>0</text:p>
          </table:table-cell>
          <table:table-cell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2.4">
            <text:p>2,4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formula="of:=[.O39]*([.N4]^[.P39])" office:value-type="float" office:value="6.22325517395817">
            <text:p>6,22</text:p>
          </table:table-cell>
          <table:table-cell table:formula="of:=[.Q39]*([.V39]^[.R39])" office:value-type="float" office:value="5.00802744276542">
            <text:p>5,01</text:p>
          </table:table-cell>
          <table:table-cell table:formula="of:=[.V39]/[.W39]" office:value-type="float" office:value="1.24265596486462">
            <text:p>1,24</text:p>
          </table:table-cell>
          <table:table-cell table:style-name="ce101" table:formula="of:=[.R$23]/[.V39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0]);&quot;&quot;;(IF([.C40]&lt;=[.G29];IF([.D40]&lt;=[.H28];[.H29];IF([.D40] &lt;=[.I28];[.I29];IF([.D40]&gt;=[.J28];[.J29];&quot;Error&quot;)));IF([.C40]&lt;=[.G30];IF([.D40]&lt;=[.H28];[.H30];IF([.D40]&lt;=[.I28];[.I30];IF([.D40]&gt;=[.J28];[.J30];&quot;Error&quot;)));IF([.C40]&gt;=[.G31];IF([.D40]&lt;=[.H28];[.H31];IF([.D40]&lt;=[.I28];[.I31];IF([.D40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39]*[.AB39]*0.01" office:value-type="float" office:value="0.37339531043749">
            <text:p>0,37</text:p>
          </table:table-cell>
          <table:table-cell table:style-name="ce116" table:formula="of:=[.W$39]*[.AC39]*0.01" office:value-type="float" office:value="0.550883018704196">
            <text:p>0,55</text:p>
          </table:table-cell>
          <table:table-cell table:formula="of:=[.V40]/[.W40]" office:value-type="float" office:value="0.677812344471613">
            <text:p>0,68</text:p>
          </table:table-cell>
          <table:table-cell table:style-name="ce101" table:formula="of:=[.R$23]/[.V40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1]);&quot;&quot;;(IF([.C41]&lt;=[.G29];IF([.D41]&lt;=[.H28];[.H29];IF([.D41] &lt;=[.I28];[.I29];IF([.D41]&gt;=[.J28];[.J29];&quot;Error&quot;)));IF([.C41]&lt;=[.G30];IF([.D41]&lt;=[.H28];[.H30];IF([.D41]&lt;=[.I28];[.I30];IF([.D41]&gt;=[.J28];[.J30];&quot;Error&quot;)));IF([.C41]&gt;=[.G31];IF([.D41]&lt;=[.H28];[.H31];IF([.D41]&lt;=[.I28];[.I31];IF([.D41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3.6">
            <text:p>3,6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39]*[.AB40]*0.01" office:value-type="float" office:value="0.995720827833307">
            <text:p>1</text:p>
          </table:table-cell>
          <table:table-cell table:style-name="ce116" table:formula="of:=[.W$39]*[.AC40]*0.01" office:value-type="float" office:value="0.95152521412543">
            <text:p>0,95</text:p>
          </table:table-cell>
          <table:table-cell table:formula="of:=[.V41]/[.W41]" office:value-type="float" office:value="1.04644712830705">
            <text:p>1,05</text:p>
          </table:table-cell>
          <table:table-cell table:style-name="ce101" table:formula="of:=[.R$23]/[.V41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2]);&quot;&quot;;(IF([.C42]&lt;=[.G29];IF([.D42]&lt;=[.H28];[.H29];IF([.D42] &lt;=[.I28];[.I29];IF([.D42]&gt;=[.J28];[.J29];&quot;Error&quot;)));IF([.C42]&lt;=[.G30];IF([.D42]&lt;=[.H28];[.H30];IF([.D42]&lt;=[.I28];[.I30];IF([.D42]&gt;=[.J28];[.J30];&quot;Error&quot;)));IF([.C42]&gt;=[.G31];IF([.D42]&lt;=[.H28];[.H31];IF([.D42]&lt;=[.I28];[.I31];IF([.D42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39]*[.AB41]*0.01" office:value-type="float" office:value="4.04511586307281">
            <text:p>4,05</text:p>
          </table:table-cell>
          <table:table-cell table:style-name="ce116" table:formula="of:=[.W$39]*[.AC41]*0.01" office:value-type="float" office:value="2.9547361912316">
            <text:p>2,95</text:p>
          </table:table-cell>
          <table:table-cell table:formula="of:=[.V42]/[.W42]" office:value-type="float" office:value="1.3690277579017">
            <text:p>1,37</text:p>
          </table:table-cell>
          <table:table-cell table:style-name="ce101" table:formula="of:=[.R$23]/[.V42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table:number-columns-repeated="3"/>
          <table:table-cell table:formula="of:=IF(ISBLANK([.B43]);&quot;&quot;;(IF([.C43]&lt;=[.G29];IF([.D43]&lt;=[.H28];[.H29];IF([.D43] &lt;=[.I28];[.I29];IF([.D43]&gt;=[.J28];[.J29];&quot;Error&quot;)));IF([.C43]&lt;=[.G30];IF([.D43]&lt;=[.H28];[.H30];IF([.D43]&lt;=[.I28];[.I30];IF([.D43]&gt;=[.J28];[.J30];&quot;Error&quot;)));IF([.C43]&gt;=[.G31];IF([.D43]&lt;=[.H28];[.H31];IF([.D43]&lt;=[.I28];[.I31];IF([.D43]&gt;=[.J28];[.J31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39]*[.AB42]*0.01" office:value-type="float" office:value="1.18241848305205">
            <text:p>1,18</text:p>
          </table:table-cell>
          <table:table-cell table:style-name="ce116" table:formula="of:=[.W$39]*[.AC42]*0.01" office:value-type="float" office:value="1.10176603740839">
            <text:p>1,1</text:p>
          </table:table-cell>
          <table:table-cell table:formula="of:=[.V43]/[.W43]" office:value-type="float" office:value="1.07320287874672">
            <text:p>1,07</text:p>
          </table:table-cell>
          <table:table-cell table:style-name="ce101" table:formula="of:=[.R$23]/[.V43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44]);&quot;&quot;;(IF([.C44]&lt;=[.G29];IF([.D44]&lt;=[.H28];[.H29];IF([.D44] &lt;=[.I28];[.I29];IF([.D44]&gt;=[.J28];[.J29];&quot;Error&quot;)));IF([.C44]&lt;=[.G30];IF([.D44]&lt;=[.H28];[.H30];IF([.D44]&lt;=[.I28];[.I30];IF([.D44]&gt;=[.J28];[.J30];&quot;Error&quot;)));IF([.C44]&gt;=[.G31];IF([.D44]&lt;=[.H28];[.H31];IF([.D44]&lt;=[.I28];[.I31];IF([.D44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formula="of:=[.O40]*[.N4]^[.P40]" office:value-type="float" office:value="8.28923998038929">
            <text:p>8,29</text:p>
          </table:table-cell>
          <table:table-cell table:formula="of:=[.Q40]*[.V44]^[.R40]" office:value-type="float" office:value="5.2410723897427">
            <text:p>5,24</text:p>
          </table:table-cell>
          <table:table-cell table:formula="of:=[.V44]/[.W44]" office:value-type="float" office:value="1.58159234675181">
            <text:p>1,58</text:p>
          </table:table-cell>
          <table:table-cell table:style-name="ce101" table:formula="of:=[.R$23]/[.V44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45]);&quot;&quot;;(IF([.C45]&lt;=[.G29];IF([.D45]&lt;=[.H28];[.H29];IF([.D45] &lt;=[.I28];[.I29];IF([.D45]&gt;=[.J28];[.J29];&quot;Error&quot;)));IF([.C45]&lt;=[.G30];IF([.D45]&lt;=[.H28];[.H30];IF([.D45]&lt;=[.I28];[.I30];IF([.D45]&gt;=[.J28];[.J30];&quot;Error&quot;)));IF([.C45]&gt;=[.G31];IF([.D45]&lt;=[.H28];[.H31];IF([.D45]&lt;=[.I28];[.I31];IF([.D45]&gt;=[.J28];[.J31];&quot;Error&quot;))))))))">
            <text:p/>
          </table:table-cell>
          <table:table-cell table:style-name="ce12"/>
          <table:table-cell table:number-columns-repeated="6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4]*[.AB45]*0.01" office:value-type="float" office:value="0.58024679862725">
            <text:p>0,58</text:p>
          </table:table-cell>
          <table:table-cell table:formula="of:=[.W$44]*[.AC45]*0.01" office:value-type="float" office:value="1.15303592574339">
            <text:p>1,15</text:p>
          </table:table-cell>
          <table:table-cell table:formula="of:=[.V45]/[.W45]" office:value-type="float" office:value="0.503233928511941">
            <text:p>0,5</text:p>
          </table:table-cell>
          <table:table-cell table:style-name="ce101" table:formula="of:=[.R$23]/[.V45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5"/>
          <table:table-cell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Diseño del producto</text:p>
          </table:table-cell>
          <table:table-cell table:formula="of:=[.V$44]*[.AB46]*0.01" office:value-type="float" office:value="1.40917079666618">
            <text:p>1,41</text:p>
          </table:table-cell>
          <table:table-cell table:formula="of:=[.W$44]*[.AC46]*0.01" office:value-type="float" office:value="1.41508954523053">
            <text:p>1,42</text:p>
          </table:table-cell>
          <table:table-cell table:formula="of:=[.V46]/[.W46]" office:value-type="float" office:value="0.995817403510401">
            <text:p>1</text:p>
          </table:table-cell>
          <table:table-cell table:style-name="ce101" table:formula="of:=[.R$23]/[.V46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O(Salidas Externas)</text:p>
          </table:table-cell>
          <table:covered-table-cell table:number-columns-repeated="2" table:style-name="ce21"/>
          <table:covered-table-cell table:style-name="ce30"/>
          <table:table-cell table:style-name="ce12"/>
          <table:table-cell table:style-name="ce3" office:value-type="string">
            <text:p>Complejidad(FTR)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formula="of:=[.V$44]*[.AB47]*0.01" office:value-type="float" office:value="4.55908198921411">
            <text:p>4,56</text:p>
          </table:table-cell>
          <table:table-cell table:formula="of:=[.W$44]*[.AC47]*0.01" office:value-type="float" office:value="2.30607185148679">
            <text:p>2,31</text:p>
          </table:table-cell>
          <table:table-cell table:formula="of:=[.V47]/[.W47]" office:value-type="float" office:value="1.97699043343977">
            <text:p>1,98</text:p>
          </table:table-cell>
          <table:table-cell table:style-name="ce101" table:formula="of:=[.R$23]/[.V47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office:annotation draw:style-name="gr12" draw:text-style-name="P2" svg:width="2.899cm" svg:height="0.991cm" svg:x="17.619cm" svg:y="21.144cm" draw:caption-point-x="-0.61cm" draw:caption-point-y="1.527cm">
              <dc:date>2019-03-15T00:00:00</dc:date>
              <text:p text:style-name="P2"><text:span text:style-name="T3">File Type Reference</text:span></text:p>
            </office:annotation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3" office:value-type="string">
            <text:p>0 - 1</text:p>
          </table:table-cell>
          <table:table-cell table:style-name="ce43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formula="of:=[.V$44]*[.AB48]*0.01" office:value-type="float" office:value="2.320987194509">
            <text:p>2,32</text:p>
          </table:table-cell>
          <table:table-cell table:formula="of:=[.W$44]*[.AC48]*0.01" office:value-type="float" office:value="1.51991099302538">
            <text:p>1,52</text:p>
          </table:table-cell>
          <table:table-cell table:formula="of:=[.V48]/[.W48]" office:value-type="float" office:value="1.52705467962244">
            <text:p>1,53</text:p>
          </table:table-cell>
          <table:table-cell table:style-name="ce101" table:formula="of:=[.R$23]/[.V48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Envío de paquetes de informació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IF(ISBLANK([.B49]);&quot;&quot;;(IF([.C49]&lt;=[.G48];IF([.D49]&lt;=[.H47];[.H48];IF([.D49] &lt;=[.I47];[.I48];IF([.D49]&gt;=[.J47];[.J48];&quot;Error&quot;)));IF([.C49]&lt;=[.G49];IF([.D49]&lt;=[.H47];[.H49];IF([.D49]&lt;=[.I47];[.I49];IF([.D49]&gt;=[.J47];[.J49];&quot;Error&quot;)));IF([.C49]&gt;=[.G50];IF([.D49]&lt;=[.H47];[.H50];IF([.D49]&lt;=[.I47];[.I50];IF([.D49]&gt;=[.J47];[.J50];&quot;Error&quot;))))))))" office:value-type="string" office:string-value="Baja">
            <text:p>Baja</text:p>
          </table:table-cell>
          <table:table-cell table:style-name="ce43" office:value-type="string">
            <text:p>2 – 3</text:p>
          </table:table-cell>
          <table:table-cell table:style-name="ce43" office:value-type="float" office:value="3">
            <text:p>3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formula="of:=[.O41]*[.N4]^[.P41]" office:value-type="float" office:value="10.6960657325851">
            <text:p>10,7</text:p>
          </table:table-cell>
          <table:table-cell table:formula="of:=[.Q41]*[.V49]^[.R41]" office:value-type="float" office:value="5.33693248642532">
            <text:p>5,34</text:p>
          </table:table-cell>
          <table:table-cell table:formula="of:=[.V49]/[.W49]" office:value-type="float" office:value="2.004159835222">
            <text:p>2</text:p>
          </table:table-cell>
          <table:table-cell table:style-name="ce101" table:formula="of:=[.R$23]/[.V49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number-columns-repeated="3"/>
          <table:table-cell table:formula="of:=IF(ISBLANK([.B50]);&quot;&quot;;(IF([.C50]&lt;=[.G48];IF([.D50]&lt;=[.H47];[.H48];IF([.D50] &lt;=[.I47];[.I48];IF([.D50]&gt;=[.J47];[.J48];&quot;Error&quot;)));IF([.C50]&lt;=[.G49];IF([.D50]&lt;=[.H47];[.H49];IF([.D50]&lt;=[.I47];[.I49];IF([.D50]&gt;=[.J47];[.J49];&quot;Error&quot;)));IF([.C50]&gt;=[.G50];IF([.D50]&lt;=[.H47];[.H50];IF([.D50]&lt;=[.I47];[.I50];IF([.D50]&gt;=[.J47];[.J50];&quot;Error&quot;))))))))">
            <text:p/>
          </table:table-cell>
          <table:table-cell table:style-name="ce44" office:value-type="string">
            <text:p>&gt;=4</text:p>
          </table:table-cell>
          <table:table-cell table:style-name="ce44" office:value-type="float" office:value="4">
            <text:p>4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Planificació y requerimientos</text:p>
          </table:table-cell>
          <table:table-cell table:formula="of:=[.V$49]*[.AB51]*0.01" office:value-type="float" office:value="0.855685258606808">
            <text:p>0,86</text:p>
          </table:table-cell>
          <table:table-cell table:formula="of:=[.W$49]*[.AC51]*0.01" office:value-type="float" office:value="1.49434109619909">
            <text:p>1,49</text:p>
          </table:table-cell>
          <table:table-cell table:formula="of:=[.V50]/[.W50]" office:value-type="float" office:value="0.572617095777714">
            <text:p>0,57</text:p>
          </table:table-cell>
          <table:table-cell table:style-name="ce101" table:formula="of:=[.R$23]/[.V50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1]);&quot;&quot;;(IF([.C51]&lt;=[.G48];IF([.D51]&lt;=[.H47];[.H48];IF([.D51] &lt;=[.I47];[.I48];IF([.D51]&gt;=[.J47];[.J48];&quot;Error&quot;)));IF([.C51]&lt;=[.G49];IF([.D51]&lt;=[.H47];[.H49];IF([.D51]&lt;=[.I47];[.I49];IF([.D51]&gt;=[.J47];[.J49];&quot;Error&quot;)));IF([.C51]&gt;=[.G50];IF([.D51]&lt;=[.H47];[.H50];IF([.D51]&lt;=[.I47];[.I50];IF([.D51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Diseño del producto</text:p>
          </table:table-cell>
          <table:table-cell table:formula="of:=[.V$49]*[.AB52]*0.01" office:value-type="float" office:value="1.92529183186532">
            <text:p>1,93</text:p>
          </table:table-cell>
          <table:table-cell table:formula="of:=[.W$49]*[.AC52]*0.01" office:value-type="float" office:value="1.7078183956561">
            <text:p>1,71</text:p>
          </table:table-cell>
          <table:table-cell table:formula="of:=[.V51]/[.W51]" office:value-type="float" office:value="1.12733990731237">
            <text:p>1,13</text:p>
          </table:table-cell>
          <table:table-cell table:style-name="ce101" table:formula="of:=[.R$23]/[.V51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2]);&quot;&quot;;(IF([.C52]&lt;=[.G48];IF([.D52]&lt;=[.H47];[.H48];IF([.D52] &lt;=[.I47];[.I48];IF([.D52]&gt;=[.J47];[.J48];&quot;Error&quot;)));IF([.C52]&lt;=[.G49];IF([.D52]&lt;=[.H47];[.H49];IF([.D52]&lt;=[.I47];[.I49];IF([.D52]&gt;=[.J47];[.J49];&quot;Error&quot;)));IF([.C52]&gt;=[.G50];IF([.D52]&lt;=[.H47];[.H50];IF([.D52]&lt;=[.I47];[.I50];IF([.D52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6"/>
          <table:covered-table-cell table:style-name="ce108"/>
          <table:table-cell office:value-type="string">
            <text:p>Programación</text:p>
          </table:table-cell>
          <table:table-cell table:formula="of:=[.V$49]*[.AB53]*0.01" office:value-type="float" office:value="6.09675746757351">
            <text:p>6,1</text:p>
          </table:table-cell>
          <table:table-cell table:formula="of:=[.W$49]*[.AC53]*0.01" office:value-type="float" office:value="2.34825029402714">
            <text:p>2,35</text:p>
          </table:table-cell>
          <table:table-cell table:formula="of:=[.V52]/[.W52]" office:value-type="float" office:value="2.59629796835577">
            <text:p>2,6</text:p>
          </table:table-cell>
          <table:table-cell table:style-name="ce101" table:formula="of:=[.R$23]/[.V52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3]);&quot;&quot;;(IF([.C53]&lt;=[.G48];IF([.D53]&lt;=[.H47];[.H48];IF([.D53] &lt;=[.I47];[.I48];IF([.D53]&gt;=[.J47];[.J48];&quot;Error&quot;)));IF([.C53]&lt;=[.G49];IF([.D53]&lt;=[.H47];[.H49];IF([.D53]&lt;=[.I47];[.I49];IF([.D53]&gt;=[.J47];[.J49];&quot;Error&quot;)));IF([.C53]&gt;=[.G50];IF([.D53]&lt;=[.H47];[.H50];IF([.D53]&lt;=[.I47];[.I50];IF([.D53]&gt;=[.J47];[.J50];&quot;Error&quot;))))))))">
            <text:p/>
          </table:table-cell>
          <table:table-cell table:style-name="ce12" table:number-columns-repeated="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covered-table-cell table:style-name="ce108"/>
          <table:table-cell office:value-type="string">
            <text:p>Integración y prueba</text:p>
          </table:table-cell>
          <table:table-cell table:formula="of:=[.V$49]*[.AB54]*0.01" office:value-type="float" office:value="2.67401643314628">
            <text:p>2,67</text:p>
          </table:table-cell>
          <table:table-cell table:formula="of:=[.W$49]*[.AC54]*0.01" office:value-type="float" office:value="1.28086379674208">
            <text:p>1,28</text:p>
          </table:table-cell>
          <table:table-cell table:formula="of:=[.V53]/[.W53]" office:value-type="float" office:value="2.08766649502292">
            <text:p>2,09</text:p>
          </table:table-cell>
          <table:table-cell table:style-name="ce101" table:formula="of:=[.R$23]/[.V53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4]);&quot;&quot;;(IF([.C54]&lt;=[.G48];IF([.D54]&lt;=[.H47];[.H48];IF([.D54] &lt;=[.I47];[.I48];IF([.D54]&gt;=[.J47];[.J48];&quot;Error&quot;)));IF([.C54]&lt;=[.G49];IF([.D54]&lt;=[.H47];[.H49];IF([.D54]&lt;=[.I47];[.I49];IF([.D54]&gt;=[.J47];[.J49];&quot;Error&quot;)));IF([.C54]&gt;=[.G50];IF([.D54]&lt;=[.H47];[.H50];IF([.D54]&lt;=[.I47];[.I50];IF([.D54]&gt;=[.J47];[.J50];&quot;Error&quot;))))))))">
            <text:p/>
          </table:table-cell>
          <table:table-cell table:style-name="ce12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17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55]);&quot;&quot;;(IF([.C55]&lt;=[.G48];IF([.D55]&lt;=[.H47];[.H48];IF([.D55] &lt;=[.I47];[.I48];IF([.D55]&gt;=[.J47];[.J48];&quot;Error&quot;)));IF([.C55]&lt;=[.G49];IF([.D55]&lt;=[.H47];[.H49];IF([.D55]&lt;=[.I47];[.I49];IF([.D55]&gt;=[.J47];[.J49];&quot;Error&quot;)));IF([.C55]&gt;=[.G50];IF([.D55]&lt;=[.H47];[.H50];IF([.D55]&lt;=[.I47];[.I50];IF([.D55]&gt;=[.J47];[.J50];&quot;Error&quot;))))))))">
            <text:p/>
          </table:table-cell>
          <table:table-cell table:style-name="ce12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19" office:value-type="float" office:value="7">
            <text:p>7</text:p>
          </table:table-cell>
          <table:table-cell table:number-columns-repeated="2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6]);&quot;&quot;;(IF([.C56]&lt;=[.G48];IF([.D56]&lt;=[.H47];[.H48];IF([.D56] &lt;=[.I47];[.I48];IF([.D56]&gt;=[.J47];[.J48];&quot;Error&quot;)));IF([.C56]&lt;=[.G49];IF([.D56]&lt;=[.H47];[.H49];IF([.D56]&lt;=[.I47];[.I49];IF([.D56]&gt;=[.J47];[.J49];&quot;Error&quot;)));IF([.C56]&gt;=[.G50];IF([.D56]&lt;=[.H47];[.H50];IF([.D56]&lt;=[.I47];[.I50];IF([.D56]&gt;=[.J47];[.J50];&quot;Error&quot;))))))))">
            <text:p/>
          </table:table-cell>
          <table:table-cell table:style-name="ce12"/>
          <table:table-cell table:style-name="ce56" office:value-type="string">
            <text:p>Cantidad</text:p>
          </table:table-cell>
          <table:table-cell table:style-name="ce55" table:formula="of:=DCOUNTA([.B48:.E58];[.E48];[.H53:.H54])" office:value-type="float" office:value="1">
            <text:p>1</text:p>
          </table:table-cell>
          <table:table-cell table:style-name="ce55" table:formula="of:=DCOUNTA([.B48:.E59];[.E48];[.I53:.I54])" office:value-type="float" office:value="0">
            <text:p>0</text:p>
          </table:table-cell>
          <table:table-cell table:style-name="ce55" table:formula="of:=DCOUNTA([.B48:.E59];[.E48];[.J53:.J54])" office:value-type="float" office:value="0">
            <text:p>0</text:p>
          </table:table-cell>
          <table:table-cell table:style-name="ce85" table:formula="of:=[.H55]*[.H56]+[.I55]*[.I56]+[.J55]*[.J56]" office:value-type="float" office:value="4">
            <text:p>4</text:p>
          </table:table-cell>
          <table:table-cell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7]);&quot;&quot;;(IF([.C57]&lt;=[.G48];IF([.D57]&lt;=[.H47];[.H48];IF([.D57] &lt;=[.I47];[.I48];IF([.D57]&gt;=[.J47];[.J48];&quot;Error&quot;)));IF([.C57]&lt;=[.G49];IF([.D57]&lt;=[.H47];[.H49];IF([.D57]&lt;=[.I47];[.I49];IF([.D57]&gt;=[.J47];[.J49];&quot;Error&quot;)));IF([.C57]&gt;=[.G50];IF([.D57]&lt;=[.H47];[.H50];IF([.D57]&lt;=[.I47];[.I50];IF([.D57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58]);&quot;&quot;;(IF([.C58]&lt;=[.G48];IF([.D58]&lt;=[.H47];[.H48];IF([.D58] &lt;=[.I47];[.I48];IF([.D58]&gt;=[.J47];[.J48];&quot;Error&quot;)));IF([.C58]&lt;=[.G49];IF([.D58]&lt;=[.H47];[.H49];IF([.D58]&lt;=[.I47];[.I49];IF([.D58]&gt;=[.J47];[.J49];&quot;Error&quot;)));IF([.C58]&gt;=[.G50];IF([.D58]&lt;=[.H47];[.H50];IF([.D58]&lt;=[.I47];[.I50];IF([.D58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59]);&quot;&quot;;(IF([.C59]&lt;=[.G48];IF([.D59]&lt;=[.H47];[.H48];IF([.D59] &lt;=[.I47];[.I48];IF([.D59]&gt;=[.J47];[.J48];&quot;Error&quot;)));IF([.C59]&lt;=[.G49];IF([.D59]&lt;=[.H47];[.H49];IF([.D59]&lt;=[.I47];[.I49];IF([.D59]&gt;=[.J47];[.J49];&quot;Error&quot;)));IF([.C59]&gt;=[.G50];IF([.D59]&lt;=[.H47];[.H50];IF([.D59]&lt;=[.I47];[.I50];IF([.D59]&gt;=[.J47];[.J50];&quot;Error&quot;))))))))">
            <text:p/>
          </table:table-cell>
          <table:table-cell table:style-name="ce12" table:number-columns-repeated="2"/>
          <table:table-cell table:number-columns-repeated="5"/>
          <table:table-cell table:style-name="ce91"/>
          <table:table-cell table:number-columns-repeated="7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style-name="ce12" table:number-columns-repeated="6"/>
          <table:table-cell table:style-name="ce62" office:value-type="string">
            <text:p>1 a 4 DET</text:p>
          </table:table-cell>
          <table:table-cell table:style-name="ce62" office:value-type="string">
            <text:p>5 a 15 DET</text:p>
          </table:table-cell>
          <table:table-cell table:style-name="ce76" office:value-type="string">
            <text:p>&gt;=16 DET</text:p>
          </table:table-cell>
          <table:table-cell table:number-columns-repeated="2"/>
          <table:table-cell table:style-name="ce91"/>
          <table:table-cell table:style-name="ce96"/>
          <table:table-cell table:style-name="ce100" office:value-type="string" table:number-columns-spanned="2" table:number-rows-spanned="1">
            <text:p>Esfuerzo</text:p>
          </table:table-cell>
          <table:covered-table-cell table:style-name="ce96"/>
          <table:table-cell table:style-name="ce100" office:value-type="string" table:number-columns-spanned="2" table:number-rows-spanned="1">
            <text:p>Calendario</text:p>
          </table:table-cell>
          <table:covered-table-cell table:style-name="ce96"/>
          <table:table-cell/>
          <table:table-cell table:style-name="ce100" office:value-type="string" table:number-columns-spanned="6" table:number-rows-spanned="1">
            <text:p>COCOMO SIN MODIFICADOR DE COSTE ( COCOMO INTERMEDIO )</text:p>
          </table:table-cell>
          <table:covered-table-cell table:number-columns-repeated="4" table:style-name="Default"/>
          <table:covered-table-cell/>
          <table:table-cell/>
          <table:table-cell table:style-name="ce22" office:value-type="string" table:number-columns-spanned="3" table:number-rows-spanned="1">
            <text:p>El humano pone los porcentajes aquí</text:p>
          </table:table-cell>
          <table:covered-table-cell table:number-columns-repeated="2"/>
          <table:table-cell table:number-columns-repeated="12"/>
        </table:table-row>
        <table:table-row table:style-name="ro1">
          <table:table-cell/>
          <table:table-cell table:style-name="ce7" office:value-type="string" table:number-columns-spanned="4" table:number-rows-spanned="1">
            <text:p>EI (Entradas Externas)</text:p>
          </table:table-cell>
          <table:covered-table-cell table:number-columns-repeated="2" table:style-name="ce21"/>
          <table:covered-table-cell table:style-name="ce30"/>
          <table:table-cell/>
          <table:table-cell table:style-name="ce3" office:value-type="string">
            <text:p>Complejidad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 table:number-columns-repeated="2"/>
          <table:table-cell table:style-name="ce91"/>
          <table:table-cell table:style-name="ce96"/>
          <table:table-cell table:style-name="ce96" office:value-type="string">
            <text:p>Foctor</text:p>
          </table:table-cell>
          <table:table-cell table:style-name="ce96" office:value-type="string">
            <text:p>Exponente</text:p>
          </table:table-cell>
          <table:table-cell table:style-name="ce96" office:value-type="string">
            <text:p>Factor</text:p>
          </table:table-cell>
          <table:table-cell table:style-name="ce96" office:value-type="string">
            <text:p>Exponente</text:p>
          </table:table-cell>
          <table:table-cell/>
          <table:table-cell table:style-name="ce100" office:value-type="string">
            <text:p>Modo</text:p>
          </table:table-cell>
          <table:table-cell table:style-name="ce100" office:value-type="string">
            <text:p>Fases</text:p>
          </table:table-cell>
          <table:table-cell table:style-name="ce100" office:value-type="string">
            <text:p>Esfuerzo</text:p>
          </table:table-cell>
          <table:table-cell table:style-name="ce100" office:value-type="string">
            <text:p>Duracion</text:p>
          </table:table-cell>
          <table:table-cell table:style-name="ce100" office:value-type="string">
            <text:p>Personal Medio</text:p>
          </table:table-cell>
          <table:table-cell table:style-name="ce100" office:value-type="string">
            <text:p>Productividad</text:p>
          </table:table-cell>
          <table:table-cell/>
          <table:table-cell table:style-name="ce96" office:value-type="string">
            <text:p>Orgánic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office:annotation draw:style-name="gr5" draw:text-style-name="P2" svg:width="2.899cm" svg:height="2.571cm" svg:x="22.622cm" svg:y="27.467cm" draw:caption-point-x="-0.61cm" draw:caption-point-y="1.527cm">
              <dc:date>2019-03-15T00:00:00</dc:date>
              <text:p text:style-name="P2"><text:span text:style-name="T3">Un DET por cada campo único erreconocible por el usuario de un ILF o ELF</text:span></text:p>
            </office:annotation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2"/>
          <table:table-cell table:style-name="ce91"/>
          <table:table-cell table:style-name="ce96" office:value-type="string">
            <text:p>Orgánico</text:p>
          </table:table-cell>
          <table:table-cell table:style-name="ce101" office:value-type="float" office:value="3.2">
            <text:p>3,2</text:p>
          </table:table-cell>
          <table:table-cell table:style-name="ce101" office:value-type="float" office:value="1.05">
            <text:p>1,05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8">
            <text:p>0,38</text:p>
          </table:table-cell>
          <table:table-cell/>
          <table:table-cell table:style-name="ce108" office:value-type="string" table:number-columns-spanned="1" table:number-rows-spanned="5">
            <text:p>Orgánico</text:p>
          </table:table-cell>
          <table:table-cell office:value-type="string">
            <text:p>Total</text:p>
          </table:table-cell>
          <table:table-cell table:style-name="ce117" table:formula="of:=([.O62]*([.N4]^[.P62]))*[.X101]" office:value-type="float" office:value="1.9777631248595">
            <text:p>1,98</text:p>
          </table:table-cell>
          <table:table-cell table:style-name="ce117" table:formula="of:=[.Q62]*([.V62]^[.R62])" office:value-type="float" office:value="3.23956153166473">
            <text:p>3,24</text:p>
          </table:table-cell>
          <table:table-cell table:style-name="ce117" table:formula="of:=[.V62]/[.W62]" office:value-type="float" office:value="0.610503336802861">
            <text:p>0,61</text:p>
          </table:table-cell>
          <table:table-cell table:style-name="ce117" table:formula="of:=[.R$23]/[.V62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6">
            <text:p>6</text:p>
          </table:table-cell>
          <table:table-cell table:style-name="ce101" office:value-type="float" office:value="11">
            <text:p>11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Crear nuevo contacto de empresa</text:p>
          </table:table-cell>
          <table:table-cell office:value-type="float" office:value="1">
            <text:p>1</text:p>
          </table:table-cell>
          <table:table-cell office:value-type="float" office:value="10">
            <office:annotation draw:style-name="gr11" draw:text-style-name="P2" svg:width="2.899cm" svg:height="0.669cm" svg:x="22.622cm" svg:y="27.918cm" draw:caption-point-x="-0.61cm" draw:caption-point-y="1.527cm">
              <dc:date>2019-03-15T00:00:00</dc:date>
              <text:p text:style-name="P2"><text:span text:style-name="T3">Id y clave</text:span></text:p>
            </office:annotation>
            <text:p>10</text:p>
          </table:table-cell>
          <table:table-cell table:formula="of:=IF(ISBLANK([.B63]);&quot;&quot;;(IF([.C63]&lt;=[.G62];IF([.D63]&lt;=[.H61];[.H62];IF([.D63] &lt;=[.I61];[.I62];IF([.D63]&gt;=[.J61];[.J62];&quot;Error&quot;)));IF([.C63]&lt;=[.G63];IF([.D63]&lt;=[.H61];[.H63];IF([.D63]&lt;=[.I61];[.I63];IF([.D63]&gt;=[.J61];[.J63];&quot;Error&quot;)));IF([.C63]&gt;=[.G64];IF([.D63]&lt;=[.H61];[.H64];IF([.D63]&lt;=[.I61];[.I64];IF([.D63]&gt;=[.J61];[.J64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Semi-acoplado</text:p>
          </table:table-cell>
          <table:table-cell table:style-name="ce101" office:value-type="float" office:value="3">
            <text:p>3</text:p>
          </table:table-cell>
          <table:table-cell table:style-name="ce101" office:value-type="float" office:value="1.12">
            <text:p>1,1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5">
            <text:p>0,35</text:p>
          </table:table-cell>
          <table:table-cell/>
          <table:covered-table-cell table:style-name="ce107"/>
          <table:table-cell office:value-type="string">
            <text:p>Planificació y requerimientos</text:p>
          </table:table-cell>
          <table:table-cell table:style-name="ce116" table:formula="of:=[.V$62]*[.AB62]*0.01" office:value-type="float" office:value="0.11866578749157">
            <text:p>0,12</text:p>
          </table:table-cell>
          <table:table-cell table:style-name="ce116" table:formula="of:=[.W$62]*[.AC62]*0.01" office:value-type="float" office:value="0.35635176848312">
            <text:p>0,36</text:p>
          </table:table-cell>
          <table:table-cell table:formula="of:=[.V63]/[.W63]" office:value-type="float" office:value="0.333001820074288">
            <text:p>0,33</text:p>
          </table:table-cell>
          <table:table-cell table:style-name="ce101" table:formula="of:=[.R$23]/[.V63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6">
            <text:p>16</text:p>
          </table:table-cell>
          <table:table-cell table:style-name="ce101" office:value-type="float" office:value="19">
            <text:p>1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Modificar un contacto de empresa</text:p>
          </table:table-cell>
          <table:table-cell office:value-type="float" office:value="2">
            <text:p>2</text:p>
          </table:table-cell>
          <table:table-cell office:value-type="float" office:value="10">
            <office:annotation draw:style-name="gr11" draw:text-style-name="P2" svg:width="2.899cm" svg:height="0.669cm" svg:x="22.622cm" svg:y="28.412cm" draw:caption-point-x="-0.61cm" draw:caption-point-y="1.527cm">
              <dc:date>2019-03-15T00:00:00</dc:date>
              <text:p text:style-name="P2"><text:span text:style-name="T3">Id y clave</text:span></text:p>
            </office:annotation>
            <text:p>10</text:p>
          </table:table-cell>
          <table:table-cell table:formula="of:=IF(ISBLANK([.B64]);&quot;&quot;;(IF([.C64]&lt;=[.G62];IF([.D64]&lt;=[.H61];[.H62];IF([.D64] &lt;=[.I61];[.I62];IF([.D64]&gt;=[.J61];[.J62];&quot;Error&quot;)));IF([.C64]&lt;=[.G63];IF([.D64]&lt;=[.H61];[.H63];IF([.D64]&lt;=[.I61];[.I63];IF([.D64]&gt;=[.J61];[.J63];&quot;Error&quot;)));IF([.C64]&gt;=[.G64];IF([.D64]&lt;=[.H61];[.H64];IF([.D64]&lt;=[.I61];[.I64];IF([.D64]&gt;=[.J61];[.J64];&quot;Error&quot;))))))))" office:value-type="string" office:string-value="Media">
            <text:p>Media</text:p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2"/>
          <table:table-cell table:style-name="ce91"/>
          <table:table-cell table:style-name="ce96" office:value-type="string">
            <text:p>Empotrado</text:p>
          </table:table-cell>
          <table:table-cell table:style-name="ce101" office:value-type="float" office:value="2.8">
            <text:p>2,8</text:p>
          </table:table-cell>
          <table:table-cell table:style-name="ce101" office:value-type="float" office:value="1.2">
            <text:p>1,2</text:p>
          </table:table-cell>
          <table:table-cell table:style-name="ce101" office:value-type="float" office:value="2.5">
            <text:p>2,5</text:p>
          </table:table-cell>
          <table:table-cell table:style-name="ce101" office:value-type="float" office:value="0.32">
            <text:p>0,32</text:p>
          </table:table-cell>
          <table:table-cell/>
          <table:covered-table-cell table:style-name="ce96"/>
          <table:table-cell office:value-type="string">
            <text:p>Diseño del producto</text:p>
          </table:table-cell>
          <table:table-cell table:style-name="ce116" table:formula="of:=[.V$62]*[.AB63]*0.01" office:value-type="float" office:value="0.316442099977521">
            <text:p>0,32</text:p>
          </table:table-cell>
          <table:table-cell table:style-name="ce116" table:formula="of:=[.W$62]*[.AC63]*0.01" office:value-type="float" office:value="0.615516691016298">
            <text:p>0,62</text:p>
          </table:table-cell>
          <table:table-cell table:formula="of:=[.V64]/[.W64]" office:value-type="float" office:value="0.514108073097146">
            <text:p>0,51</text:p>
          </table:table-cell>
          <table:table-cell table:style-name="ce101" table:formula="of:=[.R$23]/[.V64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65">
            <text:p>65</text:p>
          </table:table-cell>
          <table:table-cell table:style-name="ce101" office:value-type="float" office:value="59">
            <text:p>59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Borrar un contacto de empre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65]);&quot;&quot;;(IF([.C65]&lt;=[.G62];IF([.D65]&lt;=[.H61];[.H62];IF([.D65] &lt;=[.I61];[.I62];IF([.D65]&gt;=[.J61];[.J62];&quot;Error&quot;)));IF([.C65]&lt;=[.G63];IF([.D65]&lt;=[.H61];[.H63];IF([.D65]&lt;=[.I61];[.I63];IF([.D65]&gt;=[.J61];[.J63];&quot;Error&quot;)));IF([.C65]&gt;=[.G64];IF([.D65]&lt;=[.H61];[.H64];IF([.D65]&lt;=[.I61];[.I64];IF([.D65]&gt;=[.J61];[.J64];&quot;Error&quot;))))))))" office:value-type="string" office:string-value="Baja">
            <text:p>Baja</text:p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Programación</text:p>
          </table:table-cell>
          <table:table-cell table:style-name="ce116" table:formula="of:=[.V$62]*[.AB64]*0.01" office:value-type="float" office:value="1.28554603115868">
            <text:p>1,29</text:p>
          </table:table-cell>
          <table:table-cell table:style-name="ce116" table:formula="of:=[.W$62]*[.AC64]*0.01" office:value-type="float" office:value="1.91134130368219">
            <text:p>1,91</text:p>
          </table:table-cell>
          <table:table-cell table:formula="of:=[.V65]/[.W65]" office:value-type="float" office:value="0.672588421901457">
            <text:p>0,67</text:p>
          </table:table-cell>
          <table:table-cell table:style-name="ce101" table:formula="of:=[.R$23]/[.V65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19">
            <text:p>19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5">
          <table:table-cell/>
          <table:table-cell office:value-type="string">
            <text:p>Formalización de contrato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IF(ISBLANK([.B66]);&quot;&quot;;(IF([.C66]&lt;=[.G62];IF([.D66]&lt;=[.H61];[.H62];IF([.D66] &lt;=[.I61];[.I62];IF([.D66]&gt;=[.J61];[.J62];&quot;Error&quot;)));IF([.C66]&lt;=[.G63];IF([.D66]&lt;=[.H61];[.H63];IF([.D66]&lt;=[.I61];[.I63];IF([.D66]&gt;=[.J61];[.J63];&quot;Error&quot;)));IF([.C66]&gt;=[.G64];IF([.D66]&lt;=[.H61];[.H64];IF([.D66]&lt;=[.I61];[.I64];IF([.D66]&gt;=[.J61];[.J64];&quot;Error&quot;))))))))" office:value-type="string" office:string-value="Baja">
            <text:p>Baja</text:p>
          </table:table-cell>
          <table:table-cell/>
          <table:table-cell table:style-name="ce12"/>
          <table:table-cell table:number-columns-repeated="5"/>
          <table:table-cell table:style-name="ce91"/>
          <table:table-cell table:number-columns-repeated="6"/>
          <table:covered-table-cell table:style-name="ce96"/>
          <table:table-cell office:value-type="string">
            <text:p>Integración y prueba</text:p>
          </table:table-cell>
          <table:table-cell table:style-name="ce116" table:formula="of:=[.V$62]*[.AB65]*0.01" office:value-type="float" office:value="0.375774993723306">
            <text:p>0,38</text:p>
          </table:table-cell>
          <table:table-cell table:style-name="ce116" table:formula="of:=[.W$62]*[.AC65]*0.01" office:value-type="float" office:value="0.71270353696624">
            <text:p>0,71</text:p>
          </table:table-cell>
          <table:table-cell table:formula="of:=[.V66]/[.W66]" office:value-type="float" office:value="0.527252881784289">
            <text:p>0,53</text:p>
          </table:table-cell>
          <table:table-cell table:style-name="ce101" table:formula="of:=[.R$23]/[.V66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/>
          <table:table-cell table:number-columns-repeated="2" table:style-name="ce24"/>
          <table:table-cell table:formula="of:=IF(ISBLANK([.B67]);&quot;&quot;;(IF([.C67]&lt;=[.G62];IF([.D67]&lt;=[.H61];[.H62];IF([.D67] &lt;=[.I61];[.I62];IF([.D67]&gt;=[.J61];[.J62];&quot;Error&quot;)));IF([.C67]&lt;=[.G63];IF([.D67]&lt;=[.H61];[.H63];IF([.D67]&lt;=[.I61];[.I63];IF([.D67]&gt;=[.J61];[.J63];&quot;Error&quot;)));IF([.C67]&gt;=[.G64];IF([.D67]&lt;=[.H61];[.H64];IF([.D67]&lt;=[.I61];[.I64];IF([.D67]&gt;=[.J61];[.J64];&quot;Error&quot;))))))))">
            <text:p/>
          </table:table-cell>
          <table:table-cell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2"/>
          <table:table-cell table:style-name="ce91"/>
          <table:table-cell table:number-columns-repeated="6"/>
          <table:table-cell table:style-name="ce108" office:value-type="string" table:number-columns-spanned="1" table:number-rows-spanned="5">
            <text:p>Semi-acoplado</text:p>
          </table:table-cell>
          <table:table-cell office:value-type="string">
            <text:p>Total</text:p>
          </table:table-cell>
          <table:table-cell table:style-name="ce117" table:formula="of:=([.O63]*([.N4]^[.P63]))*[.X101]" office:value-type="float" office:value="1.97575296706393">
            <text:p>1,98</text:p>
          </table:table-cell>
          <table:table-cell table:style-name="ce117" table:formula="of:=[.Q63]*([.V67]^[.R63])" office:value-type="float" office:value="3.17282729979479">
            <text:p>3,17</text:p>
          </table:table-cell>
          <table:table-cell table:style-name="ce117" table:formula="of:=[.V67]/[.W67]" office:value-type="float" office:value="0.622710529246806">
            <text:p>0,62</text:p>
          </table:table-cell>
          <table:table-cell table:style-name="ce117" table:formula="of:=[.R$23]/[.V67]" office:value-type="float" office:value="0">
            <text:p>0</text:p>
          </table:table-cell>
          <table:table-cell/>
          <table:table-cell table:style-name="ce96" office:value-type="string">
            <text:p>Semia-acopl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8]);&quot;&quot;;(IF([.C68]&lt;=[.G62];IF([.D68]&lt;=[.H61];[.H62];IF([.D68] &lt;=[.I61];[.I62];IF([.D68]&gt;=[.J61];[.J62];&quot;Error&quot;)));IF([.C68]&lt;=[.G63];IF([.D68]&lt;=[.H61];[.H63];IF([.D68]&lt;=[.I61];[.I63];IF([.D68]&gt;=[.J61];[.J63];&quot;Error&quot;)));IF([.C68]&gt;=[.G64];IF([.D68]&lt;=[.H61];[.H64];IF([.D68]&lt;=[.I61];[.I64];IF([.D68]&gt;=[.J61];[.J64];&quot;Error&quot;))))))))">
            <text:p/>
          </table:table-cell>
          <table:table-cell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/>
          <table:table-cell table:style-name="ce92"/>
          <table:table-cell table:style-name="ce97" table:number-columns-repeated="5"/>
          <table:table-cell/>
          <table:covered-table-cell table:style-name="ce108"/>
          <table:table-cell office:value-type="string">
            <text:p>Planificació y requerimientos</text:p>
          </table:table-cell>
          <table:table-cell table:formula="of:=[.V$67]*[.AB68]*0.01" office:value-type="float" office:value="0.138302707694475">
            <text:p>0,14</text:p>
          </table:table-cell>
          <table:table-cell table:formula="of:=[.W$67]*[.AC68]*0.01" office:value-type="float" office:value="0.698022005954853">
            <text:p>0,7</text:p>
          </table:table-cell>
          <table:table-cell table:formula="of:=[.V68]/[.W68]" office:value-type="float" office:value="0.198135168396711">
            <text:p>0,2</text:p>
          </table:table-cell>
          <table:table-cell table:style-name="ce101" table:formula="of:=[.R$23]/[.V68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7">
            <text:p>7</text:p>
          </table:table-cell>
          <table:table-cell table:style-name="ce101" office:value-type="float" office:value="22">
            <text:p>2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69]);&quot;&quot;;(IF([.C69]&lt;=[.G62];IF([.D69]&lt;=[.H61];[.H62];IF([.D69] &lt;=[.I61];[.I62];IF([.D69]&gt;=[.J61];[.J62];&quot;Error&quot;)));IF([.C69]&lt;=[.G63];IF([.D69]&lt;=[.H61];[.H63];IF([.D69]&lt;=[.I61];[.I63];IF([.D69]&gt;=[.J61];[.J63];&quot;Error&quot;)));IF([.C69]&gt;=[.G64];IF([.D69]&lt;=[.H61];[.H64];IF([.D69]&lt;=[.I61];[.I64];IF([.D69]&gt;=[.J61];[.J64];&quot;Error&quot;))))))))">
            <text:p/>
          </table:table-cell>
          <table:table-cell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number-columns-repeated="9"/>
          <table:covered-table-cell table:style-name="ce96"/>
          <table:table-cell office:value-type="string">
            <text:p>Diseño del producto</text:p>
          </table:table-cell>
          <table:table-cell table:formula="of:=[.V$67]*[.AB69]*0.01" office:value-type="float" office:value="0.335878004400867">
            <text:p>0,34</text:p>
          </table:table-cell>
          <table:table-cell table:formula="of:=[.W$67]*[.AC69]*0.01" office:value-type="float" office:value="0.856663370944593">
            <text:p>0,86</text:p>
          </table:table-cell>
          <table:table-cell table:formula="of:=[.V69]/[.W69]" office:value-type="float" office:value="0.392076999896137">
            <text:p>0,39</text:p>
          </table:table-cell>
          <table:table-cell table:style-name="ce101" table:formula="of:=[.R$23]/[.V69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7">
            <text:p>17</text:p>
          </table:table-cell>
          <table:table-cell table:style-name="ce101" office:value-type="float" office:value="27">
            <text:p>27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0]);&quot;&quot;;(IF([.C70]&lt;=[.G62];IF([.D70]&lt;=[.H61];[.H62];IF([.D70] &lt;=[.I61];[.I62];IF([.D70]&gt;=[.J61];[.J62];&quot;Error&quot;)));IF([.C70]&lt;=[.G63];IF([.D70]&lt;=[.H61];[.H63];IF([.D70]&lt;=[.I61];[.I63];IF([.D70]&gt;=[.J61];[.J63];&quot;Error&quot;)));IF([.C70]&gt;=[.G64];IF([.D70]&lt;=[.H61];[.H64];IF([.D70]&lt;=[.I61];[.I64];IF([.D70]&gt;=[.J61];[.J64];&quot;Error&quot;))))))))">
            <text:p/>
          </table:table-cell>
          <table:table-cell/>
          <table:table-cell table:style-name="ce56" office:value-type="string">
            <text:p>Cantidad</text:p>
          </table:table-cell>
          <table:table-cell table:style-name="ce55" table:formula="of:=DCOUNTA([.B62:.E71];[.E62];[.H67:.H68])" office:value-type="float" office:value="3">
            <text:p>3</text:p>
          </table:table-cell>
          <table:table-cell table:style-name="ce55" table:formula="of:=DCOUNTA([.B62:.E71];[.E62];[.I67:.I68])" office:value-type="float" office:value="1">
            <text:p>1</text:p>
          </table:table-cell>
          <table:table-cell table:style-name="ce78" table:formula="of:=DCOUNTA([.B62:.E71];[.E62];[.J67:.J68])" office:value-type="float" office:value="0">
            <text:p>0</text:p>
          </table:table-cell>
          <table:table-cell table:style-name="ce85" table:formula="of:=[.H69]*[.H70]+[.I69]*[.I70]+[.J69]*[.J70]" office:value-type="float" office:value="13">
            <text:p>13</text:p>
          </table:table-cell>
          <table:table-cell table:number-columns-repeated="8"/>
          <table:covered-table-cell table:style-name="ce96"/>
          <table:table-cell office:value-type="string">
            <text:p>Programación</text:p>
          </table:table-cell>
          <table:table-cell table:formula="of:=[.V$67]*[.AB70]*0.01" office:value-type="float" office:value="1.08666413188516">
            <text:p>1,09</text:p>
          </table:table-cell>
          <table:table-cell table:formula="of:=[.W$67]*[.AC70]*0.01" office:value-type="float" office:value="1.39604401190971">
            <text:p>1,4</text:p>
          </table:table-cell>
          <table:table-cell table:formula="of:=[.V70]/[.W70]" office:value-type="float" office:value="0.778388161558507">
            <text:p>0,78</text:p>
          </table:table-cell>
          <table:table-cell table:style-name="ce101" table:formula="of:=[.R$23]/[.V70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5">
            <text:p>55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71]);&quot;&quot;;(IF([.C71]&lt;=[.G62];IF([.D71]&lt;=[.H61];[.H62];IF([.D71] &lt;=[.I61];[.I62];IF([.D71]&gt;=[.J61];[.J62];&quot;Error&quot;)));IF([.C71]&lt;=[.G63];IF([.D71]&lt;=[.H61];[.H63];IF([.D71]&lt;=[.I61];[.I63];IF([.D71]&gt;=[.J61];[.J63];&quot;Error&quot;)));IF([.C71]&gt;=[.G64];IF([.D71]&lt;=[.H61];[.H64];IF([.D71]&lt;=[.I61];[.I64];IF([.D71]&gt;=[.J61];[.J64];&quot;Error&quot;))))))))">
            <text:p/>
          </table:table-cell>
          <table:table-cell/>
          <table:table-cell table:style-name="ce12"/>
          <table:table-cell table:number-columns-repeated="12"/>
          <table:covered-table-cell table:style-name="ce96"/>
          <table:table-cell office:value-type="string">
            <text:p>Integración y prueba</text:p>
          </table:table-cell>
          <table:table-cell table:formula="of:=[.V$67]*[.AB71]*0.01" office:value-type="float" office:value="0.5532108307779">
            <text:p>0,55</text:p>
          </table:table-cell>
          <table:table-cell table:formula="of:=[.W$67]*[.AC71]*0.01" office:value-type="float" office:value="0.920119916940488">
            <text:p>0,92</text:p>
          </table:table-cell>
          <table:table-cell table:formula="of:=[.V71]/[.W71]" office:value-type="float" office:value="0.601237752376227">
            <text:p>0,6</text:p>
          </table:table-cell>
          <table:table-cell table:style-name="ce101" table:formula="of:=[.R$23]/[.V71]" office:value-type="float" office:value="0">
            <text:p>0</text:p>
          </table:table-cell>
          <table:table-cell/>
          <table:table-cell table:style-name="ce96" office:value-type="string">
            <text:p>Integración y prueba</text:p>
          </table:table-cell>
          <table:table-cell table:style-name="ce101" office:value-type="float" office:value="28">
            <text:p>28</text:p>
          </table:table-cell>
          <table:table-cell table:style-name="ce101" office:value-type="float" office:value="29">
            <text:p>29</text:p>
          </table:table-cell>
          <table:table-cell table:number-columns-repeated="12"/>
        </table:table-row>
        <table:table-row table:style-name="ro1">
          <table:table-cell/>
          <table:table-cell table:style-name="ce12" table:number-columns-repeated="4"/>
          <table:table-cell/>
          <table:table-cell table:style-name="ce12"/>
          <table:table-cell table:style-name="ce17" office:value-type="string">
            <text:p>1 a 4 DET</text:p>
          </table:table-cell>
          <table:table-cell table:style-name="ce17" office:value-type="string">
            <text:p>5 a 15 DET</text:p>
          </table:table-cell>
          <table:table-cell table:style-name="ce29" office:value-type="string">
            <text:p>&gt;=16 DET</text:p>
          </table:table-cell>
          <table:table-cell table:number-columns-repeated="9"/>
          <table:table-cell table:style-name="ce108" office:value-type="string" table:number-columns-spanned="1" table:number-rows-spanned="5">
            <text:p>Empotrado</text:p>
          </table:table-cell>
          <table:table-cell office:value-type="string">
            <text:p>Total</text:p>
          </table:table-cell>
          <table:table-cell table:style-name="ce117" table:formula="of:=([.O64]*([.N4]^[.P64]))*[.X101]" office:value-type="float" office:value="1.98288498234435">
            <text:p>1,98</text:p>
          </table:table-cell>
          <table:table-cell table:style-name="ce117" table:formula="of:=[.Q64]*([.V72]^[.R64])" office:value-type="float" office:value="3.1122553073812">
            <text:p>3,11</text:p>
          </table:table-cell>
          <table:table-cell table:style-name="ce117" table:formula="of:=[.V72]/[.W72]" office:value-type="float" office:value="0.637121568285747">
            <text:p>0,64</text:p>
          </table:table-cell>
          <table:table-cell table:style-name="ce117" table:formula="of:=[.R$23]/[.V72]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style-name="ce7" office:value-type="string" table:number-columns-spanned="4" table:number-rows-spanned="1">
            <text:p>EQ ( Consultas Externas)</text:p>
          </table:table-cell>
          <table:covered-table-cell table:number-columns-repeated="2" table:style-name="ce21"/>
          <table:covered-table-cell table:style-name="ce30"/>
          <table:table-cell table:style-name="ce46"/>
          <table:table-cell table:style-name="ce3" office:value-type="string">
            <text:p>Complejidad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number-columns-repeated="9"/>
          <table:covered-table-cell table:style-name="ce108"/>
          <table:table-cell office:value-type="string">
            <text:p>Planificació y requerimientos</text:p>
          </table:table-cell>
          <table:table-cell table:formula="of:=[.V$72]*[.AB74]*0.01" office:value-type="float" office:value="0.158630798587548">
            <text:p>0,16</text:p>
          </table:table-cell>
          <table:table-cell table:formula="of:=[.W$72]*[.AC74]*0.01" office:value-type="float" office:value="0.871431486066736">
            <text:p>0,87</text:p>
          </table:table-cell>
          <table:table-cell table:formula="of:=[.V73]/[.W73]" office:value-type="float" office:value="0.182034733795928">
            <text:p>0,18</text:p>
          </table:table-cell>
          <table:table-cell table:style-name="ce101" table:formula="of:=[.R$23]/[.V73]" office:value-type="float" office:value="0">
            <text:p>0</text:p>
          </table:table-cell>
          <table:table-cell/>
          <table:table-cell table:style-name="ce96" office:value-type="string">
            <text:p>Empotrado</text:p>
          </table:table-cell>
          <table:table-cell table:style-name="ce96" office:value-type="string">
            <text:p>Esfuerzo</text:p>
          </table:table-cell>
          <table:table-cell table:style-name="ce96" office:value-type="string">
            <text:p>Duracion</text:p>
          </table:table-cell>
          <table:table-cell table:number-columns-repeated="12"/>
        </table:table-row>
        <table:table-row table:style-name="ro1">
          <table:table-cell/>
          <table:table-cell table:style-name="ce8" office:value-type="string">
            <text:p>Nombre</text:p>
          </table:table-cell>
          <table:table-cell table:style-name="ce2" office:value-type="string">
            <text:p>Nº de Registros Lógicos(FTR)</text:p>
          </table:table-cell>
          <table:table-cell table:style-name="ce2" office:value-type="string">
            <text:p>Atributos(DET)</text:p>
          </table:table-cell>
          <table:table-cell table:style-name="ce31" office:value-type="string">
            <text:p>Clasificación</text:p>
          </table:table-cell>
          <table:table-cell table:style-name="ce40" office:value-type="string">
            <text:p>0-1 FTR</text:p>
          </table:table-cell>
          <table:table-cell table:style-name="ce40" office:value-type="float" office:value="1">
            <text:p>1</text:p>
          </table:table-cell>
          <table:table-cell table:number-columns-repeated="2"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9"/>
          <table:covered-table-cell table:style-name="ce108"/>
          <table:table-cell office:value-type="string">
            <text:p>Diseño del producto</text:p>
          </table:table-cell>
          <table:table-cell table:formula="of:=[.V$72]*[.AB75]*0.01" office:value-type="float" office:value="0.356919296821983">
            <text:p>0,36</text:p>
          </table:table-cell>
          <table:table-cell table:formula="of:=[.W$72]*[.AC75]*0.01" office:value-type="float" office:value="0.995921698361984">
            <text:p>1</text:p>
          </table:table-cell>
          <table:table-cell table:formula="of:=[.V74]/[.W74]" office:value-type="float" office:value="0.358380882160733">
            <text:p>0,36</text:p>
          </table:table-cell>
          <table:table-cell table:style-name="ce101" table:formula="of:=[.R$23]/[.V74]" office:value-type="float" office:value="0">
            <text:p>0</text:p>
          </table:table-cell>
          <table:table-cell/>
          <table:table-cell table:style-name="ce96" office:value-type="string">
            <text:p>Planificació y requerimientos</text:p>
          </table:table-cell>
          <table:table-cell table:style-name="ce101" office:value-type="float" office:value="8">
            <text:p>8</text:p>
          </table:table-cell>
          <table:table-cell table:style-name="ce101" office:value-type="float" office:value="28">
            <text:p>28</text:p>
          </table:table-cell>
          <table:table-cell table:number-columns-repeated="12"/>
        </table:table-row>
        <table:table-row table:style-name="ro1">
          <table:table-cell table:style-name="ce1" office:value-type="string">
            <text:p>Entrada</text:p>
          </table:table-cell>
          <table:table-cell office:value-type="string">
            <text:p>Consultar un Contacto de Empres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IF(ISBLANK([.B75]);&quot;&quot;;(IF([.C75]&lt;=[.G74];IF([.D75]&lt;=[.H73];[.H74];IF([.D75] &lt;=[.I73];[.I74];IF([.D75]&gt;=[.J73];[.J74];&quot;Error&quot;)));IF([.C75]&lt;=[.G75];IF([.D75]&lt;=[.H73];[.H75];IF([.D75]&lt;=[.I73];[.I75];IF([.D75]&gt;=[.J73];[.J75];&quot;Error&quot;)));IF([.C75]&gt;=[.G76];IF([.D75]&lt;=[.H73];[.H76];IF([.D75]&lt;=[.I73];[.I76];IF([.D75]&gt;=[.J73];[.J76];&quot;Error&quot;))))))))" office:value-type="string" office:string-value="Baja">
            <text:p>Baja</text:p>
          </table:table-cell>
          <table:table-cell table:style-name="ce40" office:value-type="string">
            <text:p>2 FTR</text:p>
          </table:table-cell>
          <table:table-cell table:style-name="ce40" office:value-type="float" office:value="2">
            <text:p>2</text:p>
          </table:table-cell>
          <table:table-cell table:style-name="ce60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Programación</text:p>
          </table:table-cell>
          <table:table-cell table:formula="of:=[.V$72]*[.AB76]*0.01" office:value-type="float" office:value="1.13024443993628">
            <text:p>1,13</text:p>
          </table:table-cell>
          <table:table-cell table:formula="of:=[.W$72]*[.AC76]*0.01" office:value-type="float" office:value="1.36939233524773">
            <text:p>1,37</text:p>
          </table:table-cell>
          <table:table-cell table:formula="of:=[.V75]/[.W75]" office:value-type="float" office:value="0.8253620316429">
            <text:p>0,83</text:p>
          </table:table-cell>
          <table:table-cell table:style-name="ce101" table:formula="of:=[.R$23]/[.V75]" office:value-type="float" office:value="0">
            <text:p>0</text:p>
          </table:table-cell>
          <table:table-cell/>
          <table:table-cell table:style-name="ce96" office:value-type="string">
            <text:p>Diseño del producto</text:p>
          </table:table-cell>
          <table:table-cell table:style-name="ce101" office:value-type="float" office:value="18">
            <text:p>18</text:p>
          </table:table-cell>
          <table:table-cell table:style-name="ce101" office:value-type="float" office:value="32">
            <text:p>32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6]);&quot;&quot;;(IF([.C76]&lt;=[.G74];IF([.D76]&lt;=[.H73];[.H74];IF([.D76] &lt;=[.I73];[.I74];IF([.D76]&gt;=[.J73];[.J74];&quot;Error&quot;)));IF([.C76]&lt;=[.G75];IF([.D76]&lt;=[.H73];[.H75];IF([.D76]&lt;=[.I73];[.I75];IF([.D76]&gt;=[.J73];[.J75];&quot;Error&quot;)));IF([.C76]&gt;=[.G76];IF([.D76]&lt;=[.H73];[.H76];IF([.D76]&lt;=[.I73];[.I76];IF([.D76]&gt;=[.J73];[.J76];&quot;Error&quot;))))))))">
            <text:p/>
          </table:table-cell>
          <table:table-cell table:style-name="ce45" office:value-type="string">
            <text:p>&gt;=3 FTR</text:p>
          </table:table-cell>
          <table:table-cell table:style-name="ce45" office:value-type="float" office:value="3">
            <text:p>3</text:p>
          </table:table-cell>
          <table:table-cell table:style-name="ce61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9"/>
          <table:covered-table-cell table:style-name="ce108"/>
          <table:table-cell office:value-type="string">
            <text:p>Integración y prueba</text:p>
          </table:table-cell>
          <table:table-cell table:formula="of:=[.V$72]*[.AB77]*0.01" office:value-type="float" office:value="0.495721245586087">
            <text:p>0,5</text:p>
          </table:table-cell>
          <table:table-cell table:formula="of:=[.W$72]*[.AC77]*0.01" office:value-type="float" office:value="0.746941273771488">
            <text:p>0,75</text:p>
          </table:table-cell>
          <table:table-cell table:formula="of:=[.V76]/[.W76]" office:value-type="float" office:value="0.663668300297653">
            <text:p>0,66</text:p>
          </table:table-cell>
          <table:table-cell table:style-name="ce101" table:formula="of:=[.R$23]/[.V76]" office:value-type="float" office:value="0">
            <text:p>0</text:p>
          </table:table-cell>
          <table:table-cell/>
          <table:table-cell table:style-name="ce96" office:value-type="string">
            <text:p>Programación</text:p>
          </table:table-cell>
          <table:table-cell table:style-name="ce101" office:value-type="float" office:value="57">
            <text:p>57</text:p>
          </table:table-cell>
          <table:table-cell table:style-name="ce101" office:value-type="float" office:value="44">
            <text:p>4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7]);&quot;&quot;;(IF([.C77]&lt;=[.G74];IF([.D77]&lt;=[.H73];[.H74];IF([.D77] &lt;=[.I73];[.I74];IF([.D77]&gt;=[.J73];[.J74];&quot;Error&quot;)));IF([.C77]&lt;=[.G75];IF([.D77]&lt;=[.H73];[.H75];IF([.D77]&lt;=[.I73];[.I75];IF([.D77]&gt;=[.J73];[.J75];&quot;Error&quot;)));IF([.C77]&gt;=[.G76];IF([.D77]&lt;=[.H73];[.H76];IF([.D77]&lt;=[.I73];[.I76];IF([.D77]&gt;=[.J73];[.J76];&quot;Error&quot;))))))))">
            <text:p/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2"/>
          <table:table-cell table:style-name="ce96" office:value-type="string">
            <text:p>Integración y prueba</text:p>
          </table:table-cell>
          <table:table-cell table:style-name="ce101" office:value-type="float" office:value="25">
            <text:p>25</text:p>
          </table:table-cell>
          <table:table-cell table:style-name="ce101" office:value-type="float" office:value="24">
            <text:p>24</text:p>
          </table:table-cell>
          <table:table-cell table:number-columns-repeated="12"/>
        </table:table-row>
        <table:table-row table:style-name="ro1">
          <table:table-cell/>
          <table:table-cell table:number-columns-repeated="3"/>
          <table:table-cell table:formula="of:=IF(ISBLANK([.B78]);&quot;&quot;;(IF([.C78]&lt;=[.G74];IF([.D78]&lt;=[.H73];[.H74];IF([.D78] &lt;=[.I73];[.I74];IF([.D78]&gt;=[.J73];[.J74];&quot;Error&quot;)));IF([.C78]&lt;=[.G75];IF([.D78]&lt;=[.H73];[.H75];IF([.D78]&lt;=[.I73];[.I75];IF([.D78]&gt;=[.J73];[.J75];&quot;Error&quot;)));IF([.C78]&gt;=[.G76];IF([.D78]&lt;=[.H73];[.H76];IF([.D78]&lt;=[.I73];[.I76];IF([.D78]&gt;=[.J73];[.J76];&quot;Error&quot;))))))))">
            <text:p/>
          </table:table-cell>
          <table:table-cell table:style-name="ce46"/>
          <table:table-cell table:style-name="ce12"/>
          <table:table-cell table:number-columns-repeated="13"/>
          <table:table-cell table:style-name="Default" table:number-columns-repeated="4"/>
          <table:table-cell table:number-columns-repeated="17"/>
        </table:table-row>
        <table:table-row table:style-name="ro1">
          <table:table-cell/>
          <table:table-cell table:number-columns-repeated="3"/>
          <table:table-cell table:formula="of:=IF(ISBLANK([.B79]);&quot;&quot;;(IF([.C79]&lt;=[.G74];IF([.D79]&lt;=[.H73];[.H74];IF([.D79] &lt;=[.I73];[.I74];IF([.D79]&gt;=[.J73];[.J74];&quot;Error&quot;)));IF([.C79]&lt;=[.G75];IF([.D79]&lt;=[.H73];[.H75];IF([.D79]&lt;=[.I73];[.I75];IF([.D79]&gt;=[.J73];[.J75];&quot;Error&quot;)));IF([.C79]&gt;=[.G76];IF([.D79]&lt;=[.H73];[.H76];IF([.D79]&lt;=[.I73];[.I76];IF([.D79]&gt;=[.J73];[.J76];&quot;Error&quot;))))))))">
            <text:p/>
          </table:table-cell>
          <table:table-cell table:style-name="ce46"/>
          <table:table-cell table:style-name="ce57"/>
          <table:table-cell table:number-columns-repeated="3" table:style-name="ce2" office:value-type="string">
            <text:p>Clasificación</text:p>
          </table:table-cell>
          <table:table-cell table:style-name="ce46"/>
          <table:table-cell table:number-columns-repeated="7"/>
          <table:table-cell table:style-name="ce92"/>
          <table:table-cell table:style-name="ce97" table:number-columns-repeated="15"/>
          <table:table-cell table:style-name="ce140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0]);&quot;&quot;;(IF([.C80]&lt;=[.G74];IF([.D80]&lt;=[.H73];[.H74];IF([.D80] &lt;=[.I73];[.I74];IF([.D80]&gt;=[.J73];[.J74];&quot;Error&quot;)));IF([.C80]&lt;=[.G75];IF([.D80]&lt;=[.H73];[.H75];IF([.D80]&lt;=[.I73];[.I75];IF([.D80]&gt;=[.J73];[.J75];&quot;Error&quot;)));IF([.C80]&gt;=[.G76];IF([.D80]&lt;=[.H73];[.H76];IF([.D80]&lt;=[.I73];[.I76];IF([.D80]&gt;=[.J73];[.J76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style-name="ce84" office:value-type="string">
            <text:p>Total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1]);&quot;&quot;;(IF([.C81]&lt;=[.G74];IF([.D81]&lt;=[.H73];[.H74];IF([.D81] &lt;=[.I73];[.I74];IF([.D81]&gt;=[.J73];[.J74];&quot;Error&quot;)));IF([.C81]&lt;=[.G75];IF([.D81]&lt;=[.H73];[.H75];IF([.D81]&lt;=[.I73];[.I75];IF([.D81]&gt;=[.J73];[.J75];&quot;Error&quot;)));IF([.C81]&gt;=[.G76];IF([.D81]&lt;=[.H73];[.H76];IF([.D81]&lt;=[.I73];[.I76];IF([.D81]&gt;=[.J73];[.J76];&quot;Error&quot;))))))))">
            <text:p/>
          </table:table-cell>
          <table:table-cell table:style-name="ce46"/>
          <table:table-cell table:style-name="ce40" office:value-type="string">
            <text:p>EI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4">
            <text:p>4</text:p>
          </table:table-cell>
          <table:table-cell table:style-name="ce77" office:value-type="float" office:value="6">
            <text:p>6</text:p>
          </table:table-cell>
          <table:table-cell table:style-name="ce46"/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2]);&quot;&quot;;(IF([.C82]&lt;=[.G74];IF([.D82]&lt;=[.H73];[.H74];IF([.D82] &lt;=[.I73];[.I74];IF([.D82]&gt;=[.J73];[.J74];&quot;Error&quot;)));IF([.C82]&lt;=[.G75];IF([.D82]&lt;=[.H73];[.H75];IF([.D82]&lt;=[.I73];[.I75];IF([.D82]&gt;=[.J73];[.J75];&quot;Error&quot;)));IF([.C82]&gt;=[.G76];IF([.D82]&lt;=[.H73];[.H76];IF([.D82]&lt;=[.I73];[.I76];IF([.D82]&gt;=[.J73];[.J76];&quot;Error&quot;))))))))">
            <text:p/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 table:formula="of:=DCOUNTA([.B97:.E107];[.E97];[.H79:.H80])" office:value-type="float" office:value="0">
            <text:p>0</text:p>
          </table:table-cell>
          <table:table-cell table:style-name="ce55" table:formula="of:=DCOUNTA([.B97:.E107];[.E97];[.I79:.I80])" office:value-type="float" office:value="1">
            <text:p>1</text:p>
          </table:table-cell>
          <table:table-cell table:style-name="ce78" table:formula="of:=DCOUNTA([.B97:.E107];[.E97];[.J79:.J80])" office:value-type="float" office:value="0">
            <text:p>0</text:p>
          </table:table-cell>
          <table:table-cell table:style-name="ce85" table:formula="of:=[.H81]*[.H82]+[.I81]*[.I82]+[.J81]*[.J82]" office:value-type="float" office:value="4">
            <text:p>4</text:p>
          </table:table-cell>
          <table:table-cell table:number-columns-repeated="7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3]);&quot;&quot;;(IF([.C83]&lt;=[.G74];IF([.D83]&lt;=[.H73];[.H74];IF([.D83] &lt;=[.I73];[.I74];IF([.D83]&gt;=[.J73];[.J74];&quot;Error&quot;)));IF([.C83]&lt;=[.G75];IF([.D83]&lt;=[.H73];[.H75];IF([.D83]&lt;=[.I73];[.I75];IF([.D83]&gt;=[.J73];[.J75];&quot;Error&quot;)));IF([.C83]&gt;=[.G76];IF([.D83]&lt;=[.H73];[.H76];IF([.D83]&lt;=[.I73];[.I76];IF([.D83]&gt;=[.J73];[.J76];&quot;Error&quot;))))))))">
            <text:p/>
          </table:table-cell>
          <table:table-cell table:style-name="ce46"/>
          <table:table-cell table:style-name="ce58" table:number-columns-repeated="2"/>
          <table:table-cell table:style-name="ce46" table:number-columns-repeated="3"/>
          <table:table-cell table:number-columns-repeated="2"/>
          <table:table-cell>
            <draw:custom-shape table:end-cell-address="Sheet1.S100" table:end-x="2.288cm" table:end-y="0.219cm" draw:z-index="0" draw:name="Text 3" draw:style-name="gr1" draw:text-style-name="P1" svg:width="22.942cm" svg:height="7.766cm" svg:x="4.543cm" svg:y="0.131cm">
              <text:p text:style-name="P1"><text:span text:style-name="T1">The </text:span><text:span text:style-name="T2">effort multipliers</text:span><text:span text:style-name="T1"> adjust the nominal estimation according to various characteristics (project, product, …).</text:span></text:p>
              <text:p text:style-name="P1"><text:span text:style-name="T1"/></text:p>
              <text:p text:style-name="P1"><text:span text:style-name="T1">Assess how influent each effort multiplier is for the project at hand. </text:span></text:p>
              <text:p text:style-name="P1"><text:span text:style-name="T1"/></text:p>
              <text:p text:style-name="P1"><text:span text:style-name="T1">Each estimation corresponds to a coefficient (see table on the right), which can positively or negatively impact on the estimation.</text:span></text:p>
              <text:p text:style-name="P1"><text:span text:style-name="T1"/></text:p>
              <text:p text:style-name="P1"><text:span text:style-name="T1">The parameters' description sheet provides more information about each parameter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table-cell table:number-columns-repeated="4"/>
          <table:table-cell table:style-name="Default"/>
          <table:table-cell table:style-name="ce109" office:value-type="string">
            <text:p>Category</text:p>
          </table:table-cell>
          <table:table-cell table:style-name="ce112" office:value-type="string">
            <text:p>Factor</text:p>
          </table:table-cell>
          <table:table-cell table:style-name="ce112"/>
          <table:table-cell table:style-name="ce112" office:value-type="string">
            <text:p>Assessment</text:p>
          </table:table-cell>
          <table:table-cell table:style-name="ce123" office:value-type="string">
            <text:p>Parameter</text:p>
          </table:table-cell>
          <table:table-cell table:number-columns-repeated="2"/>
          <table:table-cell table:style-name="ce128" office:value-type="string">
            <text:p>Factor</text:p>
          </table:table-cell>
          <table:table-cell table:style-name="ce131" office:value-type="string">
            <text:p>Muy_Bajo</text:p>
          </table:table-cell>
          <table:table-cell table:style-name="ce131" office:value-type="string">
            <text:p>Bajo</text:p>
          </table:table-cell>
          <table:table-cell table:style-name="ce131" office:value-type="string">
            <text:p>Normal</text:p>
          </table:table-cell>
          <table:table-cell table:style-name="ce131" office:value-type="string">
            <text:p>Alto</text:p>
          </table:table-cell>
          <table:table-cell table:style-name="ce131" office:value-type="string">
            <text:p>Muy_Alto</text:p>
          </table:table-cell>
          <table:table-cell table:style-name="ce135" office:value-type="string">
            <text:p>Extra_Alto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4]);&quot;&quot;;(IF([.C84]&lt;=[.G74];IF([.D84]&lt;=[.H73];[.H74];IF([.D84] &lt;=[.I73];[.I74];IF([.D84]&gt;=[.J73];[.J74];&quot;Error&quot;)));IF([.C84]&lt;=[.G75];IF([.D84]&lt;=[.H73];[.H75];IF([.D84]&lt;=[.I73];[.I75];IF([.D84]&gt;=[.J73];[.J75];&quot;Error&quot;)));IF([.C84]&gt;=[.G76];IF([.D84]&lt;=[.H73];[.H76];IF([.D84]&lt;=[.I73];[.I76];IF([.D84]&gt;=[.J73];[.J76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roducto</text:p>
          </table:table-cell>
          <table:table-cell table:style-name="ce101" office:value-type="string">
            <text:p>RELY</text:p>
          </table:table-cell>
          <table:table-cell table:style-name="ce118"/>
          <table:table-cell table:style-name="ce122" table:content-validation-name="val1" office:value-type="string">
            <text:p>Muy_Alto</text:p>
          </table:table-cell>
          <table:table-cell table:style-name="ce124" table:formula="of:=HLOOKUP([.W84];[.AA$83:.AG$100];ROW([.U84])-82;0)" office:value-type="float" office:value="1.26">
            <text:p>1,26</text:p>
          </table:table-cell>
          <table:table-cell table:number-columns-repeated="2"/>
          <table:table-cell table:style-name="ce129" office:value-type="string">
            <text:p>RELY</text:p>
          </table:table-cell>
          <table:table-cell table:style-name="ce132" office:value-type="float" office:value="0.82">
            <text:p>0,82</text:p>
          </table:table-cell>
          <table:table-cell table:style-name="ce134" office:value-type="float" office:value="0.92">
            <text:p>0,9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.26">
            <text:p>1,2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3" office:value-type="string">
            <text:p>Consultar un Contacto de Empresa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15">
            <office:annotation draw:style-name="gr11" draw:text-style-name="P2" svg:width="2.899cm" svg:height="0.669cm" svg:x="22.622cm" svg:y="38.023cm" draw:caption-point-x="-0.61cm" draw:caption-point-y="1.527cm">
              <dc:date>2019-03-15T00:00:00</dc:date>
              <text:p text:style-name="P2"><text:span text:style-name="T3">ip</text:span></text:p>
            </office:annotation>
            <text:p>15</text:p>
          </table:table-cell>
          <table:table-cell table:style-name="ce35" table:formula="of:=IF(ISBLANK([.B85]);&quot;&quot;;(IF([.C85]&lt;=[.G$48];IF([.D85]&lt;=[.H$47];[.H$48];IF([.D85] &lt;=[.I$47];[.I$48];IF([.D85]&gt;=[.J$47];[.J$48];&quot;Error&quot;)));IF([.C85]&lt;=[.G$49];IF([.D85]&lt;=[.H$47];[.H$49];IF([.D85]&lt;=[.I$47];[.I$49];IF([.D85]&gt;=[.J$47];[.J$49];&quot;Error&quot;)));IF([.C85]&gt;=[.G$50];IF([.D85]&lt;=[.H$47];[.H$50];IF([.D85]&lt;=[.I$47];[.I$50];IF([.D85]&gt;=[.J$47];[.J$50];&quot;Error&quot;))))))))" office:value-type="string" office:string-value="Media">
            <text:p>Media</text:p>
          </table:table-cell>
          <table:table-cell table:style-name="ce46"/>
          <table:table-cell table:style-name="ce12"/>
          <table:table-cell table:style-name="ce17" office:value-type="string">
            <text:p>1 a 5 DET</text:p>
          </table:table-cell>
          <table:table-cell table:style-name="ce17" office:value-type="string">
            <text:p>6 a 19 DET</text:p>
          </table:table-cell>
          <table:table-cell table:style-name="ce29" office:value-type="string">
            <text:p>&gt;=20 DET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DATA</text:p>
          </table:table-cell>
          <table:table-cell table:style-name="ce119"/>
          <table:table-cell table:style-name="ce122" table:content-validation-name="val1" office:value-type="string">
            <text:p>Bajo</text:p>
          </table:table-cell>
          <table:table-cell table:style-name="ce124" table:formula="of:=HLOOKUP([.W85];[.AA$83:.AG$100];ROW([.U85])-82;0)" office:value-type="float" office:value="0.9">
            <text:p>0,9</text:p>
          </table:table-cell>
          <table:table-cell table:number-columns-repeated="2"/>
          <table:table-cell table:style-name="ce129" office:value-type="string">
            <text:p>DATA</text:p>
          </table:table-cell>
          <table:table-cell table:style-name="ce132"/>
          <table:table-cell table:style-name="ce134" office:value-type="float" office:value="0.9">
            <text:p>0,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4">
            <text:p>1,14</text:p>
          </table:table-cell>
          <table:table-cell table:style-name="ce134" office:value-type="float" office:value="1.28">
            <text:p>1,2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Salida</text:p>
          </table:table-cell>
          <table:table-cell table:number-columns-repeated="3"/>
          <table:table-cell table:formula="of:=IF(ISBLANK([.B86]);&quot;&quot;;(IF([.C86]&lt;=[.G$48];IF([.D86]&lt;=[.H$47];[.H$48];IF([.D86] &lt;=[.I$47];[.I$48];IF([.D86]&gt;=[.J$47];[.J$48];&quot;Error&quot;)));IF([.C86]&lt;=[.G$49];IF([.D86]&lt;=[.H$47];[.H$49];IF([.D86]&lt;=[.I$47];[.I$49];IF([.D86]&gt;=[.J$47];[.J$49];&quot;Error&quot;)));IF([.C86]&gt;=[.G$50];IF([.D86]&lt;=[.H$47];[.H$50];IF([.D86]&lt;=[.I$47];[.I$50];IF([.D86]&gt;=[.J$47];[.J$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19">
            <text:p>19</text:p>
          </table:table-cell>
          <table:table-cell table:style-name="ce29" office:value-type="float" office:value="20">
            <text:p>20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CPLX</text:p>
          </table:table-cell>
          <table:table-cell table:style-name="ce119"/>
          <table:table-cell table:style-name="ce122" table:content-validation-name="val1" office:value-type="string">
            <text:p>Muy_Bajo</text:p>
          </table:table-cell>
          <table:table-cell table:style-name="ce124" table:formula="of:=HLOOKUP([.W86];[.AA$83:.AG$100];ROW([.U86])-82;0)" office:value-type="float" office:value="0.73">
            <text:p>0,73</text:p>
          </table:table-cell>
          <table:table-cell table:number-columns-repeated="2"/>
          <table:table-cell table:style-name="ce129" office:value-type="string">
            <text:p>CPLX</text:p>
          </table:table-cell>
          <table:table-cell table:style-name="ce132" office:value-type="float" office:value="0.73">
            <text:p>0,73</text:p>
          </table:table-cell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7">
            <text:p>1,17</text:p>
          </table:table-cell>
          <table:table-cell table:style-name="ce134" office:value-type="float" office:value="1.34">
            <text:p>1,34</text:p>
          </table:table-cell>
          <table:table-cell table:style-name="ce136" office:value-type="float" office:value="1.74">
            <text:p>1,7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formula="of:=IF(ISBLANK([.B87]);&quot;&quot;;(IF([.C87]&lt;=[.G$48];IF([.D87]&lt;=[.H$47];[.H$48];IF([.D87] &lt;=[.I$47];[.I$48];IF([.D87]&gt;=[.J$47];[.J$48];&quot;Error&quot;)));IF([.C87]&lt;=[.G$49];IF([.D87]&lt;=[.H$47];[.H$49];IF([.D87]&lt;=[.I$47];[.I$49];IF([.D87]&gt;=[.J$47];[.J$49];&quot;Error&quot;)));IF([.C87]&gt;=[.G$50];IF([.D87]&lt;=[.H$47];[.H$50];IF([.D87]&lt;=[.I$47];[.I$50];IF([.D87]&gt;=[.J$47];[.J$50];&quot;Error&quot;))))))))">
            <text:p/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RUSE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87];[.AA$83:.AG$100];ROW([.U87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RUSE</text:p>
          </table:table-cell>
          <table:table-cell table:style-name="ce132"/>
          <table:table-cell table:style-name="ce134" office:value-type="float" office:value="0.95">
            <text:p>0,9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07">
            <text:p>1,07</text:p>
          </table:table-cell>
          <table:table-cell table:style-name="ce134" office:value-type="float" office:value="1.15">
            <text:p>1,15</text:p>
          </table:table-cell>
          <table:table-cell table:style-name="ce136" office:value-type="float" office:value="1.24">
            <text:p>1,24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 table:style-name="ce1"/>
          <table:table-cell table:number-columns-repeated="3"/>
          <table:table-cell table:formula="of:=IF(ISBLANK([.B88]);&quot;&quot;;(IF([.C88]&lt;=[.G$48];IF([.D88]&lt;=[.H$47];[.H$48];IF([.D88] &lt;=[.I$47];[.I$48];IF([.D88]&gt;=[.J$47];[.J$48];&quot;Error&quot;)));IF([.C88]&lt;=[.G$49];IF([.D88]&lt;=[.H$47];[.H$49];IF([.D88]&lt;=[.I$47];[.I$49];IF([.D88]&gt;=[.J$47];[.J$49];&quot;Error&quot;)));IF([.C88]&gt;=[.G$50];IF([.D88]&lt;=[.H$47];[.H$50];IF([.D88]&lt;=[.I$47];[.I$50];IF([.D88]&gt;=[.J$47];[.J$50];&quot;Error&quot;))))))))">
            <text:p/>
          </table:table-cell>
          <table:table-cell table:style-name="ce46"/>
          <table:table-cell table:style-name="ce3"/>
          <table:table-cell table:style-name="ce17" table:number-columns-repeated="2"/>
          <table:table-cell table:style-name="ce29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DOCU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88];[.AA$83:.AG$100];ROW([.U88])-82;0)" office:value-type="float" office:value="1.23">
            <text:p>1,23</text:p>
          </table:table-cell>
          <table:table-cell table:number-columns-repeated="2"/>
          <table:table-cell table:style-name="ce129" office:value-type="string">
            <text:p>DOCU</text:p>
          </table:table-cell>
          <table:table-cell table:style-name="ce132" office:value-type="float" office:value="0.81">
            <text:p>0,8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3">
            <text:p>1,2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89]);&quot;&quot;;(IF([.C89]&lt;=[.G$48];IF([.D89]&lt;=[.H$47];[.H$48];IF([.D89] &lt;=[.I$47];[.I$48];IF([.D89]&gt;=[.J$47];[.J$48];&quot;Error&quot;)));IF([.C89]&lt;=[.G$49];IF([.D89]&lt;=[.H$47];[.H$49];IF([.D89]&lt;=[.I$47];[.I$49];IF([.D89]&gt;=[.J$47];[.J$49];&quot;Error&quot;)));IF([.C89]&gt;=[.G$50];IF([.D89]&lt;=[.H$47];[.H$50];IF([.D89]&lt;=[.I$47];[.I$50];IF([.D89]&gt;=[.J$47];[.J$50];&quot;Error&quot;))))))))">
            <text:p/>
          </table:table-cell>
          <table:table-cell table:style-name="ce43" office:value-type="string">
            <text:p>0 - 1</text:p>
          </table:table-cell>
          <table:table-cell table:style-name="ce40" office:value-type="float" office:value="1">
            <text:p>1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Baja</text:p>
          </table:table-cell>
          <table:table-cell table:style-name="ce74" office:value-type="string">
            <text:p>Media</text:p>
          </table:table-cell>
          <table:table-cell table:number-columns-repeated="8"/>
          <table:table-cell table:style-name="Default"/>
          <table:table-cell table:style-name="ce110" office:value-type="string">
            <text:p>Atributos de Plataforma</text:p>
          </table:table-cell>
          <table:table-cell table:style-name="ce101" office:value-type="string">
            <text:p>TIME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89];[.AA$83:.AG$100];ROW([.U89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TIME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11">
            <text:p>1,11</text:p>
          </table:table-cell>
          <table:table-cell table:style-name="ce134" office:value-type="float" office:value="1.29">
            <text:p>1,29</text:p>
          </table:table-cell>
          <table:table-cell table:style-name="ce136" office:value-type="float" office:value="1.63">
            <text:p>1,63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0]);&quot;&quot;;(IF([.C90]&lt;=[.G$48];IF([.D90]&lt;=[.H$47];[.H$48];IF([.D90] &lt;=[.I$47];[.I$48];IF([.D90]&gt;=[.J$47];[.J$48];&quot;Error&quot;)));IF([.C90]&lt;=[.G$49];IF([.D90]&lt;=[.H$47];[.H$49];IF([.D90]&lt;=[.I$47];[.I$49];IF([.D90]&gt;=[.J$47];[.J$49];&quot;Error&quot;)));IF([.C90]&gt;=[.G$50];IF([.D90]&lt;=[.H$47];[.H$50];IF([.D90]&lt;=[.I$47];[.I$50];IF([.D90]&gt;=[.J$47];[.J$50];&quot;Error&quot;))))))))">
            <text:p/>
          </table:table-cell>
          <table:table-cell table:style-name="ce43" office:value-type="string">
            <text:p>2 – 3</text:p>
          </table:table-cell>
          <table:table-cell table:style-name="ce40" office:value-type="float" office:value="3">
            <text:p>3</text:p>
          </table:table-cell>
          <table:table-cell table:style-name="ce59" office:value-type="string">
            <text:p>Baja</text:p>
          </table:table-cell>
          <table:table-cell table:style-name="ce60" office:value-type="string">
            <text:p>Media</text:p>
          </table:table-cell>
          <table:table-cell table:style-name="ce74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STOR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0];[.AA$83:.AG$100];ROW([.U90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STOR</text:p>
          </table:table-cell>
          <table:table-cell table:style-name="ce132"/>
          <table:table-cell table:style-name="ce134"/>
          <table:table-cell table:style-name="ce134" office:value-type="float" office:value="1">
            <text:p>1</text:p>
          </table:table-cell>
          <table:table-cell table:style-name="ce134" office:value-type="float" office:value="1.05">
            <text:p>1,05</text:p>
          </table:table-cell>
          <table:table-cell table:style-name="ce134" office:value-type="float" office:value="1.17">
            <text:p>1,17</text:p>
          </table:table-cell>
          <table:table-cell table:style-name="ce136" office:value-type="float" office:value="1.46">
            <text:p>1,46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/>
          <table:table-cell table:style-name="ce26"/>
          <table:table-cell/>
          <table:table-cell table:formula="of:=IF(ISBLANK([.B91]);&quot;&quot;;(IF([.C91]&lt;=[.G$48];IF([.D91]&lt;=[.H$47];[.H$48];IF([.D91] &lt;=[.I$47];[.I$48];IF([.D91]&gt;=[.J$47];[.J$48];&quot;Error&quot;)));IF([.C91]&lt;=[.G$49];IF([.D91]&lt;=[.H$47];[.H$49];IF([.D91]&lt;=[.I$47];[.I$49];IF([.D91]&gt;=[.J$47];[.J$49];&quot;Error&quot;)));IF([.C91]&gt;=[.G$50];IF([.D91]&lt;=[.H$47];[.H$50];IF([.D91]&lt;=[.I$47];[.I$50];IF([.D91]&gt;=[.J$47];[.J$50];&quot;Error&quot;))))))))">
            <text:p/>
          </table:table-cell>
          <table:table-cell table:style-name="ce44" office:value-type="string">
            <text:p>&gt;=4</text:p>
          </table:table-cell>
          <table:table-cell table:style-name="ce45" office:value-type="float" office:value="4">
            <text:p>4</text:p>
          </table:table-cell>
          <table:table-cell table:style-name="ce63" office:value-type="string">
            <text:p>Media</text:p>
          </table:table-cell>
          <table:table-cell table:style-name="ce61" office:value-type="string">
            <text:p>Alta</text:p>
          </table:table-cell>
          <table:table-cell table:style-name="ce75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VOL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91];[.AA$83:.AG$100];ROW([.U91])-82;0)" office:value-type="float" office:value="1">
            <text:p>1</text:p>
          </table:table-cell>
          <table:table-cell table:number-columns-repeated="2"/>
          <table:table-cell table:style-name="ce129" office:value-type="string">
            <text:p>PVOL</text:p>
          </table:table-cell>
          <table:table-cell table:style-name="ce132"/>
          <table:table-cell table:style-name="ce134" office:value-type="float" office:value="0.87">
            <text:p>0,87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.3">
            <text:p>1,3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2]);&quot;&quot;;(IF([.C92]&lt;=[.G$48];IF([.D92]&lt;=[.H$47];[.H$48];IF([.D92] &lt;=[.I$47];[.I$48];IF([.D92]&gt;=[.J$47];[.J$48];&quot;Error&quot;)));IF([.C92]&lt;=[.G$49];IF([.D92]&lt;=[.H$47];[.H$49];IF([.D92]&lt;=[.I$47];[.I$49];IF([.D92]&gt;=[.J$47];[.J$49];&quot;Error&quot;)));IF([.C92]&gt;=[.G$50];IF([.D92]&lt;=[.H$47];[.H$50];IF([.D92]&lt;=[.I$47];[.I$50];IF([.D92]&gt;=[.J$47];[.J$50];&quot;Error&quot;))))))))">
            <text:p/>
          </table:table-cell>
          <table:table-cell table:style-name="ce46"/>
          <table:table-cell table:style-name="ce12" table:number-columns-repeated="2"/>
          <table:table-cell table:number-columns-repeated="10"/>
          <table:table-cell table:style-name="Default"/>
          <table:table-cell table:style-name="ce110" office:value-type="string">
            <text:p>Atributos del Personal</text:p>
          </table:table-cell>
          <table:table-cell table:style-name="ce101" office:value-type="string">
            <text:p>ACA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2];[.AA$83:.AG$100];ROW([.U92])-82;0)" office:value-type="float" office:value="0.85">
            <text:p>0,85</text:p>
          </table:table-cell>
          <table:table-cell table:number-columns-repeated="2"/>
          <table:table-cell table:style-name="ce129" office:value-type="string">
            <text:p>ACAP</text:p>
          </table:table-cell>
          <table:table-cell table:style-name="ce132" office:value-type="float" office:value="1.42">
            <text:p>1,42</text:p>
          </table:table-cell>
          <table:table-cell table:style-name="ce134" office:value-type="float" office:value="1.19">
            <text:p>1,1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5">
            <text:p>0,85</text:p>
          </table:table-cell>
          <table:table-cell table:style-name="ce134" office:value-type="float" office:value="0.71">
            <text:p>0,7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/>
          <table:table-cell table:formula="of:=IF(ISBLANK([.B93]);&quot;&quot;;(IF([.C93]&lt;=[.G$48];IF([.D93]&lt;=[.H$47];[.H$48];IF([.D93] &lt;=[.I$47];[.I$48];IF([.D93]&gt;=[.J$47];[.J$48];&quot;Error&quot;)));IF([.C93]&lt;=[.G$49];IF([.D93]&lt;=[.H$47];[.H$49];IF([.D93]&lt;=[.I$47];[.I$49];IF([.D93]&gt;=[.J$47];[.J$49];&quot;Error&quot;)));IF([.C93]&gt;=[.G$50];IF([.D93]&lt;=[.H$47];[.H$50];IF([.D93]&lt;=[.I$47];[.I$50];IF([.D93]&gt;=[.J$47];[.J$50];&quot;Error&quot;))))))))">
            <text:p/>
          </table:table-cell>
          <table:table-cell table:style-name="ce46"/>
          <table:table-cell table:style-name="ce12"/>
          <table:table-cell table:number-columns-repeated="3" table:style-name="ce2" office:value-type="string">
            <text:p>Clasificación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CA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3];[.AA$83:.AG$100];ROW([.U93])-82;0)" office:value-type="float" office:value="0.88">
            <text:p>0,88</text:p>
          </table:table-cell>
          <table:table-cell table:number-columns-repeated="2"/>
          <table:table-cell table:style-name="ce129" office:value-type="string">
            <text:p>PCAP</text:p>
          </table:table-cell>
          <table:table-cell table:style-name="ce132" office:value-type="float" office:value="1.34">
            <text:p>1,34</text:p>
          </table:table-cell>
          <table:table-cell table:style-name="ce134" office:value-type="float" office:value="1.15">
            <text:p>1,1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76">
            <text:p>0,76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2" table:style-name="ce23"/>
          <table:table-cell table:style-name="ce34" table:formula="of:=IF(ISBLANK([.B94]);&quot;&quot;;(IF([.C94]&lt;=[.G$48];IF([.D94]&lt;=[.H$47];[.H$48];IF([.D94] &lt;=[.I$47];[.I$48];IF([.D94]&gt;=[.J$47];[.J$48];&quot;Error&quot;)));IF([.C94]&lt;=[.G$49];IF([.D94]&lt;=[.H$47];[.H$49];IF([.D94]&lt;=[.I$47];[.I$49];IF([.D94]&gt;=[.J$47];[.J$49];&quot;Error&quot;)));IF([.C94]&gt;=[.G$50];IF([.D94]&lt;=[.H$47];[.H$50];IF([.D94]&lt;=[.I$47];[.I$50];IF([.D94]&gt;=[.J$47];[.J$50];&quot;Error&quot;))))))))">
            <text:p/>
          </table:table-cell>
          <table:table-cell table:style-name="ce46"/>
          <table:table-cell table:style-name="ce3" office:value-type="string">
            <text:p>Complejidad</text:p>
          </table:table-cell>
          <table:table-cell table:style-name="ce17" office:value-type="string">
            <text:p>Baja</text:p>
          </table:table-cell>
          <table:table-cell table:style-name="ce17" office:value-type="string">
            <text:p>Media</text:p>
          </table:table-cell>
          <table:table-cell table:style-name="ce29" office:value-type="string">
            <text:p>Alta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AEXP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4];[.AA$83:.AG$100];ROW([.U94])-82;0)" office:value-type="float" office:value="0.81">
            <text:p>0,81</text:p>
          </table:table-cell>
          <table:table-cell table:number-columns-repeated="2"/>
          <table:table-cell table:style-name="ce129" office:value-type="string">
            <text:p>AEXP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1">
            <text:p>1,1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88">
            <text:p>0,88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5]);&quot;&quot;;(IF([.C95]&lt;=[.G$48];IF([.D95]&lt;=[.H$47];[.H$48];IF([.D95] &lt;=[.I$47];[.I$48];IF([.D95]&gt;=[.J$47];[.J$48];&quot;Error&quot;)));IF([.C95]&lt;=[.G$49];IF([.D95]&lt;=[.H$47];[.H$49];IF([.D95]&lt;=[.I$47];[.I$49];IF([.D95]&gt;=[.J$47];[.J$49];&quot;Error&quot;)));IF([.C95]&gt;=[.G$50];IF([.D95]&lt;=[.H$47];[.H$50];IF([.D95]&lt;=[.I$47];[.I$50];IF([.D95]&gt;=[.J$47];[.J$50];&quot;Error&quot;))))))))">
            <text:p/>
          </table:table-cell>
          <table:table-cell table:style-name="ce46"/>
          <table:table-cell table:style-name="ce40" office:value-type="string">
            <text:p>EO</text:p>
          </table:table-cell>
          <table:table-cell table:style-name="ce19" office:value-type="float" office:value="4">
            <text:p>4</text:p>
          </table:table-cell>
          <table:table-cell table:style-name="ce19" office:value-type="float" office:value="5">
            <text:p>5</text:p>
          </table:table-cell>
          <table:table-cell table:style-name="ce77" office:value-type="float" office:value="7">
            <text:p>7</text:p>
          </table:table-cell>
          <table:table-cell table:number-columns-repeated="8"/>
          <table:table-cell table:style-name="Default"/>
          <table:table-cell table:style-name="ce39"/>
          <table:table-cell table:style-name="ce101" office:value-type="string">
            <text:p>PEXP</text:p>
          </table:table-cell>
          <table:table-cell table:style-name="ce119"/>
          <table:table-cell table:style-name="ce122" table:content-validation-name="val1" office:value-type="string">
            <text:p>Alto</text:p>
          </table:table-cell>
          <table:table-cell table:style-name="ce124" table:formula="of:=HLOOKUP([.W95];[.AA$83:.AG$100];ROW([.U95])-82;0)" office:value-type="float" office:value="0.91">
            <text:p>0,91</text:p>
          </table:table-cell>
          <table:table-cell table:number-columns-repeated="2"/>
          <table:table-cell table:style-name="ce129" office:value-type="string">
            <text:p>PEXP</text:p>
          </table:table-cell>
          <table:table-cell table:style-name="ce132" office:value-type="float" office:value="1.19">
            <text:p>1,19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5">
            <text:p>0,85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number-columns-repeated="3" table:style-name="Default"/>
          <table:table-cell table:style-name="Default" table:formula="of:=IF(ISBLANK([.B96]);&quot;&quot;;(IF([.C96]&lt;=[.G$48];IF([.D96]&lt;=[.H$47];[.H$48];IF([.D96] &lt;=[.I$47];[.I$48];IF([.D96]&gt;=[.J$47];[.J$48];&quot;Error&quot;)));IF([.C96]&lt;=[.G$49];IF([.D96]&lt;=[.H$47];[.H$49];IF([.D96]&lt;=[.I$47];[.I$49];IF([.D96]&gt;=[.J$47];[.J$49];&quot;Error&quot;)));IF([.C96]&gt;=[.G$50];IF([.D96]&lt;=[.H$47];[.H$50];IF([.D96]&lt;=[.I$47];[.I$50];IF([.D96]&gt;=[.J$47];[.J$50];&quot;Error&quot;))))))))">
            <text:p/>
          </table:table-cell>
          <table:table-cell table:style-name="ce46"/>
          <table:table-cell table:style-name="ce40"/>
          <table:table-cell table:style-name="ce19" table:number-columns-repeated="2"/>
          <table:table-cell table:style-name="ce77"/>
          <table:table-cell table:number-columns-repeated="8"/>
          <table:table-cell table:style-name="Default"/>
          <table:table-cell table:style-name="ce39"/>
          <table:table-cell table:style-name="ce101" office:value-type="string">
            <text:p>LTEX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6];[.AA$83:.AG$100];ROW([.U96])-82;0)" office:value-type="float" office:value="0.84">
            <text:p>0,84</text:p>
          </table:table-cell>
          <table:table-cell table:number-columns-repeated="2"/>
          <table:table-cell table:style-name="ce129" office:value-type="string">
            <text:p>LTEX</text:p>
          </table:table-cell>
          <table:table-cell table:style-name="ce132" office:value-type="float" office:value="1.2">
            <text:p>1,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1">
            <text:p>0,91</text:p>
          </table:table-cell>
          <table:table-cell table:style-name="ce134" office:value-type="float" office:value="0.84">
            <text:p>0,84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3" office:value-type="string">
            <text:p>Nombre</text:p>
          </table:table-cell>
          <table:table-cell table:style-name="ce17" office:value-type="string">
            <text:p>Nº de Registros Lógicos(FTR)</text:p>
          </table:table-cell>
          <table:table-cell table:style-name="ce17" office:value-type="string">
            <text:p>Atributos(DET)</text:p>
          </table:table-cell>
          <table:table-cell table:style-name="ce29" office:value-type="string">
            <text:p>Clasificación</text:p>
          </table:table-cell>
          <table:table-cell table:style-name="ce46"/>
          <table:table-cell table:style-name="ce56" office:value-type="string">
            <text:p>Cantidad</text:p>
          </table:table-cell>
          <table:table-cell table:style-name="ce55"/>
          <table:table-cell table:style-name="ce69"/>
          <table:table-cell table:style-name="ce79"/>
          <table:table-cell table:style-name="ce87"/>
          <table:table-cell table:number-columns-repeated="7"/>
          <table:table-cell table:style-name="Default"/>
          <table:table-cell table:style-name="ce39"/>
          <table:table-cell table:style-name="ce101" office:value-type="string">
            <text:p>PCON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7];[.AA$83:.AG$100];ROW([.U97])-82;0)" office:value-type="float" office:value="0.81">
            <text:p>0,81</text:p>
          </table:table-cell>
          <table:table-cell table:number-columns-repeated="2"/>
          <table:table-cell table:style-name="ce129" office:value-type="string">
            <text:p>PCON</text:p>
          </table:table-cell>
          <table:table-cell table:style-name="ce132" office:value-type="float" office:value="1.29">
            <text:p>1,29</text:p>
          </table:table-cell>
          <table:table-cell table:style-name="ce134" office:value-type="float" office:value="1.12">
            <text:p>1,12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81">
            <text:p>0,81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>
            <text:p>Consulta</text:p>
          </table:table-cell>
          <table:table-cell table:style-name="ce14" office:value-type="string">
            <text:p>Consultar un Contacto de Empresa</text:p>
          </table:table-cell>
          <table:table-cell table:style-name="ce27" table:number-columns-repeated="2"/>
          <table:table-cell table:formula="of:=IF(EXACT([.E75];[.E85]);IF(EXACT([.E75];&quot;Baja&quot;);&quot;Baja&quot;;IF(EXACT([.E75];&quot;Media&quot;);&quot;Media&quot;;IF(EXACT([.E75];&quot;Alta&quot;);&quot;Alta&quot;;&quot;&quot;)));IF(AND([.E75]=&quot;Alta&quot;;[.E85]=&quot;Baja&quot;);&quot;Alta&quot;;IF(AND([.E75]=&quot;Alta&quot;;[.E85]=&quot;Baja&quot;);&quot;Alta&quot;;IF(AND([.E75]=&quot;Media&quot;;[.E85]=&quot;Baja&quot;);&quot;Media&quot;;IF(AND([.E75]=&quot;Media&quot;;[.E85]=&quot;Alta&quot;);&quot;Alta&quot;;IF(AND([.E75]=&quot;Baja&quot;;[.E85]=&quot;Media&quot;);&quot;Media&quot;;IF(AND([.E75]=&quot;Baja&quot;;[.E85]=&quot;Alta&quot;);&quot;Alta&quot;;&quot;Error&quot;)))))))" office:value-type="string" office:string-value="Media">
            <text:p>Media</text:p>
          </table:table-cell>
          <table:table-cell table:number-columns-repeated="13"/>
          <table:table-cell table:style-name="Default"/>
          <table:table-cell table:style-name="ce110" office:value-type="string">
            <text:p>Atributos del Proyecto</text:p>
          </table:table-cell>
          <table:table-cell table:style-name="ce101" office:value-type="string">
            <text:p>TOOL</text:p>
          </table:table-cell>
          <table:table-cell table:style-name="ce119"/>
          <table:table-cell table:style-name="ce122" table:content-validation-name="val1" office:value-type="string">
            <text:p>Muy_Alto</text:p>
          </table:table-cell>
          <table:table-cell table:style-name="ce124" table:formula="of:=HLOOKUP([.W98];[.AA$83:.AG$100];ROW([.U98])-82;0)" office:value-type="float" office:value="0.78">
            <text:p>0,78</text:p>
          </table:table-cell>
          <table:table-cell table:number-columns-repeated="2"/>
          <table:table-cell table:style-name="ce129" office:value-type="string">
            <text:p>TOOL</text:p>
          </table:table-cell>
          <table:table-cell table:style-name="ce132" office:value-type="float" office:value="1.17">
            <text:p>1,17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">
            <text:p>0,9</text:p>
          </table:table-cell>
          <table:table-cell table:style-name="ce134" office:value-type="float" office:value="0.78">
            <text:p>0,78</text:p>
          </table:table-cell>
          <table:table-cell table:style-name="ce136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76];[.E86]);IF(EXACT([.E76];&quot;Baja&quot;);&quot;Baja&quot;;IF(EXACT([.E76];&quot;Media&quot;);&quot;Media&quot;;IF(EXACT([.E76];&quot;Alta&quot;);&quot;Alta&quot;;&quot;&quot;)));IF(AND([.E76]=&quot;Alta&quot;;[.E86]=&quot;Baja&quot;);&quot;Alta&quot;;IF(AND([.E76]=&quot;Alta&quot;;[.E86]=&quot;Baja&quot;);&quot;Alta&quot;;IF(AND([.E76]=&quot;Media&quot;;[.E86]=&quot;Baja&quot;);&quot;Media&quot;;IF(AND([.E76]=&quot;Media&quot;;[.E86]=&quot;Alta&quot;);&quot;Alta&quot;;IF(AND([.E76]=&quot;Baja&quot;;[.E86]=&quot;Media&quot;);&quot;Media&quot;;IF(AND([.E76]=&quot;Baja&quot;;[.E86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ITE</text:p>
          </table:table-cell>
          <table:table-cell table:style-name="ce119"/>
          <table:table-cell table:style-name="ce122" table:content-validation-name="val1" office:value-type="string">
            <text:p>Extra_Alto</text:p>
          </table:table-cell>
          <table:table-cell table:style-name="ce124" table:formula="of:=HLOOKUP([.W99];[.AA$83:.AG$100];ROW([.U99])-82;0)" office:value-type="float" office:value="0.8">
            <text:p>0,8</text:p>
          </table:table-cell>
          <table:table-cell table:number-columns-repeated="2"/>
          <table:table-cell table:style-name="ce129" office:value-type="string">
            <text:p>SITE</text:p>
          </table:table-cell>
          <table:table-cell table:style-name="ce132" office:value-type="float" office:value="1.22">
            <text:p>1,22</text:p>
          </table:table-cell>
          <table:table-cell table:style-name="ce134" office:value-type="float" office:value="1.09">
            <text:p>1,09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.93">
            <text:p>0,93</text:p>
          </table:table-cell>
          <table:table-cell table:style-name="ce134" office:value-type="float" office:value="0.86">
            <text:p>0,86</text:p>
          </table:table-cell>
          <table:table-cell table:style-name="ce136" office:value-type="float" office:value="0.8">
            <text:p>0,8</text:p>
          </table:table-cell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77];[.E87]);IF(EXACT([.E77];&quot;Baja&quot;);&quot;Baja&quot;;IF(EXACT([.E77];&quot;Media&quot;);&quot;Media&quot;;IF(EXACT([.E77];&quot;Alta&quot;);&quot;Alta&quot;;&quot;&quot;)));IF(AND([.E77]=&quot;Alta&quot;;[.E87]=&quot;Baja&quot;);&quot;Alta&quot;;IF(AND([.E77]=&quot;Alta&quot;;[.E87]=&quot;Baja&quot;);&quot;Alta&quot;;IF(AND([.E77]=&quot;Media&quot;;[.E87]=&quot;Baja&quot;);&quot;Media&quot;;IF(AND([.E77]=&quot;Media&quot;;[.E87]=&quot;Alta&quot;);&quot;Alta&quot;;IF(AND([.E77]=&quot;Baja&quot;;[.E87]=&quot;Media&quot;);&quot;Media&quot;;IF(AND([.E77]=&quot;Baja&quot;;[.E87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39"/>
          <table:table-cell table:style-name="ce101" office:value-type="string">
            <text:p>SCED</text:p>
          </table:table-cell>
          <table:table-cell table:style-name="ce119"/>
          <table:table-cell table:style-name="ce122" table:content-validation-name="val1" office:value-type="string">
            <text:p>Normal</text:p>
          </table:table-cell>
          <table:table-cell table:style-name="ce124" table:formula="of:=HLOOKUP([.W100];[.AA$83:.AG$100];ROW([.U100])-82;0)" office:value-type="float" office:value="1">
            <text:p>1</text:p>
          </table:table-cell>
          <table:table-cell table:number-columns-repeated="2"/>
          <table:table-cell table:style-name="ce130" office:value-type="string">
            <text:p>SCED</text:p>
          </table:table-cell>
          <table:table-cell table:style-name="ce133" office:value-type="float" office:value="1.43">
            <text:p>1,43</text:p>
          </table:table-cell>
          <table:table-cell table:style-name="ce133" office:value-type="float" office:value="1.14">
            <text:p>1,14</text:p>
          </table:table-cell>
          <table:table-cell table:number-columns-repeated="3" table:style-name="ce133" office:value-type="float" office:value="1">
            <text:p>1</text:p>
          </table:table-cell>
          <table:table-cell table:style-name="ce137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/>
          <table:table-cell table:style-name="ce27" table:number-columns-repeated="2"/>
          <table:table-cell table:formula="of:=IF(EXACT([.E78];[.E88]);IF(EXACT([.E78];&quot;Baja&quot;);&quot;Baja&quot;;IF(EXACT([.E78];&quot;Media&quot;);&quot;Media&quot;;IF(EXACT([.E78];&quot;Alta&quot;);&quot;Alta&quot;;&quot;&quot;)));IF(AND([.E78]=&quot;Alta&quot;;[.E88]=&quot;Baja&quot;);&quot;Alta&quot;;IF(AND([.E78]=&quot;Alta&quot;;[.E88]=&quot;Baja&quot;);&quot;Alta&quot;;IF(AND([.E78]=&quot;Media&quot;;[.E88]=&quot;Baja&quot;);&quot;Media&quot;;IF(AND([.E78]=&quot;Media&quot;;[.E88]=&quot;Alta&quot;);&quot;Alta&quot;;IF(AND([.E78]=&quot;Baja&quot;;[.E88]=&quot;Media&quot;);&quot;Media&quot;;IF(AND([.E78]=&quot;Baja&quot;;[.E88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111"/>
          <table:table-cell table:style-name="ce113" office:value-type="string">
            <text:p>EM</text:p>
          </table:table-cell>
          <table:table-cell table:style-name="ce113" table:number-columns-repeated="2"/>
          <table:table-cell table:style-name="ce125" table:formula="of:=PRODUCT([.X84:.X100])" office:value-type="float" office:value="0.238351522182754">
            <text:p>0,24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6">
          <table:table-cell/>
          <table:table-cell table:style-name="ce14"/>
          <table:table-cell table:style-name="ce27" table:number-columns-repeated="2"/>
          <table:table-cell table:formula="of:=IF(EXACT([.E79];[.E89]);IF(EXACT([.E79];&quot;Baja&quot;);&quot;Baja&quot;;IF(EXACT([.E79];&quot;Media&quot;);&quot;Media&quot;;IF(EXACT([.E79];&quot;Alta&quot;);&quot;Alta&quot;;&quot;&quot;)));IF(AND([.E79]=&quot;Alta&quot;;[.E89]=&quot;Baja&quot;);&quot;Alta&quot;;IF(AND([.E79]=&quot;Alta&quot;;[.E89]=&quot;Baja&quot;);&quot;Alta&quot;;IF(AND([.E79]=&quot;Media&quot;;[.E89]=&quot;Baja&quot;);&quot;Media&quot;;IF(AND([.E79]=&quot;Media&quot;;[.E89]=&quot;Alta&quot;);&quot;Alta&quot;;IF(AND([.E79]=&quot;Baja&quot;;[.E89]=&quot;Media&quot;);&quot;Media&quot;;IF(AND([.E79]=&quot;Baja&quot;;[.E89]=&quot;Alta&quot;);&quot;Alta&quot;;&quot;Error&quot;)))))))">
            <text:p/>
          </table:table-cell>
          <table:table-cell table:number-columns-repeated="13"/>
          <table:table-cell table:style-name="Default"/>
          <table:table-cell table:style-name="ce42"/>
          <table:table-cell table:style-name="ce114" office:value-type="string">
            <text:p>EM-sin-SCED</text:p>
          </table:table-cell>
          <table:table-cell table:style-name="ce120" table:number-columns-repeated="2"/>
          <table:table-cell table:style-name="ce126" table:formula="of:=PRODUCT([.X84:.X99])" office:value-type="float" office:value="0.238351522182754">
            <text:p>0,24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0];[.E90]);IF(EXACT([.E80];&quot;Baja&quot;);&quot;Baja&quot;;IF(EXACT([.E80];&quot;Media&quot;);&quot;Media&quot;;IF(EXACT([.E80];&quot;Alta&quot;);&quot;Alta&quot;;&quot;&quot;)));IF(AND([.E80]=&quot;Alta&quot;;[.E90]=&quot;Baja&quot;);&quot;Alta&quot;;IF(AND([.E80]=&quot;Alta&quot;;[.E90]=&quot;Baja&quot;);&quot;Alta&quot;;IF(AND([.E80]=&quot;Media&quot;;[.E90]=&quot;Baja&quot;);&quot;Media&quot;;IF(AND([.E80]=&quot;Media&quot;;[.E90]=&quot;Alta&quot;);&quot;Alta&quot;;IF(AND([.E80]=&quot;Baja&quot;;[.E90]=&quot;Media&quot;);&quot;Media&quot;;IF(AND([.E80]=&quot;Baja&quot;;[.E90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1];[.E91]);IF(EXACT([.E81];&quot;Baja&quot;);&quot;Baja&quot;;IF(EXACT([.E81];&quot;Media&quot;);&quot;Media&quot;;IF(EXACT([.E81];&quot;Alta&quot;);&quot;Alta&quot;;&quot;&quot;)));IF(AND([.E81]=&quot;Alta&quot;;[.E91]=&quot;Baja&quot;);&quot;Alta&quot;;IF(AND([.E81]=&quot;Alta&quot;;[.E91]=&quot;Baja&quot;);&quot;Alta&quot;;IF(AND([.E81]=&quot;Media&quot;;[.E91]=&quot;Baja&quot;);&quot;Media&quot;;IF(AND([.E81]=&quot;Media&quot;;[.E91]=&quot;Alta&quot;);&quot;Alta&quot;;IF(AND([.E81]=&quot;Baja&quot;;[.E91]=&quot;Media&quot;);&quot;Media&quot;;IF(AND([.E81]=&quot;Baja&quot;;[.E91]=&quot;Alta&quot;);&quot;Alta&quot;;&quot;Error&quot;)))))))">
            <text:p/>
          </table:table-cell>
          <table:table-cell/>
          <table:table-cell table:number-columns-spanned="2" table:number-rows-spanned="1"/>
          <table:covered-table-cell/>
          <table:table-cell table:number-columns-repeated="10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2];[.E92]);IF(EXACT([.E82];&quot;Baja&quot;);&quot;Baja&quot;;IF(EXACT([.E82];&quot;Media&quot;);&quot;Media&quot;;IF(EXACT([.E82];&quot;Alta&quot;);&quot;Alta&quot;;&quot;&quot;)));IF(AND([.E82]=&quot;Alta&quot;;[.E92]=&quot;Baja&quot;);&quot;Alta&quot;;IF(AND([.E82]=&quot;Alta&quot;;[.E92]=&quot;Baja&quot;);&quot;Alta&quot;;IF(AND([.E82]=&quot;Media&quot;;[.E92]=&quot;Baja&quot;);&quot;Media&quot;;IF(AND([.E82]=&quot;Media&quot;;[.E92]=&quot;Alta&quot;);&quot;Alta&quot;;IF(AND([.E82]=&quot;Baja&quot;;[.E92]=&quot;Media&quot;);&quot;Media&quot;;IF(AND([.E82]=&quot;Baja&quot;;[.E92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formula="of:=IF(EXACT([.E83];[.E93]);IF(EXACT([.E83];&quot;Baja&quot;);&quot;Baja&quot;;IF(EXACT([.E83];&quot;Media&quot;);&quot;Media&quot;;IF(EXACT([.E83];&quot;Alta&quot;);&quot;Alta&quot;;&quot;&quot;)));IF(AND([.E83]=&quot;Alta&quot;;[.E93]=&quot;Baja&quot;);&quot;Alta&quot;;IF(AND([.E83]=&quot;Alta&quot;;[.E93]=&quot;Baja&quot;);&quot;Alta&quot;;IF(AND([.E83]=&quot;Media&quot;;[.E93]=&quot;Baja&quot;);&quot;Media&quot;;IF(AND([.E83]=&quot;Media&quot;;[.E93]=&quot;Alta&quot;);&quot;Alta&quot;;IF(AND([.E83]=&quot;Baja&quot;;[.E93]=&quot;Media&quot;);&quot;Media&quot;;IF(AND([.E83]=&quot;Baja&quot;;[.E93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5"/>
          <table:table-cell table:style-name="ce28" table:number-columns-repeated="2"/>
          <table:table-cell table:style-name="ce34" table:formula="of:=IF(EXACT([.E84];[.E94]);IF(EXACT([.E84];&quot;Baja&quot;);&quot;Baja&quot;;IF(EXACT([.E84];&quot;Media&quot;);&quot;Media&quot;;IF(EXACT([.E84];&quot;Alta&quot;);&quot;Alta&quot;;&quot;&quot;)));IF(AND([.E84]=&quot;Alta&quot;;[.E94]=&quot;Baja&quot;);&quot;Alta&quot;;IF(AND([.E84]=&quot;Alta&quot;;[.E94]=&quot;Baja&quot;);&quot;Alta&quot;;IF(AND([.E84]=&quot;Media&quot;;[.E94]=&quot;Baja&quot;);&quot;Media&quot;;IF(AND([.E84]=&quot;Media&quot;;[.E94]=&quot;Alta&quot;);&quot;Alta&quot;;IF(AND([.E84]=&quot;Baja&quot;;[.E94]=&quot;Media&quot;);&quot;Media&quot;;IF(AND([.E84]=&quot;Baja&quot;;[.E94]=&quot;Alta&quot;);&quot;Alta&quot;;&quot;Error&quot;)))))))">
            <text:p/>
          </table:table-cell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2" office:value-type="string" table:number-columns-spanned="6" table:number-rows-spanned="1">
            <text:p>FACTORES DE ESCALA</text:p>
          </table:table-cell>
          <table:covered-table-cell table:number-columns-repeated="3"/>
          <table:covered-table-cell table:style-name="Default"/>
          <table:covered-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57" office:value-type="string">
            <text:p>Muy Bajo</text:p>
          </table:table-cell>
          <table:table-cell table:style-name="ce57" office:value-type="string">
            <text:p>Bajo</text:p>
          </table:table-cell>
          <table:table-cell table:style-name="ce57" office:value-type="string">
            <text:p>Nominal</text:p>
          </table:table-cell>
          <table:table-cell table:style-name="ce57" office:value-type="string">
            <text:p>Alto</text:p>
          </table:table-cell>
          <table:table-cell table:style-name="ce57" office:value-type="string">
            <text:p>Muy Alto</text:p>
          </table:table-cell>
          <table:table-cell table:style-name="ce57" office:value-type="string">
            <text:p>Extra Alto</text:p>
          </table:table-cell>
          <table:table-cell table:style-name="ce12"/>
          <table:table-cell table:style-name="Default" table:number-columns-repeated="3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9"/>
          <table:table-cell table:style-name="ce2" office:value-type="string">
            <text:p>MB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MA</text:p>
          </table:table-cell>
          <table:table-cell table:style-name="ce2" office:value-type="string">
            <text:p>EA</text:p>
          </table:table-cell>
          <table:table-cell table:style-name="ce2" office:value-type="string">
            <text:p>Nivel</text:p>
          </table:table-cell>
          <table:table-cell table:style-name="ce98" office:value-type="string">
            <text:p>Valor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REC</text:p>
          </table:table-cell>
          <table:table-cell table:style-name="ce27" office:value-type="float" office:value="6.2">
            <text:p>6,2</text:p>
          </table:table-cell>
          <table:table-cell table:style-name="ce27" office:value-type="float" office:value="4.96">
            <text:p>4,96</text:p>
          </table:table-cell>
          <table:table-cell table:style-name="ce27" office:value-type="float" office:value="3.72">
            <text:p>3,72</text:p>
          </table:table-cell>
          <table:table-cell table:style-name="ce27" office:value-type="float" office:value="2.48">
            <text:p>2,48</text:p>
          </table:table-cell>
          <table:table-cell table:style-name="ce27" office:value-type="float" office:value="1.24">
            <text:p>1,24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54" table:formula="of:=VLOOKUP([.N113];[.N112:.T117];VLOOKUP([.U113];[.N$121:.O$126];2;0);0)" office:value-type="float" office:value="1.24">
            <text:p>1,24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FLEX</text:p>
          </table:table-cell>
          <table:table-cell table:style-name="ce27" office:value-type="float" office:value="5.07">
            <text:p>5,07</text:p>
          </table:table-cell>
          <table:table-cell table:style-name="ce27" office:value-type="float" office:value="4.05">
            <text:p>4,05</text:p>
          </table:table-cell>
          <table:table-cell table:style-name="ce27" office:value-type="float" office:value="3.04">
            <text:p>3,04</text:p>
          </table:table-cell>
          <table:table-cell table:style-name="ce27" office:value-type="float" office:value="2.03">
            <text:p>2,03</text:p>
          </table:table-cell>
          <table:table-cell table:style-name="ce27" office:value-type="float" office:value="1.01">
            <text:p>1,0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N</text:p>
          </table:table-cell>
          <table:table-cell table:style-name="ce54" table:formula="of:=VLOOKUP([.N114];[.N113:.T118];VLOOKUP([.U114];[.N$121:.O$126];2;0);0)" office:value-type="float" office:value="3.04">
            <text:p>3,04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RESL</text:p>
          </table:table-cell>
          <table:table-cell table:style-name="ce27" office:value-type="float" office:value="7.07">
            <text:p>7,07</text:p>
          </table:table-cell>
          <table:table-cell table:style-name="ce27" office:value-type="float" office:value="5.65">
            <text:p>5,65</text:p>
          </table:table-cell>
          <table:table-cell table:style-name="ce27" office:value-type="float" office:value="4.24">
            <text:p>4,24</text:p>
          </table:table-cell>
          <table:table-cell table:style-name="ce27" office:value-type="float" office:value="2.83">
            <text:p>2,83</text:p>
          </table:table-cell>
          <table:table-cell table:style-name="ce27" office:value-type="float" office:value="1.41">
            <text:p>1,4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MA</text:p>
          </table:table-cell>
          <table:table-cell table:style-name="ce54" table:formula="of:=VLOOKUP([.N115];[.N114:.T119];VLOOKUP([.U115];[.N$121:.O$126];2;0);0)" office:value-type="float" office:value="1.41">
            <text:p>1,41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TEAM</text:p>
          </table:table-cell>
          <table:table-cell table:style-name="ce27" office:value-type="float" office:value="5.48">
            <text:p>5,48</text:p>
          </table:table-cell>
          <table:table-cell table:style-name="ce27" office:value-type="float" office:value="4.38">
            <text:p>4,38</text:p>
          </table:table-cell>
          <table:table-cell table:style-name="ce27" office:value-type="float" office:value="3.29">
            <text:p>3,29</text:p>
          </table:table-cell>
          <table:table-cell table:style-name="ce27" office:value-type="float" office:value="2.19">
            <text:p>2,19</text:p>
          </table:table-cell>
          <table:table-cell table:style-name="ce27" office:value-type="float" office:value="1.1">
            <text:p>1,1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EA</text:p>
          </table:table-cell>
          <table:table-cell table:style-name="ce54" table:formula="of:=VLOOKUP([.N116];[.N115:.T120];VLOOKUP([.U116];[.N$121:.O$126];2;0);0)" office:value-type="float" office:value="0">
            <text:p>0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8" office:value-type="string">
            <text:p>PMAT</text:p>
          </table:table-cell>
          <table:table-cell table:style-name="ce27" office:value-type="float" office:value="7.8">
            <text:p>7,8</text:p>
          </table:table-cell>
          <table:table-cell table:style-name="ce27" office:value-type="float" office:value="6.24">
            <text:p>6,24</text:p>
          </table:table-cell>
          <table:table-cell table:style-name="ce27" office:value-type="float" office:value="4.68">
            <text:p>4,68</text:p>
          </table:table-cell>
          <table:table-cell table:style-name="ce27" office:value-type="float" office:value="3.12">
            <text:p>3,12</text:p>
          </table:table-cell>
          <table:table-cell table:style-name="ce27" office:value-type="float" office:value="1.56">
            <text:p>1,56</text:p>
          </table:table-cell>
          <table:table-cell table:style-name="ce27" office:value-type="float" office:value="0">
            <text:p>0</text:p>
          </table:table-cell>
          <table:table-cell table:style-name="ce22" office:value-type="string">
            <text:p>N</text:p>
          </table:table-cell>
          <table:table-cell table:style-name="ce54" table:formula="of:=VLOOKUP([.N117];[.N116:.T121];VLOOKUP([.U117];[.N$121:.O$126];2;0);0)" office:value-type="float" office:value="4.68">
            <text:p>4,68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ce115" office:value-type="string">
            <text:p>SUMA</text:p>
          </table:table-cell>
          <table:table-cell table:style-name="ce115" table:formula="of:=SUM([.V113:.V117])" office:value-type="float" office:value="10.37">
            <text:p>10,37</text:p>
          </table:table-cell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/>
          <table:table-cell table:style-name="ce121"/>
          <table:table-cell table:style-name="Default" table:number-columns-repeated="2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1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3" office:value-type="string">
            <text:p>MB</text:p>
          </table:table-cell>
          <table:table-cell table:style-name="ce102" office:value-type="float" office:value="2">
            <text:p>2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B</text:p>
          </table:table-cell>
          <table:table-cell table:style-name="ce103" office:value-type="float" office:value="3">
            <text:p>3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N</text:p>
          </table:table-cell>
          <table:table-cell table:style-name="ce103" office:value-type="float" office:value="4">
            <text:p>4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A</text:p>
          </table:table-cell>
          <table:table-cell table:style-name="ce103" office:value-type="float" office:value="5">
            <text:p>5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8" office:value-type="string">
            <text:p>MA</text:p>
          </table:table-cell>
          <table:table-cell table:style-name="ce103" office:value-type="float" office:value="6">
            <text:p>6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 table:number-columns-repeated="8"/>
          <table:table-cell table:style-name="ce99" office:value-type="string">
            <text:p>EA</text:p>
          </table:table-cell>
          <table:table-cell table:style-name="ce50" office:value-type="float" office:value="7">
            <text:p>7</text:p>
          </table:table-cell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10"/>
          <table:table-cell table:style-name="Default"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Valores" table:target-range-address="Sheet1.AH58:Sheet1.AH63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0">20/04/2019</text:date>, <text:time>20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H35M48S</meta:editing-duration>
    <meta:editing-cycles>312</meta:editing-cycles>
    <meta:generator>OpenOffice/4.1.6$Win32 OpenOffice.org_project/416m1$Build-9790</meta:generator>
    <dc:date>2019-04-20T20:45:39.63</dc:date>
    <meta:document-statistic meta:table-count="3" meta:cell-count="1453" meta:object-count="1"/>
    <meta:user-defined meta:name="Info 1"/>
    <meta:user-defined meta:name="Info 2"/>
    <meta:user-defined meta:name="Info 3"/>
    <meta:user-defined meta:name="Info 4"/>
  </office:meta>
</office:document-meta>
</file>